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imes New Roman5" svg:font-family="'Times New Roman'" style:font-pitch="variable" style:font-charset="x-symbol"/>
    <style:font-face style:name="Wingdings1" svg:font-family="Wingdings" style:font-adornments="cursiva" style:font-pitch="variable" style:font-charset="x-symbol"/>
    <style:font-face style:name="Times New Roman3" svg:font-family="'Times New Roman'" style:font-family-generic="roman" style:font-pitch="variable" style:font-charset="x-symbol"/>
    <style:font-face style:name="OpenSymbol1" svg:font-family="OpenSymbol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SimSun2" svg:font-family="SimSun" style:font-family-generic="swiss" style:font-pitch="variable"/>
    <style:font-face style:name="Times New Roman4" svg:font-family="'Times New Roman'" style:font-family-generic="swiss" style:font-pitch="variable"/>
    <style:font-face style:name="Wingdings" svg:font-family="Wingdings" style:font-adornments="Roman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9.149cm" table:align="left"/>
    </style:style>
    <style:style style:name="Tableau2.A" style:family="table-column">
      <style:table-column-properties style:column-width="2.286cm"/>
    </style:style>
    <style:style style:name="Tableau2.B" style:family="table-column">
      <style:table-column-properties style:column-width="2.291cm"/>
    </style:style>
    <style:style style:name="Tableau2.C" style:family="table-column">
      <style:table-column-properties style:column-width="2.295cm"/>
    </style:style>
    <style:style style:name="Tableau2.D" style:family="table-column">
      <style:table-column-properties style:column-width="2.277cm"/>
    </style:style>
    <style:style style:name="Tableau2.A1" style:family="table-cell">
      <style:table-cell-properties fo:padding="0.049cm" fo:border-left="none" fo:border-right="0.6pt solid #b2b2b2" fo:border-top="none" fo:border-bottom="none"/>
    </style:style>
    <style:style style:name="Tableau2.B1" style:family="table-cell">
      <style:table-cell-properties fo:padding="0.049cm" fo:border-left="1pt solid #b2b2b2" fo:border-right="0.6pt solid #b2b2b2" fo:border-top="none" fo:border-bottom="none"/>
    </style:style>
    <style:style style:name="Tableau2.D1" style:family="table-cell">
      <style:table-cell-properties fo:padding="0.049cm" fo:border-left="1pt solid #b2b2b2" fo:border-right="none" fo:border-top="none" fo:border-bottom="none"/>
    </style:style>
    <style:style style:name="Tableau2.A2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eau2.B2" style:family="table-cell">
      <style:table-cell-properties fo:background-color="transparent" fo:padding="0.049cm" fo:border-left="1pt solid #b2b2b2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5bbf66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5bbf66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39b65c" officeooo:paragraph-rsid="005bbf66" fo:background-color="transparent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d7e12c" loext:opacity="100%" style:font-name="Bitstream Vera Sans1" fo:font-size="16pt" fo:font-style="normal" fo:text-shadow="none" fo:font-weight="bold" officeooo:rsid="003afe4d" officeooo:paragraph-rsid="005bbf66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rsid="002b5d53" officeooo:paragraph-rsid="002b5d53" style:font-size-asian="10pt" style:font-size-complex="10pt"/>
    </style:style>
    <style:style style:name="P27" style:family="paragraph" style:parent-style-name="_5f_Paragraphe_20_livret_20_réponse_20_élève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0.864cm" style:leader-style="dotted" style:leader-text="."/>
          <style:tab-stop style:position="2.395cm" style:leader-style="dotted" style:leader-text="."/>
          <style:tab-stop style:position="2.621cm" style:leader-style="dotted" style:leader-text="."/>
          <style:tab-stop style:position="4.07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28" style:family="paragraph" style:parent-style-name="_5f_Paragraphe_20_livret_20_réponse_20_élève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0.864cm" style:leader-style="dotted" style:leader-text="."/>
          <style:tab-stop style:position="2cm" style:leader-style="dotted" style:leader-text="."/>
          <style:tab-stop style:position="2.621cm" style:leader-style="dotted" style:leader-text="."/>
          <style:tab-stop style:position="4.07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29" style:family="paragraph" style:parent-style-name="_5f_Paragraphe_20_livret_20_réponse_20_élève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0.864cm" style:leader-style="dotted" style:leader-text="."/>
          <style:tab-stop style:position="2cm" style:leader-style="dotted" style:leader-text="."/>
          <style:tab-stop style:position="2.875cm" style:leader-style="dotted" style:leader-text="."/>
          <style:tab-stop style:position="4.07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b7546"/>
    </style:style>
    <style:style style:name="P30" style:family="paragraph" style:parent-style-name="_5f_Paragraphe_20_livret_20_réponse_20_élève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0.864cm" style:leader-style="dotted" style:leader-text="."/>
          <style:tab-stop style:position="2cm" style:leader-style="dotted" style:leader-text="."/>
          <style:tab-stop style:position="2.646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b7546"/>
    </style:style>
    <style:style style:name="P31" style:family="paragraph" style:parent-style-name="_5f_Paragraphe_20_livret_20_réponse_20_élève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1cm" style:leader-style="dotted" style:leader-text="."/>
          <style:tab-stop style:position="1.972cm" style:leader-style="dotted" style:leader-text="."/>
          <style:tab-stop style:position="3cm" style:leader-style="dotted" style:leader-text="."/>
          <style:tab-stop style:position="4.293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2" fo:font-size="10pt" fo:font-style="normal" officeooo:paragraph-rsid="00802e3c"/>
    </style:style>
    <style:style style:name="P32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1cm" style:leader-style="dotted" style:leader-text="."/>
          <style:tab-stop style:position="1.871cm" style:leader-style="dotted" style:leader-text="."/>
          <style:tab-stop style:position="3cm" style:leader-style="dotted" style:leader-text="."/>
          <style:tab-stop style:position="4.318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2" fo:font-size="10pt" fo:font-style="normal" officeooo:paragraph-rsid="007b7546"/>
    </style:style>
    <style:style style:name="P33" style:family="paragraph" style:parent-style-name="Standard">
      <loext:graphic-properties draw:fill="none" draw:fill-color="#ffffff" draw:opacity="100%" draw:fill-image-width="0cm" draw:fill-image-height="0cm"/>
      <style:paragraph-properties fo:margin-top="0cm" fo:margin-bottom="0cm" style:contextual-spacing="false" fo:background-color="transparent" fo:padding="0cm" fo:border="none" style:shadow="none"/>
      <style:text-properties fo:color="#000000" loext:opacity="100%" style:font-name="Bitstream Vera Sans1" fo:font-size="10pt" fo:font-style="normal" fo:font-weight="bold" officeooo:rsid="003083f7" officeooo:paragraph-rsid="005bbf6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4" style:family="paragraph" style:parent-style-name="_5f_Paragraphe_20_livret_20_">
      <style:paragraph-properties fo:margin-top="0cm" fo:margin-bottom="0cm" style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35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1.49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2" fo:font-size="10pt" fo:font-style="normal" officeooo:paragraph-rsid="0071de6e"/>
    </style:style>
    <style:style style:name="P36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0.864cm" style:leader-style="dotted" style:leader-text="."/>
          <style:tab-stop style:position="2cm" style:leader-style="dotted" style:leader-text="."/>
          <style:tab-stop style:position="2.621cm" style:leader-style="dotted" style:leader-text="."/>
          <style:tab-stop style:position="4.293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2" fo:font-size="10pt" fo:font-style="normal" officeooo:paragraph-rsid="007b7546"/>
    </style:style>
    <style:style style:name="P37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1.52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2" fo:font-size="10pt" fo:font-style="normal" officeooo:paragraph-rsid="007b7546"/>
    </style:style>
    <style:style style:name="P38" style:family="paragraph" style:parent-style-name="_5f_Paragraphe_20_livret_20_réponse_20_élève">
      <style:paragraph-properties fo:margin-top="0cm" fo:margin-bottom="0cm" style:contextual-spacing="false" fo:line-height="100%" fo:text-align="justify" style:justify-single-word="false">
        <style:tab-stops>
          <style:tab-stop style:position="1.697cm" style:leader-style="dotted" style:leader-text="."/>
          <style:tab-stop style:position="2.196cm" style:leader-style="dotted" style:leader-text="."/>
          <style:tab-stop style:position="3.572cm" style:leader-style="dotted" style:leader-text="."/>
          <style:tab-stop style:position="4.394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39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0.864cm" style:leader-style="dotted" style:leader-text="."/>
          <style:tab-stop style:position="2.395cm" style:leader-style="dotted" style:leader-text="."/>
          <style:tab-stop style:position="2.621cm" style:leader-style="dotted" style:leader-text="."/>
          <style:tab-stop style:position="4.07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40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0.864cm" style:leader-style="dotted" style:leader-text="."/>
          <style:tab-stop style:position="2.434cm" style:leader-style="dotted" style:leader-text="."/>
          <style:tab-stop style:position="2.831cm" style:leader-style="dotted" style:leader-text="."/>
          <style:tab-stop style:position="4.07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b7546"/>
    </style:style>
    <style:style style:name="P41" style:family="paragraph" style:parent-style-name="_5f_Paragraphe_20_livret_20_réponse_20_élève">
      <style:paragraph-properties fo:margin-top="0cm" fo:margin-bottom="0cm" style:contextual-spacing="false" fo:line-height="100%">
        <style:tab-stops>
          <style:tab-stop style:position="1cm" style:leader-style="dotted" style:leader-text="."/>
          <style:tab-stop style:position="1.647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42" style:family="paragraph" style:parent-style-name="_5f_Paragraphe_20_livret_20_réponse_20_élève">
      <style:paragraph-properties fo:margin-top="0cm" fo:margin-bottom="0cm" style:contextual-spacing="false" fo:line-height="100%">
        <style:tab-stops>
          <style:tab-stop style:position="1.222cm" style:leader-style="dotted" style:leader-text="."/>
          <style:tab-stop style:position="2cm" style:leader-style="dotted" style:leader-text="."/>
          <style:tab-stop style:position="3.387cm" style:leader-style="dotted" style:leader-text="."/>
          <style:tab-stop style:position="4.394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1de6e"/>
    </style:style>
    <style:style style:name="P43" style:family="paragraph" style:parent-style-name="_5f_Paragraphe_20_livret_20_réponse_20_élève">
      <style:paragraph-properties fo:margin-top="0cm" fo:margin-bottom="0cm" style:contextual-spacing="false" fo:line-height="100%">
        <style:tab-stops>
          <style:tab-stop style:position="1.222cm" style:leader-style="dotted" style:leader-text="."/>
          <style:tab-stop style:position="2cm" style:leader-style="dotted" style:leader-text="."/>
          <style:tab-stop style:position="3.387cm" style:leader-style="dotted" style:leader-text="."/>
          <style:tab-stop style:position="4.394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b7546"/>
    </style:style>
    <style:style style:name="P44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7b7546"/>
    </style:style>
    <style:style style:name="P45" style:family="paragraph" style:parent-style-name="_5f_Paragraphe_20_livret_20_réponse_20_élève">
      <style:paragraph-properties fo:margin-top="0cm" fo:margin-bottom="0cm" style:contextual-spacing="false" style:line-height-at-least="0.7cm" fo:text-align="start" style:justify-single-word="false"/>
      <style:text-properties officeooo:paragraph-rsid="0070de41"/>
    </style:style>
    <style:style style:name="P46" style:family="paragraph" style:parent-style-name="Standard" style:master-page-name="">
      <style:paragraph-properties style:page-number="auto" fo:break-before="auto" fo:break-after="auto"/>
      <style:text-properties officeooo:paragraph-rsid="005bbf66"/>
    </style:style>
    <style:style style:name="P47" style:family="paragraph" style:parent-style-name="Standard">
      <loext:graphic-properties draw:fill="none" draw:fill-color="#ffffff" draw:opacity="100%"/>
      <style:paragraph-properties fo:margin-top="0.199cm" fo:margin-bottom="0cm" style:contextual-spacing="false" fo:background-color="transparent"/>
      <style:text-properties officeooo:paragraph-rsid="005bbf66"/>
    </style:style>
    <style:style style:name="P48" style:family="paragraph" style:parent-style-name="_5f_Paragraphe_20_livret_20_">
      <style:paragraph-properties fo:margin-top="0.199cm" fo:margin-bottom="0cm" style:contextual-spacing="false" fo:text-align="justify" style:justify-single-word="false">
        <style:tab-stops/>
      </style:paragraph-properties>
      <style:text-properties officeooo:paragraph-rsid="0070de41"/>
    </style:style>
    <style:style style:name="P49" style:family="paragraph" style:parent-style-name="_5f_Paragraphe_20_livret_20_">
      <style:paragraph-properties fo:margin-top="0.199cm" fo:margin-bottom="0cm" style:contextual-spacing="false" fo:text-align="justify" style:justify-single-word="false">
        <style:tab-stops/>
      </style:paragraph-properties>
      <style:text-properties officeooo:paragraph-rsid="007b7546"/>
    </style:style>
    <style:style style:name="P50" style:family="paragraph" style:parent-style-name="_5f_Paragraphe_20_livret_20_" style:master-page-name="">
      <style:paragraph-properties fo:margin-top="0.199cm" fo:margin-bottom="0cm" style:contextual-spacing="false" fo:text-align="justify" style:justify-single-word="false" style:page-number="auto">
        <style:tab-stops/>
      </style:paragraph-properties>
      <style:text-properties officeooo:paragraph-rsid="0070de41"/>
    </style:style>
    <style:style style:name="P51" style:family="paragraph" style:parent-style-name="_5f_Paragraphe_20_livret_20_réponse_20_élève">
      <style:text-properties officeooo:paragraph-rsid="005bbf66"/>
    </style:style>
    <style:style style:name="P52" style:family="paragraph" style:parent-style-name="_5f_Paragraphe_20_livret_20_réponse_20_élève">
      <style:paragraph-properties style:line-height-at-least="0.499cm" fo:text-align="center" style:justify-single-word="false">
        <style:tab-stops/>
      </style:paragraph-properties>
      <style:text-properties style:font-name="Bitstream Vera Sans2" fo:font-size="10pt" officeooo:paragraph-rsid="006a923b"/>
    </style:style>
    <style:style style:name="P53" style:family="paragraph" style:parent-style-name="_5f_Paragraphe_20_livret_20_réponse_20_élève">
      <style:paragraph-properties style:line-height-at-least="0.499cm" fo:text-align="center" style:justify-single-word="false">
        <style:tab-stops/>
      </style:paragraph-properties>
      <style:text-properties style:font-name="Bitstream Vera Sans2" fo:font-size="10pt" officeooo:paragraph-rsid="0077c361"/>
    </style:style>
    <style:style style:name="P54" style:family="paragraph" style:parent-style-name="_5f_Paragraphe_20_livret_20_réponse_20_élève">
      <style:paragraph-properties style:line-height-at-least="0.499cm" fo:text-align="center" style:justify-single-word="false">
        <style:tab-stops/>
      </style:paragraph-properties>
      <style:text-properties style:font-name="Bitstream Vera Sans2" fo:font-size="10pt" officeooo:paragraph-rsid="005bbf66"/>
    </style:style>
    <style:style style:name="P55" style:family="paragraph" style:parent-style-name="_5f_Paragraphe_20_livret_20_réponse_20_élève">
      <style:paragraph-properties style:line-height-at-least="0.499cm" fo:text-align="start" style:justify-single-word="false">
        <style:tab-stops/>
      </style:paragraph-properties>
      <style:text-properties style:font-name="Bitstream Vera Sans2" fo:font-size="10pt" officeooo:paragraph-rsid="005bbf66"/>
    </style:style>
    <style:style style:name="P56" style:family="paragraph" style:parent-style-name="_5f_Paragraphe_20_livret_20_réponse_20_élève">
      <style:paragraph-properties style:line-height-at-least="0.499cm" fo:text-align="start" style:justify-single-word="false">
        <style:tab-stops/>
      </style:paragraph-properties>
      <style:text-properties style:font-name="Bitstream Vera Sans2" fo:font-size="10pt" officeooo:paragraph-rsid="0077c361"/>
    </style:style>
    <style:style style:name="P57" style:family="paragraph" style:parent-style-name="_5f_Paragraphe_20_livret_20_réponse_20_élève">
      <style:paragraph-properties style:line-height-at-least="0.499cm" fo:text-align="start" style:justify-single-word="false">
        <style:tab-stops/>
      </style:paragraph-properties>
      <style:text-properties style:font-name="Bitstream Vera Sans2" fo:font-size="10pt" officeooo:paragraph-rsid="007a14f3"/>
    </style:style>
    <style:style style:name="P58" style:family="paragraph" style:parent-style-name="_5f_Paragraphe_20_livret_20_réponse_20_élève">
      <style:paragraph-properties>
        <style:tab-stops>
          <style:tab-stop style:position="1.958cm" style:type="right"/>
          <style:tab-stop style:position="1.967cm"/>
        </style:tab-stops>
      </style:paragraph-properties>
      <style:text-properties officeooo:paragraph-rsid="005bbf66"/>
    </style:style>
    <style:style style:name="P59" style:family="paragraph" style:parent-style-name="_5f_Paragraphe_20_livret_20_réponse_20_élève">
      <style:paragraph-properties>
        <style:tab-stops>
          <style:tab-stop style:position="1.96cm" style:type="right"/>
          <style:tab-stop style:position="1.97cm"/>
        </style:tab-stops>
      </style:paragraph-properties>
      <style:text-properties officeooo:paragraph-rsid="005bbf66"/>
    </style:style>
    <style:style style:name="P60" style:family="paragraph" style:parent-style-name="_5f_Paragraphe_20_livret_20_réponse_20_élève">
      <style:paragraph-properties style:line-height-at-least="0.4cm">
        <style:tab-stops>
          <style:tab-stop style:position="1.96cm" style:type="right"/>
          <style:tab-stop style:position="1.97cm"/>
        </style:tab-stops>
      </style:paragraph-properties>
      <style:text-properties officeooo:paragraph-rsid="005bbf66"/>
    </style:style>
    <style:style style:name="P61" style:family="paragraph" style:parent-style-name="_5f_Paragraphe_20_livret_20_réponse_20_élève">
      <style:text-properties officeooo:paragraph-rsid="0070de41"/>
    </style:style>
    <style:style style:name="P62" style:family="paragraph" style:parent-style-name="_5f_Paragraphe_20_livret_20_réponse_20_élève">
      <style:text-properties officeooo:paragraph-rsid="007a19bf"/>
    </style:style>
    <style:style style:name="P63" style:family="paragraph" style:parent-style-name="FILET_5f_POINTILLES">
      <style:paragraph-properties fo:line-height="150%"/>
      <style:text-properties officeooo:paragraph-rsid="005bbf66"/>
    </style:style>
    <style:style style:name="P64" style:family="paragraph" style:parent-style-name="_5f_Paragraphe_20_livret_20_réponse_20_élève">
      <style:paragraph-properties fo:margin-top="0.101cm" fo:margin-bottom="0.101cm" style:contextual-spacing="false" fo:line-height="100%">
        <style:tab-stops>
          <style:tab-stop style:position="1.235cm"/>
        </style:tab-stops>
      </style:paragraph-properties>
      <style:text-properties officeooo:paragraph-rsid="005bbf66"/>
    </style:style>
    <style:style style:name="P65" style:family="paragraph" style:parent-style-name="_5f_Paragraphe_20_livret_20_réponse_20_élève" style:master-page-name="">
      <loext:graphic-properties draw:fill="none"/>
      <style:paragraph-properties fo:margin-left="0cm" fo:margin-right="-0.3cm" fo:margin-top="0cm" fo:margin-bottom="0cm" style:contextual-spacing="false" fo:line-height="100%" fo:text-indent="0cm" style:auto-text-indent="false" style:page-number="auto" fo:background-color="transparent" style:shadow="none"/>
      <style:text-properties officeooo:paragraph-rsid="0071de6e"/>
    </style:style>
    <style:style style:name="P66" style:family="paragraph" style:parent-style-name="_5f_Paragraphe_20_livret_20_réponse_20_élève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.19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2e3c"/>
    </style:style>
    <style:style style:name="P67" style:family="paragraph" style:parent-style-name="_5f_Paragraphe_20_livret_20_réponse_20_élève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.697cm" style:leader-style="dotted" style:leader-text="."/>
          <style:tab-stop style:position="2.196cm" style:leader-style="dotted" style:leader-text="."/>
          <style:tab-stop style:position="3.572cm" style:leader-style="dotted" style:leader-text="."/>
          <style:tab-stop style:position="4.394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b7546"/>
    </style:style>
    <style:style style:name="P68" style:family="paragraph" style:parent-style-name="_5f_Paragraphe_20_livret_20_réponse_20_élève">
      <style:paragraph-properties style:line-height-at-least="0.499cm" fo:text-align="start" style:justify-single-word="false" fo:break-before="column">
        <style:tab-stops/>
      </style:paragraph-properties>
      <style:text-properties style:font-name="Bitstream Vera Sans2" fo:font-size="10pt" officeooo:paragraph-rsid="005bbf66"/>
    </style:style>
    <style:style style:name="P69" style:family="paragraph" style:parent-style-name="_5f_Paragraphe_20_livret_20_réponse_20_élève">
      <style:paragraph-properties style:line-height-at-least="0.499cm" fo:text-align="start" style:justify-single-word="false" fo:break-before="column">
        <style:tab-stops/>
      </style:paragraph-properties>
      <style:text-properties style:font-name="Bitstream Vera Sans2" fo:font-size="10pt" officeooo:paragraph-rsid="0077c361"/>
    </style:style>
    <style:style style:name="P70" style:family="paragraph" style:parent-style-name="Exo_5f_Num">
      <style:text-properties officeooo:paragraph-rsid="005bbf66"/>
    </style:style>
    <style:style style:name="P71" style:family="paragraph" style:parent-style-name="Exo_5f_Num" style:list-style-name="Num_5f_Exo">
      <style:paragraph-properties fo:margin-top="0.178cm" fo:margin-bottom="0cm" style:contextual-spacing="false"/>
      <style:text-properties officeooo:paragraph-rsid="005bbf66"/>
    </style:style>
    <style:style style:name="P72" style:family="paragraph" style:parent-style-name="Exo_5f_Num" style:list-style-name="Num_5f_Exo">
      <style:paragraph-properties fo:margin-top="0.499cm" fo:margin-bottom="0cm" style:contextual-spacing="false"/>
      <style:text-properties officeooo:paragraph-rsid="005bbf66"/>
    </style:style>
    <style:style style:name="P73" style:family="paragraph" style:parent-style-name="Exo_5f_Num">
      <style:paragraph-properties fo:margin-top="0.499cm" fo:margin-bottom="0cm" style:contextual-spacing="false"/>
      <style:text-properties officeooo:paragraph-rsid="005bbf66"/>
    </style:style>
    <style:style style:name="P74" style:family="paragraph" style:parent-style-name="Exo_5f_Num">
      <style:paragraph-properties fo:margin-top="0.9cm" fo:margin-bottom="0.199cm" style:contextual-spacing="false"/>
      <style:text-properties officeooo:paragraph-rsid="005bbf66"/>
    </style:style>
    <style:style style:name="P75" style:family="paragraph" style:parent-style-name="Exo_5f_Num">
      <style:paragraph-properties fo:margin-top="0.6cm" fo:margin-bottom="0.101cm" style:contextual-spacing="false" fo:break-before="page"/>
      <style:text-properties officeooo:paragraph-rsid="005bbf66"/>
    </style:style>
    <style:style style:name="P76" style:family="paragraph" style:parent-style-name="Exo_5f_Num">
      <style:paragraph-properties fo:margin-top="0.499cm" fo:margin-bottom="0.101cm" style:contextual-spacing="false" fo:text-align="start" style:justify-single-word="false" fo:break-before="column"/>
      <style:text-properties officeooo:paragraph-rsid="005bbf66"/>
    </style:style>
    <style:style style:name="P77" style:family="paragraph" style:parent-style-name="Exo_5f_Num">
      <style:paragraph-properties fo:margin-top="0.43cm" fo:margin-bottom="0.101cm" style:contextual-spacing="false"/>
      <style:text-properties officeooo:paragraph-rsid="005bbf66"/>
    </style:style>
    <style:style style:name="P78" style:family="paragraph" style:parent-style-name="Exo_5f_Num" style:master-page-name="">
      <loext:graphic-properties draw:fill-gradient-name="gradient" draw:fill-hatch-name="hatch"/>
      <style:paragraph-properties fo:margin-top="0.6cm" fo:margin-bottom="0cm" style:contextual-spacing="false" fo:keep-together="always" style:page-number="auto" fo:keep-with-next="always"/>
      <style:text-properties officeooo:paragraph-rsid="005bbf66"/>
    </style:style>
    <style:style style:name="P7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f1887"/>
    </style:style>
    <style:style style:name="P80" style:family="paragraph" style:parent-style-name="FILET_5f_POINTILLES" style:list-style-name="_5f_Numérotation_20_des_20_exercices_20_livrets_20_bi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f1887"/>
    </style:style>
    <style:style style:name="P8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f9080"/>
    </style:style>
    <style:style style:name="P8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19bf"/>
    </style:style>
    <style:style style:name="P83" style:family="paragraph" style:parent-style-name="FILET_5f_POINTILLES" style:list-style-name="_5f_Numérotation_20_des_20_exercices_20_livrets">
      <loext:graphic-properties draw:fill-gradient-name="gradient" draw:fill-hatch-name="hatch"/>
      <style:paragraph-properties fo:margin-top="0.049cm" fo:margin-bottom="0cm" style:contextual-spacing="false" fo:text-align="start" style:justify-single-word="false" fo:keep-together="always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84" style:family="paragraph" style:parent-style-name="FILET_5f_POINTILLES" style:list-style-name="liste_5f_abc" style:master-page-name="">
      <loext:graphic-properties draw:fill-gradient-name="gradient" draw:fill-hatch-name="hatch"/>
      <style:paragraph-properties fo:margin-top="0.3cm" fo:margin-bottom="0cm" style:contextual-spacing="false" fo:line-height="100%" fo:text-align="justify" style:justify-single-word="false" fo:keep-together="always" style:page-number="auto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85" style:family="paragraph" style:parent-style-name="Standard" style:list-style-name="List_20_1">
      <style:paragraph-properties fo:margin-top="0cm" fo:margin-bottom="0cm" style:contextual-spacing="false" fo:padding="0cm" fo:border="none" style:shadow="none"/>
      <style:text-properties officeooo:paragraph-rsid="005bbf66"/>
    </style:style>
    <style:style style:name="P86" style:family="paragraph" style:parent-style-name="Standard" style:list-style-name="List_20_1">
      <loext:graphic-properties draw:fill-image-width="0cm" draw:fill-image-height="0cm"/>
      <style:paragraph-properties fo:padding="0cm" fo:border="none" style:shadow="none"/>
      <style:text-properties officeooo:paragraph-rsid="005bbf66"/>
    </style:style>
    <style:style style:name="P87" style:family="paragraph" style:parent-style-name="Standard" style:list-style-name="List_20_1">
      <loext:graphic-properties draw:fill="none" draw:fill-color="#ffffff" draw:opacity="100%"/>
      <style:paragraph-properties fo:margin-top="0cm" fo:margin-bottom="0.3cm" style:contextual-spacing="false" fo:background-color="transparent"/>
      <style:text-properties officeooo:paragraph-rsid="005e8565"/>
    </style:style>
    <style:style style:name="P88" style:family="paragraph" style:parent-style-name="Standard" style:list-style-name="List_20_1">
      <loext:graphic-properties draw:fill="none" draw:fill-color="#ffffff" draw:opacity="100%"/>
      <style:paragraph-properties fo:margin-top="0.3cm" fo:margin-bottom="0cm" style:contextual-spacing="false" fo:background-color="transparent"/>
      <style:text-properties officeooo:paragraph-rsid="0063e59c"/>
    </style:style>
    <style:style style:name="P89" style:family="paragraph" style:parent-style-name="Standard" style:master-page-name="_5f_Fiche_20_éditeur_20_série_20_2_20_une_20_colonne_20_impaire_20__28_G_29_">
      <style:paragraph-properties style:page-number="54" fo:break-before="auto" fo:break-after="auto">
        <style:tab-stops/>
      </style:paragraph-properties>
      <style:text-properties style:font-name="Bitstream Vera Sans1" fo:font-size="10pt" fo:font-weight="bold" officeooo:paragraph-rsid="001f6820" style:font-size-asian="10pt" style:font-weight-asian="bold" style:font-size-complex="10pt" style:font-weight-complex="bold"/>
    </style:style>
    <style:style style:name="P90" style:family="paragraph" style:parent-style-name="Standard" style:list-style-name="_5f_Numérotation_20_des_20_exercices_20_livrets">
      <loext:graphic-properties draw:fill-gradient-name="gradient" draw:fill-hatch-name="hatch"/>
      <style:paragraph-properties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eb790"/>
    </style:style>
    <style:style style:name="P91" style:family="paragraph" style:parent-style-name="Standard" style:list-style-name="_5f_Numérotation_20_des_20_exercices_20_livrets" style:master-page-name="">
      <loext:graphic-properties draw:fill-gradient-name="gradient" draw:fill-hatch-name="hatch"/>
      <style:paragraph-properties fo:margin-top="0.199cm" fo:margin-bottom="0cm" style:contextual-spacing="false" fo:line-height="150%" style:page-number="auto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2e3c"/>
    </style:style>
    <style:style style:name="P92" style:family="paragraph" style:parent-style-name="_5f_Paragraphe_20_livret_20_" style:list-style-name="_5f_Numérotation_20_des_20_exercices_20_livrets_20_bis">
      <style:text-properties officeooo:paragraph-rsid="007a14f3"/>
    </style:style>
    <style:style style:name="P93" style:family="paragraph" style:parent-style-name="_5f_Paragraphe_20_livret_20_" style:list-style-name="_5f_Numérotation_20_des_20_exercices_20_livrets_20_bis">
      <style:text-properties officeooo:paragraph-rsid="006f1887"/>
    </style:style>
    <style:style style:name="P94" style:family="paragraph" style:parent-style-name="_5f_Paragraphe_20_livret_20_">
      <style:text-properties officeooo:paragraph-rsid="00837a51"/>
    </style:style>
    <style:style style:name="P95" style:family="paragraph" style:parent-style-name="_5f_Paragraphe_20_livret_20_" style:list-style-name="liste_5f_abc">
      <style:paragraph-properties fo:margin-top="0.101cm" fo:margin-bottom="0.199cm" style:contextual-spacing="false" fo:line-height="0.43cm">
        <style:tab-stops>
          <style:tab-stop style:position="0.499cm"/>
        </style:tab-stops>
      </style:paragraph-properties>
      <style:text-properties officeooo:paragraph-rsid="0067508f"/>
    </style:style>
    <style:style style:name="P96" style:family="paragraph" style:parent-style-name="_5f_Paragraphe_20_livret_20_" style:list-style-name="liste_5f_abc">
      <style:paragraph-properties fo:margin-top="0.4cm" fo:margin-bottom="0cm" style:contextual-spacing="false" fo:line-height="0.43cm">
        <style:tab-stops>
          <style:tab-stop style:position="0.499cm"/>
        </style:tab-stops>
      </style:paragraph-properties>
      <style:text-properties officeooo:paragraph-rsid="0067508f"/>
    </style:style>
    <style:style style:name="P97" style:family="paragraph" style:parent-style-name="_5f_Paragraphe_20_livret_20_" style:list-style-name="L2" style:master-page-name="">
      <loext:graphic-properties draw:fill-gradient-name="gradient" draw:fill-hatch-name="hatch"/>
      <style:paragraph-properties fo:margin-top="0.4cm" fo:margin-bottom="0cm" style:contextual-spacing="false" fo:keep-together="always" style:page-number="auto" fo:keep-with-next="always"/>
      <style:text-properties officeooo:paragraph-rsid="005bbf66"/>
    </style:style>
    <style:style style:name="P98" style:family="paragraph" style:parent-style-name="_5f_Paragraphe_20_livret_20_" style:list-style-name="liste_5f_abc" style:master-page-name="">
      <loext:graphic-properties draw:fill="none"/>
      <style:paragraph-properties fo:margin-top="0.15cm" fo:margin-bottom="0.101cm" style:contextual-spacing="false" fo:text-align="start" style:justify-single-word="false" style:page-number="auto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99" style:family="paragraph" style:parent-style-name="_5f_Paragraphe_20_livret_20_" style:list-style-name="_5f_Numérotation_20_des_20_exercices_20_livrets" style:master-page-name="">
      <loext:graphic-properties draw:fill="none"/>
      <style:paragraph-properties fo:margin-top="0.15cm" fo:margin-bottom="0.101cm" style:contextual-spacing="false" fo:text-align="start" style:justify-single-word="false" style:page-number="auto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788e7a"/>
    </style:style>
    <style:style style:name="P100" style:family="paragraph" style:parent-style-name="_5f_Paragraphe_20_livret_20_" style:list-style-name="liste_5f_abc" style:master-page-name="">
      <loext:graphic-properties draw:fill="none"/>
      <style:paragraph-properties fo:margin-top="0.15cm" fo:margin-bottom="0.101cm" style:contextual-spacing="false" fo:text-align="start" style:justify-single-word="false" style:page-number="auto" fo:background-color="transparent" style:shadow="none">
        <style:tab-stops>
          <style:tab-stop style:position="0.499cm"/>
        </style:tab-stops>
      </style:paragraph-properties>
      <style:text-properties officeooo:paragraph-rsid="00658abd"/>
    </style:style>
    <style:style style:name="P101" style:family="paragraph" style:parent-style-name="_5f_Paragraphe_20_livret_20_" style:list-style-name="liste_5f_abc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102" style:family="paragraph" style:parent-style-name="_5f_Paragraphe_20_livret_20_" style:list-style-name="_5f_Numérotation_20_des_20_exercices_20_livrets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788e7a"/>
    </style:style>
    <style:style style:name="P103" style:family="paragraph" style:parent-style-name="_5f_Paragraphe_20_livret_20_" style:list-style-name="_5f_Numérotation_20_des_20_exercices_20_livrets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2cm"/>
        </style:tab-stops>
      </style:paragraph-properties>
      <style:text-properties officeooo:rsid="0044e8cc" officeooo:paragraph-rsid="007a14f3"/>
    </style:style>
    <style:style style:name="P104" style:family="paragraph" style:parent-style-name="_5f_Paragraphe_20_livret_20_" style:list-style-name="liste_5f_abc">
      <loext:graphic-properties draw:fill="none"/>
      <style:paragraph-properties fo:margin-top="0.15cm" fo:margin-bottom="0.101cm" style:contextual-spacing="false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105" style:family="paragraph" style:parent-style-name="_5f_Paragraphe_20_livret_20_" style:list-style-name="liste_5f_abc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fo:letter-spacing="-0.011cm" officeooo:paragraph-rsid="00658abd"/>
    </style:style>
    <style:style style:name="P106" style:family="paragraph" style:parent-style-name="_5f_Paragraphe_20_livret_20_" style:list-style-name="_5f_Numérotation_20_des_20_exercices_20_livrets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officeooo:paragraph-rsid="00788e7a"/>
    </style:style>
    <style:style style:name="P107" style:family="paragraph" style:parent-style-name="_5f_Paragraphe_20_livret_20_" style:list-style-name="_5f_Numérotation_20_des_20_exercices_20_livrets">
      <loext:graphic-properties draw:fill="none"/>
      <style:paragraph-properties fo:margin-top="0.15cm" fo:margin-bottom="0.101cm" style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officeooo:paragraph-rsid="007a14f3"/>
    </style:style>
    <style:style style:name="P108" style:family="paragraph" style:parent-style-name="_5f_Paragraphe_20_livret_20_" style:list-style-name="liste_5f_abc" style:master-page-name="">
      <style:paragraph-properties fo:margin-top="0.199cm" fo:margin-bottom="0.199cm" style:contextual-spacing="false" fo:text-align="justify" style:justify-single-word="false" style:page-number="auto">
        <style:tab-stops/>
      </style:paragraph-properties>
      <style:text-properties officeooo:paragraph-rsid="005bbf66"/>
    </style:style>
    <style:style style:name="P109" style:family="paragraph" style:parent-style-name="_5f_Paragraphe_20_livret_20_" style:list-style-name="liste_5f_abc">
      <style:paragraph-properties fo:margin-top="0.499cm" fo:margin-bottom="0cm" style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110" style:family="paragraph" style:parent-style-name="_5f_Paragraphe_20_livret_20_" style:list-style-name="_5f_Numérotation_20_des_20_exercices_20_livrets_20_bis" style:master-page-name="">
      <style:paragraph-properties fo:margin-top="0.199cm" fo:margin-bottom="0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7a14f3"/>
    </style:style>
    <style:style style:name="P111" style:family="paragraph" style:parent-style-name="_5f_Paragraphe_20_livret_20_" style:list-style-name="liste_5f_abc" style:master-page-name="">
      <style:paragraph-properties fo:margin-top="0.199cm" fo:margin-bottom="0cm" style:contextual-spacing="false" fo:text-align="justify" style:justify-single-word="false" style:page-number="auto">
        <style:tab-stops/>
      </style:paragraph-properties>
      <style:text-properties officeooo:paragraph-rsid="005bbf66"/>
    </style:style>
    <style:style style:name="P112" style:family="paragraph" style:parent-style-name="_5f_Paragraphe_20_livret_20_" style:list-style-name="_5f_Numérotation_20_des_20_exercices_20_livrets" style:master-page-name="">
      <style:paragraph-properties fo:margin-top="0.199cm" fo:margin-bottom="0cm" style:contextual-spacing="false" fo:text-align="justify" style:justify-single-word="false" style:page-number="auto">
        <style:tab-stops/>
      </style:paragraph-properties>
      <style:text-properties officeooo:paragraph-rsid="0070de41"/>
    </style:style>
    <style:style style:name="P113" style:family="paragraph" style:parent-style-name="_5f_Paragraphe_20_livret_20_" style:list-style-name="liste_5f_abc">
      <style:paragraph-properties fo:margin-top="0.199cm" fo:margin-bottom="0cm" style:contextual-spacing="false">
        <style:tab-stops>
          <style:tab-stop style:position="8.999cm" style:type="right"/>
        </style:tab-stops>
      </style:paragraph-properties>
      <style:text-properties officeooo:paragraph-rsid="006f9080"/>
    </style:style>
    <style:style style:name="P114" style:family="paragraph" style:parent-style-name="_5f_Paragraphe_20_livret_20_" style:list-style-name="_5f_Numérotation_20_des_20_exercices_20_livrets">
      <style:paragraph-properties fo:margin-top="0.199cm" fo:margin-bottom="0cm" style:contextual-spacing="false" fo:text-align="justify" style:justify-single-word="false">
        <style:tab-stops/>
      </style:paragraph-properties>
      <style:text-properties fo:color="#b3b3b3" loext:opacity="100%" style:text-position="0% 100%" style:font-name="Bitstream Vera Sans2" fo:font-size="10pt" fo:font-style="normal" officeooo:paragraph-rsid="0070de41" fo:background-color="transparent" style:font-name-asian="OpenSymbol2" style:font-style-asian="normal" style:font-name-complex="OpenSymbol2" style:font-style-complex="normal"/>
    </style:style>
    <style:style style:name="P115" style:family="paragraph" style:parent-style-name="_5f_Paragraphe_20_livret_20_" style:list-style-name="liste_5f_abc">
      <style:paragraph-properties fo:margin-top="0.199cm" fo:margin-bottom="0cm" style:contextual-spacing="false" fo:text-align="justify" style:justify-single-word="false">
        <style:tab-stops/>
      </style:paragraph-properties>
      <style:text-properties officeooo:paragraph-rsid="005bbf66"/>
    </style:style>
    <style:style style:name="P116" style:family="paragraph" style:parent-style-name="_5f_Paragraphe_20_livret_20_" style:list-style-name="_5f_Numérotation_20_des_20_exercices_20_livrets_20_bis">
      <style:paragraph-properties fo:margin-top="0.199cm" fo:margin-bottom="0cm" style:contextual-spacing="false"/>
      <style:text-properties style:font-name="Bitstream Vera Sans2" fo:font-size="10pt" fo:font-style="normal" style:text-underline-style="none" officeooo:paragraph-rsid="005bbf66"/>
    </style:style>
    <style:style style:name="P117" style:family="paragraph" style:parent-style-name="_5f_Paragraphe_20_livret_20_" style:list-style-name="liste_5f_abc">
      <style:paragraph-properties fo:margin-top="0.3cm" fo:margin-bottom="0cm" style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118" style:family="paragraph" style:parent-style-name="_5f_Paragraphe_20_livret_20_" style:list-style-name="liste_5f_abc">
      <loext:graphic-properties draw:fill-gradient-name="gradient" draw:fill-hatch-name="hatch"/>
      <style:paragraph-properties fo:margin-top="0.3cm" fo:margin-bottom="0cm" style:contextual-spacing="false" fo:line-height="150%" fo:text-align="justify" style:justify-single-word="false" fo:keep-together="always" fo:keep-with-next="always"/>
      <style:text-properties fo:letter-spacing="-0.007cm" officeooo:rsid="006090c3" officeooo:paragraph-rsid="005bbf66"/>
    </style:style>
    <style:style style:name="P119" style:family="paragraph" style:parent-style-name="_5f_Paragraphe_20_livret_20_" style:list-style-name="liste_5f_abc">
      <loext:graphic-properties draw:fill-gradient-name="gradient" draw:fill-hatch-name="hatch"/>
      <style:paragraph-properties fo:margin-top="0.3cm" fo:margin-bottom="0cm" style:contextual-spacing="false" fo:keep-together="always" fo:keep-with-next="always"/>
      <style:text-properties officeooo:rsid="006090c3" officeooo:paragraph-rsid="005bbf66"/>
    </style:style>
    <style:style style:name="P12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bbf66"/>
    </style:style>
    <style:style style:name="P121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837a51"/>
    </style:style>
    <style:style style:name="P122" style:family="paragraph" style:parent-style-name="_5f_Paragraphe_20_livret_20_" style:list-style-name="L1">
      <loext:graphic-properties draw:fill-gradient-name="gradient" draw:fill-hatch-name="hatch"/>
      <style:paragraph-properties fo:margin-top="0.101cm" fo:margin-bottom="0cm" style:contextual-spacing="false" fo:keep-together="always" fo:keep-with-next="always"/>
      <style:text-properties officeooo:paragraph-rsid="005bbf66"/>
    </style:style>
    <style:style style:name="P123" style:family="paragraph" style:parent-style-name="_5f_Paragraphe_20_livret_20_" style:list-style-name="_5f_Numérotation_20_des_20_exercices_20_livrets_20_bis">
      <style:paragraph-properties fo:margin-top="0.199cm" fo:margin-bottom="0.079cm" style:contextual-spacing="false"/>
      <style:text-properties style:font-name="Bitstream Vera Sans2" fo:font-size="10pt" fo:font-style="normal" style:text-underline-style="none" officeooo:paragraph-rsid="005bbf66"/>
    </style:style>
    <style:style style:name="P124" style:family="paragraph" style:parent-style-name="_5f_Paragraphe_20_livret_20_" style:list-style-name="liste_5f_abc">
      <loext:graphic-properties draw:fill-gradient-name="gradient" draw:fill-hatch-name="hatch"/>
      <style:paragraph-properties fo:margin-top="0.131cm" fo:margin-bottom="0cm" style:contextual-spacing="false" fo:keep-together="always" fo:keep-with-next="always"/>
      <style:text-properties officeooo:paragraph-rsid="005bbf66"/>
    </style:style>
    <style:style style:name="P125" style:family="paragraph" style:parent-style-name="_5f_Paragraphe_20_livret_20_réponse_20_élève" style:list-style-name="_5f_Numérotation_20_des_20_exercices_20_livrets_20_bi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14f3"/>
    </style:style>
    <style:style style:name="P126" style:family="paragraph" style:parent-style-name="_5f_Paragraphe_20_livret_20_réponse_20_élève" style:list-style-name="_5f_Numérotation_20_des_20_exercices_20_livrets_20_bis">
      <style:paragraph-properties style:line-height-at-least="0.6cm"/>
      <style:text-properties officeooo:paragraph-rsid="007a19bf"/>
    </style:style>
    <style:style style:name="P127" style:family="paragraph" style:parent-style-name="_5f_Paragraphe_20_livret_20_réponse_20_élève" style:list-style-name="_5f_Numérotation_20_des_20_exercices_20_livrets">
      <style:paragraph-properties fo:line-height="150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02e3c" fo:background-color="#ffff00"/>
    </style:style>
    <style:style style:name="P128" style:family="paragraph" style:parent-style-name="_5f_Paragraphe_20_livret_20_réponse_20_élève">
      <style:text-properties officeooo:paragraph-rsid="00837a51"/>
    </style:style>
    <style:style style:name="P129" style:family="paragraph" style:parent-style-name="_5f_Paragraphe_20_livret_20_réponse_20_élève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837a51"/>
    </style:style>
    <style:style style:name="P130" style:family="paragraph" style:parent-style-name="_5f_Paragraphe_20_livret_20_réponse_20_élève" style:list-style-name="liste_5f_abc">
      <style:paragraph-properties fo:margin-top="0.101cm" fo:margin-bottom="0cm" style:contextual-spacing="false" fo:line-height="100%"/>
      <style:text-properties officeooo:paragraph-rsid="005bbf66"/>
    </style:style>
    <style:style style:name="P131" style:family="paragraph" style:parent-style-name="_5f_Paragraphe_20_livret_20_réponse_20_élève" style:list-style-name="liste_5f_abc">
      <style:paragraph-properties fo:margin-top="0.101cm" fo:margin-bottom="0cm" style:contextual-spacing="false" fo:line-height="100%"/>
      <style:text-properties officeooo:paragraph-rsid="00764532"/>
    </style:style>
    <style:style style:name="P132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/>
      <style:text-properties officeooo:paragraph-rsid="00764532"/>
    </style:style>
    <style:style style:name="P133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764532"/>
    </style:style>
    <style:style style:name="P134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67f9ba"/>
    </style:style>
    <style:style style:name="P135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justify" style:justify-single-word="false"/>
      <style:text-properties officeooo:paragraph-rsid="00764532"/>
    </style:style>
    <style:style style:name="P136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764532" style:font-size-asian="10pt"/>
    </style:style>
    <style:style style:name="P137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justify" style:justify-single-word="false"/>
      <style:text-properties officeooo:paragraph-rsid="00764532" style:font-size-asian="10pt"/>
    </style:style>
    <style:style style:name="P138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 fo:background-color="transparent" style:shadow="none">
        <style:tab-stops/>
      </style:paragraph-properties>
      <style:text-properties officeooo:paragraph-rsid="00764532"/>
    </style:style>
    <style:style style:name="P139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 fo:background-color="transparent" style:shadow="none">
        <style:tab-stops/>
      </style:paragraph-properties>
      <style:text-properties officeooo:paragraph-rsid="0067f9ba"/>
    </style:style>
    <style:style style:name="P140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style:contextual-spacing="false" fo:line-height="100%" fo:text-indent="0cm" style:auto-text-indent="false" fo:background-color="transparent" style:shadow="none">
        <style:tab-stops/>
      </style:paragraph-properties>
      <style:text-properties officeooo:paragraph-rsid="00764532"/>
    </style:style>
    <style:style style:name="P141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47a7b"/>
    </style:style>
    <style:style style:name="P142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eb790"/>
    </style:style>
    <style:style style:name="P143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margin-top="0cm" fo:margin-bottom="0cm" style:contextual-spacing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1" fo:font-size="10pt" fo:font-weight="normal" officeooo:paragraph-rsid="007eb790" style:font-size-asian="10pt" style:font-weight-asian="normal" style:font-size-complex="10pt" style:font-weight-complex="normal"/>
    </style:style>
    <style:style style:name="P144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line-height="150%" fo:text-align="start" style:justify-single-word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weight="normal" officeooo:paragraph-rsid="00747a7b" fo:background-color="#ffff00" style:font-weight-asian="normal" style:font-weight-complex="normal"/>
    </style:style>
    <style:style style:name="P145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line-height="150%" fo:text-align="start" style:justify-single-word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weight="normal" officeooo:paragraph-rsid="007eb790" fo:background-color="#ffff00" style:font-weight-asian="normal" style:font-weight-complex="normal"/>
    </style:style>
    <style:style style:name="P146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line-height="150%" fo:text-align="start" style:justify-single-word="false"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weight="normal" officeooo:paragraph-rsid="00837a51" fo:background-color="#ffff00" style:font-weight-asian="normal" style:font-weight-complex="normal"/>
    </style:style>
    <style:style style:name="P147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eb790" fo:background-color="#ffff00"/>
    </style:style>
    <style:style style:name="P148" style:family="paragraph" style:parent-style-name="_5f_Paragraphe_20_livret_20_réponse_20_élève" style:list-style-name="_5f_Numérotation_20_des_20_exercices_20_livrets">
      <loext:graphic-properties draw:fill-gradient-name="gradient" draw:fill-hatch-name="hatch"/>
      <style:paragraph-properties fo:keep-together="always" fo:keep-with-next="always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7eb790"/>
    </style:style>
    <style:style style:name="P149" style:family="paragraph" style:parent-style-name="_5f_Pied_20_de_20_page" style:list-style-name="">
      <style:paragraph-properties fo:text-align="end" style:justify-single-word="false"/>
    </style:style>
    <style:style style:name="P150" style:family="paragraph" style:parent-style-name="_5f_Pied_20_de_20_page">
      <style:paragraph-properties fo:text-align="end" style:justify-single-word="false"/>
    </style:style>
    <style:style style:name="P151" style:family="paragraph" style:parent-style-name="_5f_Pied_20_de_20_page" style:list-style-name=""/>
    <style:style style:name="P15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3" style:family="paragraph" style:parent-style-name="_5f_Titre_20_d_27_exercices_20_livret_20_sans_20_titre" style:list-style-name="">
      <style:paragraph-properties fo:margin-top="0.3cm" fo:margin-bottom="0.101cm" style:contextual-spacing="false"/>
      <style:text-properties officeooo:paragraph-rsid="005bbf66"/>
    </style:style>
    <style:style style:name="P154" style:family="paragraph" style:parent-style-name="_5f_Titre_20_d_27_exercices_20_livret_20_sans_20_titre" style:list-style-name="Num_5f_Exo">
      <style:paragraph-properties fo:margin-top="0.3cm" fo:margin-bottom="0.101cm" style:contextual-spacing="false"/>
      <style:text-properties officeooo:paragraph-rsid="005bbf66"/>
    </style:style>
    <style:style style:name="P15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64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65" style:family="paragraph">
      <style:paragraph-properties fo:text-align="center"/>
    </style:style>
    <style:style style:name="P16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67" style:family="paragraph">
      <loext:graphic-properties draw:fill="solid" draw:fill-color="#d7e12c"/>
    </style:style>
    <style:style style:name="P1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-0.011cm" style:font-size-asian="12pt" style:font-size-complex="12pt"/>
    </style:style>
    <style:style style:name="T6" style:family="text">
      <style:text-properties fo:font-size="12pt" fo:letter-spacing="-0.011cm" style:font-name-asian="OpenSymbol2" style:font-size-asian="12pt" style:font-name-complex="OpenSymbol2" style:font-size-complex="12pt"/>
    </style:style>
    <style:style style:name="T7" style:family="text">
      <style:text-properties fo:text-transform="uppercase" style:text-outline="false" style:text-line-through-style="none" style:text-line-through-type="none" style:font-name="Bitstream Vera Sans1" fo:font-size="10pt" fo:letter-spacing="-0.004cm" fo:language="zxx" fo:country="none" fo:font-style="normal" fo:text-shadow="none" style:text-underline-style="none" officeooo:rsid="003083f7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text-emphasize="none" style:text-scale="100%" style:font-relief="none"/>
    </style:style>
    <style:style style:name="T8" style:family="text">
      <style:text-properties fo:text-transform="uppercase" style:use-window-font-color="true" loext:opacity="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9" style:family="text">
      <style:text-properties fo:text-transform="uppercase" style:use-window-font-color="true" loext:opacity="0%" style:text-position="0% 100%" style:font-name="Bitstream Vera Sans1" fo:font-size="10pt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fo:text-transform="uppercase" style:use-window-font-color="true" loext:opacity="0%" style:text-position="0% 100%" style:font-name="Bitstream Vera Sans1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" style:family="text">
      <style:text-properties fo:text-transform="uppercase" style:use-window-font-color="true" loext:opacity="0%" style:text-position="0% 100%" style:font-name="Bitstream Vera Sans1" fo:font-size="10pt" fo:language="zxx" fo:country="none" fo:font-style="normal" fo:text-shadow="none" style:text-underline-style="none" fo:font-weight="normal" officeooo:rsid="0143b4ea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" style:family="text">
      <style:text-properties fo:text-transform="uppercase" style:use-window-font-color="true" loext:opacity="0%" style:text-position="0% 100%" style:font-name="Bitstream Vera Sans1" fo:font-size="10pt" fo:language="zxx" fo:country="none" fo:font-style="normal" fo:text-shadow="none" style:text-underline-style="none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3" style:family="text">
      <style:text-properties fo:text-transform="uppercase" style:use-window-font-color="true" loext:opacity="0%" style:text-position="0% 100%" style:font-name="Bitstream Vera Sans1" fo:font-size="10pt" fo:language="zxx" fo:country="none" fo:font-style="italic" fo:text-shadow="none" style:text-underline-style="none" fo:font-weight="normal" fo:background-color="#ffff00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4" style:family="text">
      <style:text-properties fo:text-transform="uppercase" style:use-window-font-color="true" loext:opacity="0%" style:text-position="0% 100%" style:font-name="OpenSymbol3" fo:font-size="10pt" fo:language="zxx" fo:country="none" fo:font-style="normal" fo:text-shadow="none" style:text-underline-style="none" fo:font-weight="normal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5" style:family="text">
      <style:text-properties fo:text-transform="uppercase" style:use-window-font-color="true" loext:opacity="0%" style:text-position="0% 100%" style:font-name="OpenSymbol3" fo:font-size="10pt" fo:language="zxx" fo:country="none" fo:font-style="normal" fo:text-shadow="none" style:text-underline-style="none" fo:font-weight="normal" officeooo:rsid="001f1e6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6" style:family="text">
      <style:text-properties fo:text-transform="uppercase" style:use-window-font-color="true" loext:opacity="0%" style:text-position="0% 100%" fo:language="zxx" fo:country="none" fo:text-shadow="none" style:text-underline-style="none" fo:font-weight="normal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7" style:family="text">
      <style:text-properties fo:text-transform="uppercase" style:use-window-font-color="true" loext:opacity="0%" style:text-position="0% 100%" fo:language="zxx" fo:country="none" fo:text-shadow="none" style:text-underline-style="none" fo:font-weight="normal" officeooo:rsid="003083f7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8" style:family="text">
      <style:text-properties fo:text-transform="uppercase" style:use-window-font-color="true" loext:opacity="0%" style:text-position="0% 100%" fo:language="zxx" fo:country="none" fo:text-shadow="none" style:text-underline-style="none" fo:font-weight="normal" officeooo:rsid="001f1e69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9" style:family="text">
      <style:text-properties fo:text-transform="uppercase" style:use-window-font-color="true" loext:opacity="0%" style:text-position="0% 100%" fo:language="zxx" fo:country="none" fo:text-shadow="none" style:text-underline-style="none" fo:font-weight="normal" fo:background-color="#ffff00" loext:char-shading-value="0" style:font-name-asian="Times New Roman" style:language-asian="zxx" style:country-asian="none" style:font-weight-asian="normal" style:font-name-complex="Times New Roman" style:font-weight-complex="normal" style:font-relief="none"/>
    </style:style>
    <style:style style:name="T20" style:family="text">
      <style:text-properties fo:text-transform="uppercase" style:use-window-font-color="true" loext:opacity="0%" style:text-position="0% 100%" fo:language="zxx" fo:country="none" fo:text-shadow="none" style:text-underline-style="none" fo:font-weight="normal" style:font-name-asian="Times New Roman" style:language-asian="zxx" style:country-asian="none" style:font-weight-asian="normal" style:font-name-complex="Times New Roman" style:font-weight-complex="normal" style:font-relief="none"/>
    </style:style>
    <style:style style:name="T21" style:family="text">
      <style:text-properties fo:text-transform="uppercase" style:use-window-font-color="true" loext:opacity="0%" style:text-position="0% 100%" fo:language="zxx" fo:country="none" fo:font-style="normal" fo:text-shadow="none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2" style:family="text">
      <style:text-properties fo:text-transform="uppercase" style:use-window-font-color="true" loext:opacity="0%" style:text-position="0% 100%" fo:language="zxx" fo:country="none" fo:font-style="normal" fo:text-shadow="none" style:text-underline-style="none" fo:font-weight="bold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23" style:family="text">
      <style:text-properties fo:text-transform="uppercase" style:use-window-font-color="true" loext:opacity="0%" style:text-position="0% 100%" fo:language="zxx" fo:country="none" fo:font-style="normal" fo:text-shadow="none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4" style:family="text">
      <style:text-properties fo:text-transform="uppercase" style:use-window-font-color="true" loext:opacity="0%" style:text-position="0% 100%" fo:language="zxx" fo:country="none" fo:font-style="normal" fo:text-shadow="none" style:text-underline-style="none" fo:font-weight="normal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25" style:family="text">
      <style:text-properties fo:text-transform="uppercase" style:use-window-font-color="true" loext:opacity="0%" style:text-position="0% 100%" fo:language="zxx" fo:country="none" fo:font-style="normal" fo:text-shadow="none" style:text-underline-style="none" fo:font-weight="normal" style:font-name-asian="OpenSymbol2" style:font-size-asian="12pt" style:language-asian="zxx" style:country-asian="none" style:font-style-asian="normal" style:font-weight-asian="normal" style:font-name-complex="OpenSymbol2" style:font-size-complex="12pt" style:font-style-complex="normal" style:font-weight-complex="normal" style:font-relief="none"/>
    </style:style>
    <style:style style:name="T26" style:family="text">
      <style:text-properties fo:text-transform="uppercase" style:use-window-font-color="true" loext:opacity="0%" style:text-position="0% 100%" fo:language="zxx" fo:country="none" fo:font-style="italic" fo:text-shadow="none" style:text-underline-style="none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27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normal" officeooo:rsid="001f1e69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28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9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normal" officeooo:rsid="006f1887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0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1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bold" fo:background-color="#ffff00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2" style:family="text">
      <style:text-properties fo:text-transform="uppercase" style:use-window-font-color="true" loext:opacity="0%" style:text-position="0% 100%" style:font-name="OpenSymbol2" fo:font-size="10pt" fo:language="zxx" fo:country="none" fo:font-style="normal" fo:text-shadow="none" style:text-underline-style="none" fo:font-weight="bold" fo:background-color="#ffff00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33" style:family="text">
      <style:text-properties fo:text-transform="uppercase" style:use-window-font-color="true" loext:opacity="0%" style:text-position="0% 100%" style:font-name="OpenSymbol2" fo:language="zxx" fo:country="none" fo:font-style="normal" fo:text-shadow="none" style:text-underline-style="none" fo:font-weight="bold" fo:background-color="#ffff00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34" style:family="text">
      <style:text-properties fo:text-transform="uppercase" style:use-window-font-color="true" loext:opacity="0%" style:text-position="0% 100%" style:font-name="OpenSymbol2" fo:language="zxx" fo:country="none" fo:font-style="normal" fo:text-shadow="none" style:text-underline-style="none" fo:font-weight="normal" fo:background-color="#ffff00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35" style:family="text">
      <style:text-properties fo:text-transform="uppercase" style:use-window-font-color="true" loext:opacity="0%" style:text-position="0% 100%" style:font-name="OpenSymbol2" fo:font-size="12pt" fo:language="zxx" fo:country="none" fo:font-style="normal" fo:text-shadow="none" style:text-underline-style="none" fo:font-weight="normal" fo:background-color="#ffff00" loext:char-shading-value="0" style:font-name-asian="OpenSymbol2" style:font-size-asian="12pt" style:language-asian="zxx" style:country-asian="none" style:font-style-asian="normal" style:font-weight-asian="normal" style:font-name-complex="OpenSymbol2" style:font-size-complex="12pt" style:font-style-complex="normal" style:font-weight-complex="normal" style:font-relief="none"/>
    </style:style>
    <style:style style:name="T36" style:family="text">
      <style:text-properties fo:text-transform="uppercase" style:use-window-font-color="true" loext:opacity="0%" style:text-outline="false" style:text-line-through-style="none" style:text-line-through-type="none" style:text-position="0% 100%" style:font-name="Bitstream Vera Sans1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37" style:family="text">
      <style:text-properties fo:text-transform="uppercase" style:use-window-font-color="true" loext:opacity="0%" style:text-line-through-style="none" style:text-line-through-type="none" style:text-position="0% 100%" style:font-name="Bitstream Vera Sans1" fo:font-size="10pt" fo:language="zxx" fo:country="none" fo:font-style="normal" fo:text-shadow="none" style:text-underline-style="none" fo:font-weight="normal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8" style:family="text">
      <style:text-properties fo:text-transform="uppercase" style:use-window-font-color="true" loext:opacity="0%" style:text-line-through-style="none" style:text-line-through-type="none" style:text-position="0% 100%" style:font-name="OpenSymbol3" fo:font-size="10pt" fo:language="zxx" fo:country="none" fo:font-style="normal" fo:text-shadow="none" style:text-underline-style="none" fo:font-weight="normal" style:text-underline-mode="skip-white-space" style:text-overline-mode="skip-white-space" style:text-line-through-mode="skip-white-space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39" style:family="text">
      <style:text-properties fo:text-transform="uppercase" style:use-window-font-color="true" loext:opacity="0%" style:font-name="OpenSymbol2" fo:font-size="10pt" fo:language="zxx" fo:country="none" fo:font-style="normal" fo:text-shadow="none" style:text-underline-style="none" fo:font-weight="bold" fo:background-color="#ffff00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40" style:family="text">
      <style:text-properties fo:text-transform="uppercase" style:use-window-font-color="true" loext:opacity="0%" style:font-name="OpenSymbol2" fo:font-size="10pt" fo:language="zxx" fo:country="none" fo:font-style="normal" fo:text-shadow="none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41" style:family="text">
      <style:text-properties fo:text-transform="uppercase" style:use-window-font-color="true" loext:opacity="0%" style:font-name="OpenSymbol2" fo:font-size="10pt" fo:language="zxx" fo:country="none" fo:font-style="normal" fo:text-shadow="none" style:text-underline-style="none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2" style:family="text">
      <style:text-properties fo:text-transform="uppercase" style:use-window-font-color="true" loext:opacity="0%" style:font-name="OpenSymbol2" fo:font-size="10pt" fo:language="zxx" fo:country="none" fo:font-style="normal" fo:text-shadow="none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3" style:family="text">
      <style:text-properties fo:text-transform="uppercase" style:use-window-font-color="true" loext:opacity="0%" style:font-name="OpenSymbol2" fo:language="zxx" fo:country="none" fo:font-style="normal" fo:text-shadow="none" style:text-underline-style="none" fo:font-weight="bold" fo:background-color="#ffff00" loext:char-shading-value="0" style:font-size-asian="10pt" style:language-asian="zxx" style:country-asian="none" style:font-style-asian="normal" style:font-weight-asian="bold" style:font-size-complex="10pt" style:font-style-complex="normal" style:font-weight-complex="bold" style:font-relief="none"/>
    </style:style>
    <style:style style:name="T44" style:family="text">
      <style:text-properties fo:text-transform="uppercase" style:use-window-font-color="true" loext:opacity="0%" style:font-name="OpenSymbol2" fo:language="zxx" fo:country="none" fo:font-style="normal" fo:text-shadow="none" style:text-underline-style="none" fo:font-weight="bold" style:font-size-asian="10pt" style:language-asian="zxx" style:country-asian="none" style:font-style-asian="normal" style:font-weight-asian="bold" style:font-size-complex="10pt" style:font-style-complex="normal" style:font-weight-complex="bold" style:font-relief="none"/>
    </style:style>
    <style:style style:name="T45" style:family="text">
      <style:text-properties fo:text-transform="uppercase" style:use-window-font-color="true" loext:opacity="0%" style:font-name="Bitstream Vera Sans1" fo:font-size="10pt" fo:language="zxx" fo:country="none" fo:font-style="normal" fo:text-shadow="none" style:text-underline-style="none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6" style:family="text">
      <style:text-properties fo:text-transform="uppercase" style:use-window-font-color="true" loext:opacity="0%" style:font-name="Bitstream Vera Sans1" fo:font-size="10pt" fo:language="zxx" fo:country="none" fo:font-style="normal" fo:text-shadow="none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7" style:family="text">
      <style:text-properties fo:text-transform="uppercase" style:use-window-font-color="true" loext:opacity="0%" fo:language="zxx" fo:country="none" fo:font-style="normal" fo:text-shadow="none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48" style:family="text">
      <style:text-properties fo:text-transform="uppercase" style:use-window-font-color="true" loext:opacity="0%" fo:language="zxx" fo:country="none" fo:font-style="normal" fo:text-shadow="none" style:text-underline-style="none" fo:font-weight="bold" style:font-size-asian="10pt" style:language-asian="zxx" style:country-asian="none" style:font-style-asian="normal" style:font-weight-asian="bold" style:font-size-complex="10pt" style:font-style-complex="normal" style:font-weight-complex="bold" style:font-relief="none"/>
    </style:style>
    <style:style style:name="T49" style:family="text">
      <style:text-properties fo:text-transform="uppercase" style:use-window-font-color="true" loext:opacity="0%" fo:language="zxx" fo:country="none" fo:font-style="normal" fo:text-shadow="none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0" style:family="text">
      <style:text-properties fo:text-transform="uppercase" fo:color="#9d0f89" loext:opacity="100%" style:text-position="0% 100%" style:font-name="OpenSymbol3" fo:font-size="10pt" fo:language="zxx" fo:country="none" fo:font-style="normal" fo:text-shadow="none" style:text-underline-style="none" fo:font-weight="bold" officeooo:rsid="001f1e69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font-relief="none"/>
    </style:style>
    <style:style style:name="T51" style:family="text">
      <style:text-properties fo:text-transform="uppercase" fo:color="#9d0f89" loext:opacity="100%" style:text-position="0% 100%" style:font-name="Bitstream Vera Sans1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2" style:family="text">
      <style:text-properties fo:text-transform="uppercase" fo:color="#9d0f89" loext:opacity="100%" style:text-position="0% 100%" style:font-name="Bitstream Vera Sans1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3" style:family="text">
      <style:text-properties fo:text-transform="uppercase" fo:color="#9d0f89" loext:opacity="100%" style:text-position="0% 100%" style:font-name="Bitstream Vera Sans1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4" style:family="text">
      <style:text-properties fo:text-transform="uppercase" fo:color="#9d0f89" loext:opacity="100%" style:text-position="0% 100%" style:font-name="Bitstream Vera Sans1" fo:font-size="10pt" fo:language="zxx" fo:country="none" fo:font-style="normal" fo:text-shadow="none" style:text-underline-style="none" fo:font-weight="bold" officeooo:rsid="001fda51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5" style:family="text">
      <style:text-properties fo:text-transform="uppercase" fo:color="#9d0f89" loext:opacity="100%" style:text-position="0% 100%" fo:language="zxx" fo:country="none" fo:text-shadow="none" style:text-underline-style="none" fo:font-weight="bold" officeooo:rsid="001f1e69" fo:background-color="transparent" loext:char-shading-value="0" style:font-size-asian="10pt" style:language-asian="zxx" style:country-asian="none" style:font-style-asian="normal" style:font-weight-asian="bold" style:font-size-complex="10pt" style:font-style-complex="normal" style:font-weight-complex="bold" style:font-relief="none"/>
    </style:style>
    <style:style style:name="T56" style:family="text">
      <style:text-properties fo:text-transform="uppercase" fo:color="#9d0f89" loext:opacity="100%" style:text-position="0% 100%" style:font-name="OpenSymbol2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7" style:family="text">
      <style:text-properties fo:text-transform="uppercase" fo:color="#9933ff" loext:opacity="100%" style:text-position="0% 100%" style:font-name="Bitstream Vera Sans1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8" style:family="text">
      <style:text-properties fo:text-transform="uppercase" fo:color="#d3802b" loext:opacity="100%" style:text-position="0% 100%" style:font-name="Bitstream Vera Sans1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9" style:family="text">
      <style:text-properties fo:text-transform="uppercase" fo:color="#d3802b" loext:opacity="100%" style:text-position="0% 100%" style:font-name="Bitstream Vera Sans1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0" style:family="text">
      <style:text-properties fo:text-transform="uppercase" fo:color="#d3802c" loext:opacity="100%" style:text-position="0% 100%" style:font-name="OpenSymbol2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1" style:family="text">
      <style:text-properties fo:text-transform="uppercase" fo:color="#008000" loext:opacity="10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62" style:family="text">
      <style:text-properties fo:text-transform="uppercase" fo:color="#7fb241" loext:opacity="100%" style:text-position="0% 100%" style:font-name="Bitstream Vera Sans1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3" style:family="text">
      <style:text-properties fo:text-transform="uppercase" fo:color="#7fb241" loext:opacity="10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64" style:family="text">
      <style:text-properties fo:text-transform="uppercase" fo:color="#7fb241" loext:opacity="100%" style:text-position="0% 100%" style:font-name="OpenSymbol2" fo:font-size="10pt" fo:language="zxx" fo:country="none" fo:font-style="normal" fo:text-shadow="none" style:text-underline-style="none" fo:font-weight="bold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65" style:family="text">
      <style:text-properties fo:text-transform="uppercase" fo:color="#7fb241" loext:opacity="100%" style:text-line-through-style="none" style:text-line-through-type="none" style:text-position="0% 100%" style:font-name="Bitstream Vera Sans1" fo:font-size="10pt" fo:language="zxx" fo:country="none" fo:font-style="normal" fo:text-shadow="none" style:text-underline-style="none" fo:font-weight="bold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6" style:family="text">
      <style:text-properties fo:text-transform="uppercase" fo:color="#cc6699" loext:opacity="10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67" style:family="text">
      <style:text-properties fo:text-transform="uppercase" fo:color="#cc6699" loext:opacity="100%" style:text-position="0% 100%" style:font-name="Bitstream Vera Sans1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8" style:family="text">
      <style:text-properties fo:text-transform="uppercase" fo:color="#cc6699" loext:opacity="100%" style:text-position="0% 100%" style:font-name="OpenSymbol3" fo:font-size="10pt" fo:language="zxx" fo:country="none" fo:font-style="normal" fo:text-shadow="none" style:text-underline-style="none" fo:font-weight="bold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font-relief="none"/>
    </style:style>
    <style:style style:name="T69" style:family="text">
      <style:text-properties fo:text-transform="uppercase" fo:color="#cc6699" loext:opacity="100%" style:text-position="0% 100%" style:font-name="OpenSymbol2" fo:font-size="10pt" fo:language="zxx" fo:country="none" fo:font-style="normal" fo:text-shadow="none" style:text-underline-style="none" fo:font-weight="bold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70" style:family="text">
      <style:text-properties fo:text-transform="uppercase" fo:color="#009bb5" loext:opacity="10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71" style:family="text">
      <style:text-properties fo:text-transform="uppercase" style:text-position="0% 100%" style:font-name="Bitstream Vera Sans1" fo:font-size="6pt" fo:letter-spacing="-0.011cm" fo:font-style="normal" fo:text-shadow="none" style:text-underline-style="none" fo:font-weight="bold" officeooo:rsid="0067f9ba" fo:background-color="#ffff00" loext:char-shading-value="0" style:font-size-asian="6pt" style:font-style-asian="normal" style:font-weight-asian="bold" style:font-size-complex="6pt" style:font-style-complex="normal" style:font-weight-complex="bold" style:font-relief="none"/>
    </style:style>
    <style:style style:name="T72" style:family="text">
      <style:text-properties fo:font-variant="normal" fo:text-transform="none" style:text-outline="false" style:text-line-through-style="none" style:text-line-through-type="none" style:font-name="Bitstream Vera Sans1" fo:font-size="10pt" fo:letter-spacing="-0.004cm" fo:language="zxx" fo:country="none" fo:font-style="normal" fo:text-shadow="none" style:text-underline-style="none" officeooo:rsid="003083f7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text-emphasize="none" style:text-scale="100%" style:font-relief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Bitstream Vera Sans1" fo:font-size="10pt" fo:letter-spacing="-0.004cm" fo:language="zxx" fo:country="none" fo:font-style="normal" fo:text-shadow="none" style:text-underline-style="none" officeooo:rsid="0040a4ab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text-emphasize="none" style:text-scale="100%" style:font-relief="none"/>
    </style:style>
    <style:style style:name="T74" style:family="text">
      <style:text-properties fo:font-variant="normal" fo:text-transform="none" style:font-name="Bitstream Vera Sans1" fo:font-size="10pt" fo:letter-spacing="-0.004cm" fo:language="zxx" fo:country="none" fo:font-style="normal" style:text-underline-style="none" fo:background-color="transparent" loext:char-shading-value="0" style:font-name-asian="OpenSymbol2" style:font-size-asian="10pt" style:language-asian="zxx" style:country-asian="none" style:font-style-asian="normal" style:font-name-complex="OpenSymbol2" style:font-size-complex="10pt" style:font-style-complex="normal"/>
    </style:style>
    <style:style style:name="T75" style:family="text">
      <style:text-properties style:text-position="0% 100%" style:font-name-asian="OpenSymbol2" style:font-style-asian="normal" style:font-name-complex="OpenSymbol2" style:font-style-complex="normal"/>
    </style:style>
    <style:style style:name="T76" style:family="text">
      <style:text-properties style:text-position="0% 100%" officeooo:rsid="006f1887" style:font-name-asian="OpenSymbol2" style:font-style-asian="normal" style:font-name-complex="OpenSymbol2" style:font-style-complex="normal"/>
    </style:style>
    <style:style style:name="T77" style:family="text">
      <style:text-properties style:text-position="0% 100%" style:font-name-asian="OpenSymbol2" style:font-size-asian="10pt" style:font-style-asian="italic" style:font-name-complex="OpenSymbol2" style:font-size-complex="10pt" style:font-style-complex="italic"/>
    </style:style>
    <style:style style:name="T78" style:family="text">
      <style:text-properties style:text-position="0% 100%" officeooo:rsid="0071de6e" style:font-name-asian="OpenSymbol2" style:font-size-asian="10pt" style:font-style-asian="italic" style:font-name-complex="OpenSymbol2" style:font-size-complex="10pt" style:font-style-complex="italic"/>
    </style:style>
    <style:style style:name="T79" style:family="text">
      <style:text-properties style:text-position="0% 100%" fo:letter-spacing="-0.011cm" style:font-style-asian="normal" style:font-style-complex="normal"/>
    </style:style>
    <style:style style:name="T80" style:family="text">
      <style:text-properties style:text-position="0% 100%" fo:letter-spacing="-0.011cm" fo:font-style="normal" style:font-style-asian="normal" style:font-size-complex="10pt" style:font-style-complex="normal"/>
    </style:style>
    <style:style style:name="T81" style:family="text">
      <style:text-properties style:text-position="0% 100%" fo:letter-spacing="-0.011cm" fo:font-style="normal" officeooo:rsid="0044e8cc" style:font-style-asian="normal" style:font-size-complex="10pt" style:font-style-complex="normal"/>
    </style:style>
    <style:style style:name="T82" style:family="text">
      <style:text-properties style:text-position="0% 100%" fo:letter-spacing="-0.011cm" fo:font-style="normal" officeooo:rsid="006a923b" style:font-style-asian="normal" style:font-size-complex="10pt" style:font-style-complex="normal"/>
    </style:style>
    <style:style style:name="T83" style:family="text">
      <style:text-properties style:text-position="0% 100%" fo:letter-spacing="-0.011cm" fo:font-style="normal" fo:background-color="#ffff00" loext:char-shading-value="0" style:font-style-asian="normal" style:font-size-complex="10pt" style:font-style-complex="normal"/>
    </style:style>
    <style:style style:name="T84" style:family="text">
      <style:text-properties style:text-position="0% 100%" fo:letter-spacing="-0.011cm" fo:font-style="normal" officeooo:rsid="0044e8cc" fo:background-color="#ffff00" loext:char-shading-value="0" style:font-style-asian="normal" style:font-size-complex="10pt" style:font-style-complex="normal"/>
    </style:style>
    <style:style style:name="T85" style:family="text">
      <style:text-properties style:text-position="0% 100%" fo:letter-spacing="-0.011cm" fo:font-style="normal" fo:font-weight="normal" style:font-style-asian="normal" style:font-style-complex="normal"/>
    </style:style>
    <style:style style:name="T86" style:family="text">
      <style:text-properties style:text-position="0% 100%" fo:letter-spacing="-0.011cm" fo:font-style="normal" fo:font-weight="normal" officeooo:rsid="006a923b" style:font-style-asian="normal" style:font-style-complex="normal"/>
    </style:style>
    <style:style style:name="T87" style:family="text">
      <style:text-properties style:text-position="0% 100%" fo:letter-spacing="-0.011cm" fo:font-style="normal" fo:font-weight="normal" officeooo:rsid="0044e8cc" style:font-style-asian="normal" style:font-style-complex="normal"/>
    </style:style>
    <style:style style:name="T88" style:family="text">
      <style:text-properties style:text-position="0% 100%" fo:letter-spacing="-0.011cm" fo:font-style="normal" fo:font-weight="normal" style:font-style-asian="normal" style:font-size-complex="10pt" style:font-style-complex="normal"/>
    </style:style>
    <style:style style:name="T89" style:family="text">
      <style:text-properties style:text-position="0% 100%" fo:letter-spacing="-0.011cm" fo:font-style="normal" fo:font-weight="normal" officeooo:rsid="0044e8cc" style:font-style-asian="normal" style:font-size-complex="10pt" style:font-style-complex="normal"/>
    </style:style>
    <style:style style:name="T90" style:family="text">
      <style:text-properties style:text-position="0% 100%" fo:letter-spacing="-0.011cm" fo:font-style="normal" fo:font-weight="normal" style:font-style-asian="normal" style:font-size-complex="9pt" style:font-style-complex="normal"/>
    </style:style>
    <style:style style:name="T91" style:family="text">
      <style:text-properties style:text-position="0% 100%" fo:letter-spacing="-0.011cm" fo:font-style="normal" fo:font-weight="normal" officeooo:rsid="0044e8cc" style:font-style-asian="normal" style:font-size-complex="9pt" style:font-style-complex="normal"/>
    </style:style>
    <style:style style:name="T92" style:family="text">
      <style:text-properties style:text-position="0% 100%" fo:letter-spacing="-0.011cm" fo:font-style="normal" fo:font-weight="normal" officeooo:rsid="006a923b" fo:background-color="#ffff00" loext:char-shading-value="0" style:font-style-asian="normal" style:font-style-complex="normal"/>
    </style:style>
    <style:style style:name="T93" style:family="text">
      <style:text-properties style:text-position="0% 100%" fo:letter-spacing="-0.011cm" fo:font-style="normal" fo:font-weight="normal" officeooo:rsid="0044e8cc" fo:background-color="#ffff00" loext:char-shading-value="0" style:font-style-asian="normal" style:font-style-complex="normal"/>
    </style:style>
    <style:style style:name="T94" style:family="text">
      <style:text-properties style:text-position="0% 100%" fo:letter-spacing="-0.011cm" fo:font-weight="normal" style:font-style-asian="normal" style:font-style-complex="normal"/>
    </style:style>
    <style:style style:name="T95" style:family="text">
      <style:text-properties style:text-position="0% 100%" fo:letter-spacing="-0.011cm" fo:font-weight="normal" officeooo:rsid="0044e8cc" style:font-style-asian="normal" style:font-style-complex="normal"/>
    </style:style>
    <style:style style:name="T96" style:family="text">
      <style:text-properties style:text-position="0% 100%" fo:letter-spacing="-0.011cm" fo:background-color="#ffff00" loext:char-shading-value="0" style:font-style-asian="normal" style:font-style-complex="normal"/>
    </style:style>
    <style:style style:name="T97" style:family="text">
      <style:text-properties style:text-position="0% 100%" fo:letter-spacing="-0.011cm" officeooo:rsid="006a923b" fo:background-color="#ffff00" loext:char-shading-value="0" style:font-style-asian="normal" style:font-style-complex="normal"/>
    </style:style>
    <style:style style:name="T98" style:family="text">
      <style:text-properties style:text-position="0% 100%" fo:letter-spacing="-0.011cm" officeooo:rsid="0044e8cc" fo:background-color="#ffff00" loext:char-shading-value="0" style:font-style-asian="normal" style:font-style-complex="normal"/>
    </style:style>
    <style:style style:name="T99" style:family="text">
      <style:text-properties style:text-position="0% 100%" fo:letter-spacing="-0.011cm" fo:background-color="#ffff00" loext:char-shading-value="0" style:font-style-asian="normal" style:font-size-complex="9pt" style:font-style-complex="normal"/>
    </style:style>
    <style:style style:name="T100" style:family="text">
      <style:text-properties style:text-position="0% 100%" fo:letter-spacing="-0.011cm" officeooo:rsid="0044e8cc" fo:background-color="#ffff00" loext:char-shading-value="0" style:font-style-asian="normal" style:font-size-complex="9pt" style:font-style-complex="normal"/>
    </style:style>
    <style:style style:name="T101" style:family="text">
      <style:text-properties style:text-position="0% 100%" fo:letter-spacing="-0.011cm" fo:background-color="#ffff00" loext:char-shading-value="0" style:font-size-complex="9pt"/>
    </style:style>
    <style:style style:name="T102" style:family="text">
      <style:text-properties style:text-position="0% 100%" style:font-name="Bitstream Vera Sans1" fo:font-size="10pt" fo:letter-spacing="-0.011cm" fo:font-style="normal" fo:font-weight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3" style:family="text">
      <style:text-properties style:text-position="0% 100%" style:font-name="Bitstream Vera Sans1" fo:font-size="10pt" fo:letter-spacing="-0.011cm" fo:font-style="normal" fo:font-weight="normal" officeooo:rsid="0044e8cc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4" style:family="text">
      <style:text-properties style:text-position="0% 100%" style:font-name="Bitstream Vera Sans1" fo:font-size="10pt" fo:letter-spacing="-0.011cm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5" style:family="text">
      <style:text-properties style:text-position="0% 100%" style:font-name="Bitstream Vera Sans1" fo:font-size="10pt" fo:letter-spacing="-0.011cm" fo:font-style="normal" officeooo:rsid="0044e8cc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6" style:family="text">
      <style:text-properties style:text-position="0% 100%" style:font-name="OpenSymbol2" fo:font-size="10pt" fo:letter-spacing="-0.011cm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7" style:family="text">
      <style:text-properties style:text-position="0% 100%" style:font-name="OpenSymbol2" fo:font-size="10pt" fo:letter-spacing="-0.011cm" fo:font-style="normal" officeooo:rsid="0044e8cc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style:text-position="0% 100%" style:font-name="OpenSymbol2" fo:font-size="10pt" fo:letter-spacing="-0.011cm" fo:font-style="normal" fo:font-weight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09" style:family="text">
      <style:text-properties style:text-position="0% 100%" style:font-name="OpenSymbol2" fo:font-size="10pt" fo:letter-spacing="-0.011cm" fo:font-style="normal" fo:font-weight="normal" officeooo:rsid="0044e8cc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10" style:family="text">
      <style:text-properties style:text-position="0% 100%" fo:font-size="12pt" fo:letter-spacing="-0.011cm" fo:background-color="#ffff00" loext:char-shading-value="0" style:font-name-asian="OpenSymbol2" style:font-size-asian="12pt" style:font-name-complex="OpenSymbol2" style:font-size-complex="12pt"/>
    </style:style>
    <style:style style:name="T111" style:family="text">
      <style:text-properties style:text-position="0% 100%" fo:font-size="12pt" fo:letter-spacing="-0.011cm" officeooo:rsid="0044e8cc" fo:background-color="#ffff00" loext:char-shading-value="0" style:font-name-asian="OpenSymbol2" style:font-size-asian="12pt" style:font-name-complex="OpenSymbol2" style:font-size-complex="12pt"/>
    </style:style>
    <style:style style:name="T112" style:family="text">
      <style:text-properties style:text-position="0% 100%" style:font-style-asian="normal" style:font-style-complex="normal"/>
    </style:style>
    <style:style style:name="T113" style:family="text">
      <style:text-properties style:text-position="0% 100%" officeooo:rsid="006f1887" style:font-style-asian="normal" style:font-style-complex="normal"/>
    </style:style>
    <style:style style:name="T114" style:family="text">
      <style:text-properties style:text-position="0% 100%" style:font-name="Bitstream Vera Sans2" fo:font-size="10pt" fo:font-style="normal" style:font-name-asian="OpenSymbol2" style:font-style-asian="normal" style:font-name-complex="OpenSymbol2" style:font-style-complex="normal"/>
    </style:style>
    <style:style style:name="T115" style:family="text">
      <style:text-properties style:text-position="0% 100%" style:font-name="Bitstream Vera Sans2" fo:font-size="10pt" fo:font-style="normal" style:text-underline-style="solid" style:text-underline-width="auto" style:text-underline-color="font-color" style:font-name-asian="OpenSymbol2" style:font-style-asian="normal" style:font-name-complex="OpenSymbol2" style:font-style-complex="normal"/>
    </style:style>
    <style:style style:name="T116" style:family="text">
      <style:text-properties style:text-position="0% 100%" fo:font-style="normal" style:font-name-asian="OpenSymbol2" style:font-style-asian="normal" style:font-name-complex="OpenSymbol2" style:font-style-complex="normal"/>
    </style:style>
    <style:style style:name="T117" style:family="text">
      <style:text-properties style:text-position="0% 100%" fo:font-style="italic" style:font-name-asian="OpenSymbol2" style:font-size-asian="12pt" style:font-style-asian="italic" style:font-name-complex="OpenSymbol2" style:font-size-complex="12pt" style:font-style-complex="italic"/>
    </style:style>
    <style:style style:name="T118" style:family="text">
      <style:text-properties style:text-position="0% 100%" fo:font-style="italic" officeooo:rsid="0071de6e" style:font-name-asian="OpenSymbol2" style:font-size-asian="12pt" style:font-style-asian="italic" style:font-name-complex="OpenSymbol2" style:font-size-complex="12pt" style:font-style-complex="italic"/>
    </style:style>
    <style:style style:name="T119" style:family="text">
      <style:text-properties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120" style:family="text">
      <style:text-properties style:text-position="0% 100%" style:font-name="Times New Roman" fo:font-size="12pt" fo:font-style="italic" officeooo:rsid="0071de6e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121" style:family="text">
      <style:text-properties style:text-position="0% 100%" style:text-underline-style="solid" style:text-underline-width="auto" style:text-underline-color="font-color" style:font-name-asian="OpenSymbol2" style:font-style-asian="normal" style:font-name-complex="OpenSymbol2" style:font-style-complex="normal"/>
    </style:style>
    <style:style style:name="T122" style:family="text">
      <style:text-properties fo:color="#000000" loext:opacity="100%"/>
    </style:style>
    <style:style style:name="T123" style:family="text">
      <style:text-properties fo:color="#000000" loext:opacity="100%" style:font-name="OpenSymbol2" fo:font-size="10pt" fo:font-style="normal" style:font-size-asian="10pt" style:font-style-asian="normal" style:font-size-complex="10pt" style:font-style-complex="normal"/>
    </style:style>
    <style:style style:name="T124" style:family="text">
      <style:text-properties fo:color="#000000" loext:opacity="100%" style:font-name="OpenSymbol2" fo:font-size="10pt" fo:letter-spacing="-0.011cm" fo:language="fr" fo:country="FR" fo:font-style="normal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25" style:family="text">
      <style:text-properties fo:color="#000000" loext:opacity="100%" style:font-name="OpenSymbol2" fo:font-size="10pt" fo:letter-spacing="-0.011cm" fo:language="fr" fo:country="FR" fo:font-style="normal" officeooo:rsid="0046b90f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26" style:family="text">
      <style:text-properties fo:color="#000000" loext:opacity="100%" style:font-name="OpenSymbol2" fo:font-size="10pt" fo:letter-spacing="-0.011cm" fo:language="fr" fo:country="FR" fo:font-style="normal" fo:background-color="transparent" loext:char-shading-value="0" style:font-name-asian="OpenSymbol2" style:font-style-asian="normal" style:font-name-complex="OpenSymbol2" style:font-size-complex="10pt" style:font-style-complex="normal"/>
    </style:style>
    <style:style style:name="T127" style:family="text">
      <style:text-properties fo:color="#000000" loext:opacity="100%" style:font-name="OpenSymbol2" fo:font-size="10pt" fo:letter-spacing="-0.011cm" fo:language="fr" fo:country="FR" fo:font-style="normal" officeooo:rsid="0068e8f4" style:letter-kerning="true" fo:background-color="#ffff00" loext:char-shading-value="0" style:font-name-asian="OpenSymbol2" style:font-size-asian="10pt" style:language-asian="zh" style:country-asian="CN" style:font-style-asian="normal" style:font-name-complex="OpenSymbol2" style:font-size-complex="10pt" style:language-complex="hi" style:country-complex="IN" style:font-style-complex="normal"/>
    </style:style>
    <style:style style:name="T128" style:family="text">
      <style:text-properties fo:color="#000000" loext:opacity="100%" style:font-name="Bitstream Vera Sans1" fo:font-size="10pt" fo:font-style="normal" fo:font-weight="normal" officeooo:rsid="0044e8cc" fo:background-color="transparent" loext:char-shading-value="0" style:font-size-asian="12pt" style:font-style-asian="italic" style:font-size-complex="12pt" style:font-style-complex="italic"/>
    </style:style>
    <style:style style:name="T129" style:family="text">
      <style:text-properties fo:color="#000000" loext:opacity="100%" style:font-name="Bitstream Vera Sans1" fo:font-size="10pt" fo:language="fr" fo:country="FR" fo:font-style="normal" officeooo:rsid="0067f9ba" style:letter-kerning="true" fo:background-color="transparent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30" style:family="text">
      <style:text-properties fo:color="#000000" loext:opacity="100%" style:font-name="Bitstream Vera Sans1" fo:font-size="8pt" fo:language="fr" fo:country="FR" fo:font-style="normal" officeooo:rsid="0067f9ba" style:letter-kerning="true" fo:background-color="transparent" loext:char-shading-value="0" style:font-name-asian="Bitstream Vera Sans6" style:font-size-asian="8pt" style:language-asian="zh" style:country-asian="CN" style:font-style-asian="normal" style:font-name-complex="Bitstream Vera Sans6" style:font-size-complex="8pt" style:language-complex="hi" style:country-complex="IN" style:font-style-complex="normal"/>
    </style:style>
    <style:style style:name="T131" style:family="text">
      <style:text-properties fo:color="#000000" loext:opacity="100%" style:text-underline-style="none"/>
    </style:style>
    <style:style style:name="T132" style:family="text">
      <style:text-properties fo:color="#000000" loext:opacity="100%" style:font-name="Times New Roman1" fo:font-size="12pt" fo:font-style="italic" style:font-size-asian="11pt" style:font-style-asian="italic" style:font-size-complex="11pt" style:font-style-complex="italic"/>
    </style:style>
    <style:style style:name="T133" style:family="text">
      <style:text-properties fo:color="#000000" loext:opacity="100%" style:text-position="0% 100%" officeooo:rsid="006090c3" style:font-name-asian="OpenSymbol2" style:font-style-asian="normal" style:font-name-complex="OpenSymbol2" style:font-style-complex="normal"/>
    </style:style>
    <style:style style:name="T134" style:family="text">
      <style:text-properties fo:color="#000000" loext:opacity="100%" style:text-position="0% 100%" style:font-name="Bitstream Vera Sans" fo:font-size="10pt" fo:letter-spacing="-0.011cm" fo:language="fr" fo:country="FR" fo:font-style="normal" fo:font-weight="normal" officeooo:rsid="006a923b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35" style:family="text">
      <style:text-properties fo:color="#000000" loext:opacity="100%" style:text-position="0% 100%" style:font-name="Bitstream Vera Sans" fo:font-size="10pt" fo:letter-spacing="-0.011cm" fo:language="fr" fo:country="FR" fo:font-style="normal" fo:font-weight="normal" officeooo:rsid="006c57a9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36" style:family="text">
      <style:text-properties fo:color="#000000" loext:opacity="100%" style:text-position="0% 100%" style:font-name="Bitstream Vera Sans" fo:font-size="10pt" fo:letter-spacing="-0.011cm" fo:language="fr" fo:country="FR" fo:font-style="normal" fo:font-weight="normal" officeooo:rsid="00788e7a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37" style:family="text">
      <style:text-properties fo:color="#000000" loext:opacity="100%" style:text-position="0% 100%" style:font-name="Bitstream Vera Sans" fo:font-size="10pt" fo:letter-spacing="-0.011cm" fo:language="fr" fo:country="FR" fo:font-style="normal" fo:font-weight="normal" officeooo:rsid="006a923b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38" style:family="text">
      <style:text-properties fo:color="#000000" loext:opacity="100%" style:text-position="0% 100%" style:font-name="Bitstream Vera Sans" fo:font-size="10pt" fo:letter-spacing="-0.011cm" fo:language="fr" fo:country="FR" fo:font-style="normal" fo:font-weight="normal" officeooo:rsid="006c57a9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39" style:family="text">
      <style:text-properties fo:color="#000000" loext:opacity="100%" style:text-position="0% 100%" style:font-name="Bitstream Vera Sans" fo:font-size="10pt" officeooo:rsid="0071de6e" fo:background-color="#ffff00" loext:char-shading-value="0" style:font-name-asian="OpenSymbol2" style:font-size-asian="12pt" style:font-style-asian="normal" style:font-name-complex="OpenSymbol2" style:font-size-complex="12pt" style:font-style-complex="normal"/>
    </style:style>
    <style:style style:name="T140" style:family="text">
      <style:text-properties fo:color="#000000" loext:opacity="100%" style:text-position="0% 100%" style:font-name="Times New Roman" fo:font-size="12pt" fo:font-style="italic" fo:font-weight="normal" fo:background-color="#ffff00" loext:char-shading-value="0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141" style:family="text">
      <style:text-properties fo:color="#000000" loext:opacity="100%" style:text-position="0% 100%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42" style:family="text">
      <style:text-properties fo:color="#000000" loext:opacity="10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43" style:family="text">
      <style:text-properties fo:color="#000000" loext:opacity="100%" style:text-position="0% 100%" officeooo:rsid="007cf032" fo:background-color="#ffff00" loext:char-shading-value="0" style:font-name-asian="OpenSymbol2" style:font-style-asian="normal" style:font-name-complex="OpenSymbol2" style:font-style-complex="normal"/>
    </style:style>
    <style:style style:name="T144" style:family="text">
      <style:text-properties fo:color="#000000" loext:opacity="100%" style:font-name="Bitstream Vera Sans" fo:font-size="10pt" fo:language="fr" fo:country="FR" fo:font-style="normal" officeooo:rsid="0067f9ba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45" style:family="text">
      <style:text-properties fo:color="#000000" loext:opacity="100%" style:font-name="Bitstream Vera Sans" fo:font-size="10pt" fo:language="fr" fo:country="FR" fo:font-style="normal" officeooo:rsid="0077c361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language-complex="hi" style:country-complex="IN" style:font-style-complex="normal"/>
    </style:style>
    <style:style style:name="T146" style:family="text">
      <style:text-properties fo:color="#000000" loext:opacity="100%" style:font-name="Bitstream Vera Sans" fo:font-size="10pt" fo:language="fr" fo:country="FR" fo:font-style="normal" officeooo:rsid="0067f9ba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47" style:family="text">
      <style:text-properties fo:color="#000000" loext:opacity="100%" style:font-name="Bitstream Vera Sans" fo:font-size="10pt" fo:language="fr" fo:country="FR" fo:font-style="normal" fo:font-weight="normal" officeooo:rsid="006f188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48" style:family="text">
      <style:text-properties fo:color="#000000" loext:opacity="100%" style:font-name="Bitstream Vera Sans" fo:font-size="10pt" fo:letter-spacing="-0.011cm" fo:language="fr" fo:country="FR" fo:font-style="normal" officeooo:rsid="0068e8f4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149" style:family="text">
      <style:text-properties fo:color="#000000" loext:opacity="100%" style:font-name="Bitstream Vera Sans" fo:font-size="9pt" fo:letter-spacing="-0.011cm" fo:language="fr" fo:country="FR" fo:font-style="normal" officeooo:rsid="0068e8f4" style:letter-kerning="true" fo:background-color="#ffff00" loext:char-shading-value="0" style:font-name-asian="Bitstream Vera Sans6" style:font-size-asian="9pt" style:language-asian="zh" style:country-asian="CN" style:font-style-asian="normal" style:font-name-complex="Bitstream Vera Sans6" style:font-size-complex="9pt" style:language-complex="hi" style:country-complex="IN" style:font-style-complex="normal"/>
    </style:style>
    <style:style style:name="T150" style:family="text">
      <style:text-properties fo:color="#000000" loext:opacity="100%" officeooo:rsid="00788e7a" fo:background-color="#ffff00" loext:char-shading-value="0"/>
    </style:style>
    <style:style style:name="T151" style:family="text">
      <style:text-properties style:font-name="Bitstream Vera Sans1"/>
    </style:style>
    <style:style style:name="T152" style:family="text">
      <style:text-properties style:font-name="Bitstream Vera Sans1" fo:font-size="10pt" officeooo:rsid="002b5d53" style:font-size-asian="10pt" style:font-size-complex="10pt"/>
    </style:style>
    <style:style style:name="T153" style:family="text">
      <style:text-properties style:font-name="Bitstream Vera Sans1" fo:font-size="10pt" fo:font-style="normal"/>
    </style:style>
    <style:style style:name="T154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55" style:family="text">
      <style:text-properties style:font-name="Bitstream Vera Sans1" fo:font-size="10pt" fo:font-style="normal" style:font-name-asian="Wingdings1" style:font-size-asian="10pt" style:font-style-asian="normal" style:font-name-complex="Wingdings1" style:font-size-complex="10pt" style:font-style-complex="normal"/>
    </style:style>
    <style:style style:name="T156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Bitstream Vera Sans1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58" style:family="text">
      <style:text-properties style:font-name="Bitstream Vera Sans1" fo:font-size="10pt" style:text-underline-style="none" fo:font-weight="normal" officeooo:rsid="002b5d53" style:font-size-asian="10pt" style:font-weight-asian="normal" style:font-size-complex="10pt" style:font-weight-complex="normal"/>
    </style:style>
    <style:style style:name="T159" style:family="text">
      <style:text-properties style:font-name="Bitstream Vera Sans1" fo:font-size="10pt" style:text-underline-style="none" fo:font-weight="normal" officeooo:rsid="001f1e69" style:font-size-asian="10pt" style:font-weight-asian="normal" style:font-size-complex="10pt" style:font-weight-complex="normal"/>
    </style:style>
    <style:style style:name="T160" style:family="text">
      <style:text-properties style:font-name="Bitstream Vera Sans1" fo:font-size="10pt" fo:language="zxx" fo:country="none" fo:font-style="normal" style:font-size-asian="10pt" style:language-asian="zxx" style:country-asian="none" style:font-style-asian="normal" style:font-size-complex="10pt" style:font-style-complex="normal"/>
    </style:style>
    <style:style style:name="T161" style:family="text">
      <style:text-properties style:font-name="Bitstream Vera Sans1" fo:font-size="10pt" fo:letter-spacing="-0.011cm" style:font-size-asian="10pt" style:font-size-complex="10pt"/>
    </style:style>
    <style:style style:name="T162" style:family="text">
      <style:text-properties style:font-name="Bitstream Vera Sans1" fo:font-size="10pt" fo:letter-spacing="-0.011cm" style:font-size-complex="10pt"/>
    </style:style>
    <style:style style:name="T163" style:family="text">
      <style:text-properties style:font-name="Bitstream Vera Sans1" fo:font-size="10pt" fo:letter-spacing="-0.011cm" fo:font-style="normal" style:font-name-asian="OpenSymbol2" style:font-size-asian="10pt" style:font-style-asian="normal" style:font-name-complex="OpenSymbol2" style:font-size-complex="10pt" style:font-style-complex="normal"/>
    </style:style>
    <style:style style:name="T164" style:family="text">
      <style:text-properties style:font-name="Bitstream Vera Sans1" fo:font-size="10pt" fo:letter-spacing="-0.011cm" fo:font-style="normal" officeooo:rsid="0046b90f" style:font-name-asian="OpenSymbol2" style:font-size-asian="10pt" style:font-style-asian="normal" style:font-name-complex="OpenSymbol2" style:font-size-complex="10pt" style:font-style-complex="normal"/>
    </style:style>
    <style:style style:name="T165" style:family="text">
      <style:text-properties style:font-name="Bitstream Vera Sans1" fo:font-size="10pt" fo:letter-spacing="-0.011cm" fo:font-style="normal" style:font-size-asian="10pt" style:font-style-asian="normal" style:font-size-complex="10pt" style:font-style-complex="normal"/>
    </style:style>
    <style:style style:name="T166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167" style:family="text">
      <style:text-properties style:font-name="Bitstream Vera Sans1" fo:font-style="normal" style:font-style-asian="normal" style:font-style-complex="normal"/>
    </style:style>
    <style:style style:name="T168" style:family="text">
      <style:text-properties style:font-name="Bitstream Vera Sans1" fo:font-style="normal" style:font-size-asian="10pt" style:font-style-asian="normal" style:font-size-complex="10pt" style:font-style-complex="normal"/>
    </style:style>
    <style:style style:name="T169" style:family="text">
      <style:text-properties style:font-name="Bitstream Vera Sans1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70" style:family="text">
      <style:text-properties style:font-name="Bitstream Vera Sans1" fo:font-size="8pt" fo:font-style="normal" style:font-size-asian="8pt" style:font-style-asian="normal" style:font-size-complex="8pt" style:font-style-complex="normal"/>
    </style:style>
    <style:style style:name="T171" style:family="text">
      <style:text-properties style:font-name="Bitstream Vera Sans1" fo:font-size="8pt" fo:font-style="normal" officeooo:rsid="0067f9ba" fo:background-color="transparent" loext:char-shading-value="0" style:font-size-asian="8pt" style:font-style-asian="normal" style:font-size-complex="8pt" style:font-style-complex="normal"/>
    </style:style>
    <style:style style:name="T172" style:family="text">
      <style:text-properties style:font-name="Bitstream Vera Sans1" fo:font-size="6pt" fo:font-style="normal" officeooo:rsid="0067f9ba" fo:background-color="transparent" loext:char-shading-value="0" style:font-size-asian="6pt" style:font-style-asian="normal" style:font-size-complex="6pt" style:font-style-complex="normal"/>
    </style:style>
    <style:style style:name="T173" style:family="text">
      <style:text-properties style:font-name="Bitstream Vera Sans1" fo:font-size="6pt" fo:language="fr" fo:country="FR" fo:font-style="normal" officeooo:rsid="0067f9ba" style:letter-kerning="true" style:font-name-asian="OpenSymbol2" style:font-size-asian="6pt" style:language-asian="zh" style:country-asian="CN" style:font-style-asian="normal" style:font-name-complex="OpenSymbol2" style:font-size-complex="6pt" style:language-complex="hi" style:country-complex="IN" style:font-style-complex="normal"/>
    </style:style>
    <style:style style:name="T174" style:family="text">
      <style:text-properties style:font-name="Bitstream Vera Sans1" fo:font-size="6pt" fo:letter-spacing="-0.011cm" fo:font-style="normal" officeooo:rsid="0067f9ba" fo:background-color="transparent" loext:char-shading-value="0" style:font-size-asian="6pt" style:font-style-asian="normal" style:font-size-complex="6pt" style:font-style-complex="normal"/>
    </style:style>
    <style:style style:name="T175" style:family="text">
      <style:text-properties style:font-name="Bitstream Vera Sans1" fo:font-size="6pt" fo:letter-spacing="-0.011cm" fo:font-style="normal" officeooo:rsid="0067f9ba" fo:background-color="#ffff00" loext:char-shading-value="0" style:font-size-asian="6pt" style:font-style-asian="normal" style:font-size-complex="6pt" style:font-style-complex="normal"/>
    </style:style>
    <style:style style:name="T176" style:family="text">
      <style:text-properties style:font-name="Bitstream Vera Sans1" fo:font-size="6pt" fo:letter-spacing="-0.011cm" fo:font-style="normal" style:font-size-asian="6pt" style:font-style-asian="normal" style:font-size-complex="6pt" style:font-style-complex="normal"/>
    </style:style>
    <style:style style:name="T177" style:family="text">
      <style:text-properties style:font-name="Bitstream Vera Sans1" fo:font-size="6pt" fo:letter-spacing="-0.011cm" fo:font-style="normal" style:font-name-asian="OpenSymbol2" style:font-size-asian="6pt" style:font-style-asian="normal" style:font-name-complex="OpenSymbol2" style:font-size-complex="6pt" style:font-style-complex="normal"/>
    </style:style>
    <style:style style:name="T178" style:family="text">
      <style:text-properties style:font-name="Bitstream Vera Sans1" fo:font-size="6pt" fo:letter-spacing="-0.011cm" fo:font-style="italic" style:font-size-asian="6pt" style:font-size-complex="6pt"/>
    </style:style>
    <style:style style:name="T179" style:family="text">
      <style:text-properties style:font-name="Bitstream Vera Sans1" officeooo:rsid="007b7546"/>
    </style:style>
    <style:style style:name="T180" style:family="text">
      <style:text-properties style:font-name="OpenSymbol"/>
    </style:style>
    <style:style style:name="T181" style:family="text">
      <style:text-properties style:font-name="OpenSymbol" fo:font-style="normal" style:font-name-asian="OpenSymbol2" style:font-style-asian="normal" style:font-name-complex="OpenSymbol2" style:font-style-complex="normal"/>
    </style:style>
    <style:style style:name="T182" style:family="text">
      <style:text-properties style:font-name="OpenSymbol" fo:font-size="9pt" fo:font-style="normal" style:font-name-asian="OpenSymbol2" style:font-style-asian="normal" style:font-name-complex="OpenSymbol2" style:font-style-complex="normal"/>
    </style:style>
    <style:style style:name="T183" style:family="text">
      <style:text-properties style:font-name="OpenSymbol" style:font-size-asian="10pt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style:font-name="OpenSymbol2"/>
    </style:style>
    <style:style style:name="T186" style:family="text">
      <style:text-properties style:font-name="OpenSymbol2" fo:font-size="10pt" fo:font-style="normal"/>
    </style:style>
    <style:style style:name="T187" style:family="text">
      <style:text-properties style:font-name="OpenSymbol2" fo:font-size="10pt" fo:font-style="normal" style:font-size-asian="10pt" style:font-style-asian="normal" style:font-size-complex="10pt" style:font-style-complex="normal"/>
    </style:style>
    <style:style style:name="T188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89" style:family="text">
      <style:text-properties style:font-name="OpenSymbol2" fo:font-size="10pt" fo:font-style="normal" style:font-name-asian="OpenSymbol2" style:font-style-asian="normal" style:font-name-complex="OpenSymbol2" style:font-style-complex="normal"/>
    </style:style>
    <style:style style:name="T190" style:family="text">
      <style:text-properties style:font-name="OpenSymbo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1" style:family="text">
      <style:text-properties style:font-name="OpenSymbol2" fo:font-size="10pt" fo:letter-spacing="-0.011cm" fo:font-style="normal" style:font-name-asian="OpenSymbol2" style:font-size-asian="10pt" style:font-style-asian="normal" style:font-name-complex="OpenSymbol2" style:font-size-complex="10pt" style:font-style-complex="normal"/>
    </style:style>
    <style:style style:name="T192" style:family="text">
      <style:text-properties style:font-name="OpenSymbol2" fo:font-size="10pt" fo:letter-spacing="-0.011cm" fo:font-style="normal" officeooo:rsid="0046b90f" style:font-name-asian="OpenSymbol2" style:font-size-asian="10pt" style:font-style-asian="normal" style:font-name-complex="OpenSymbol2" style:font-size-complex="10pt" style:font-style-complex="normal"/>
    </style:style>
    <style:style style:name="T193" style:family="text">
      <style:text-properties style:font-name="OpenSymbol2" fo:font-size="10pt" fo:letter-spacing="-0.011cm" fo:font-style="normal" style:font-name-asian="OpenSymbol2" style:font-style-asian="normal" style:font-name-complex="OpenSymbol2" style:font-size-complex="10pt" style:font-style-complex="normal"/>
    </style:style>
    <style:style style:name="T194" style:family="text">
      <style:text-properties style:font-name="OpenSymbol2" fo:font-size="10pt" fo:letter-spacing="-0.011cm" style:font-size-asian="10pt" style:font-size-complex="10pt"/>
    </style:style>
    <style:style style:name="T195" style:family="text">
      <style:text-properties style:font-name="OpenSymbol2" fo:font-size="10pt" fo:letter-spacing="-0.011cm" style:font-size-complex="10pt"/>
    </style:style>
    <style:style style:name="T196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97" style:family="text">
      <style:text-properties style:font-name="OpenSymbol2" fo:font-style="normal" officeooo:rsid="004987de" style:font-name-asian="OpenSymbol2" style:font-style-asian="normal" style:font-name-complex="OpenSymbol2" style:font-style-complex="normal"/>
    </style:style>
    <style:style style:name="T198" style:family="text">
      <style:text-properties style:font-name="OpenSymbol2" fo:font-style="normal" style:font-name-asian="OpenSymbol2" style:font-size-asian="10pt" style:font-style-asian="normal" style:font-name-complex="OpenSymbol2" style:font-size-complex="10pt" style:font-style-complex="normal"/>
    </style:style>
    <style:style style:name="T199" style:family="text">
      <style:text-properties style:font-name="OpenSymbol2" fo:font-style="normal" style:font-style-asian="normal" style:font-style-complex="normal"/>
    </style:style>
    <style:style style:name="T200" style:family="text">
      <style:text-properties style:font-name="OpenSymbol2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01" style:family="text">
      <style:text-properties style:font-name="OpenSymbol2" style:font-size-asian="10pt"/>
    </style:style>
    <style:style style:name="T202" style:family="text">
      <style:text-properties style:font-name="OpenSymbol2" style:font-size-asian="10pt" style:font-style-asian="normal" style:font-size-complex="10pt" style:font-style-complex="normal"/>
    </style:style>
    <style:style style:name="T203" style:family="text">
      <style:text-properties style:font-name="OpenSymbol2" style:font-name-asian="OpenSymbol2" style:font-style-asian="normal" style:font-name-complex="OpenSymbol2" style:font-style-complex="normal"/>
    </style:style>
    <style:style style:name="T204" style:family="text">
      <style:text-properties style:font-name="OpenSymbol2" fo:font-size="12pt" fo:font-style="normal" style:font-name-asian="OpenSymbol2" style:font-size-asian="12pt" style:font-style-asian="normal" style:font-name-complex="OpenSymbol2" style:font-size-complex="12pt" style:font-style-complex="normal"/>
    </style:style>
    <style:style style:name="T20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06" style:family="text">
      <style:text-properties style:font-name="Times New Roman" fo:font-size="12pt" fo:font-style="italic" officeooo:rsid="004987de" style:font-size-asian="12pt" style:font-style-asian="italic" style:font-size-complex="12pt" style:font-style-complex="italic"/>
    </style:style>
    <style:style style:name="T207" style:family="text">
      <style:text-properties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208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209" style:family="text">
      <style:text-properties fo:font-style="normal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67f9ba" style:font-style-asian="normal" style:font-style-complex="normal"/>
    </style:style>
    <style:style style:name="T212" style:family="text">
      <style:text-properties fo:font-style="normal" style:font-name-asian="OpenSymbol2" style:font-style-asian="normal" style:font-name-complex="OpenSymbol2" style:font-style-complex="normal"/>
    </style:style>
    <style:style style:name="T213" style:family="text">
      <style:text-properties fo:font-style="normal" style:font-name-asian="OpenSymbol2" style:font-size-asian="12pt" style:font-style-asian="normal" style:font-name-complex="OpenSymbol2" style:font-size-complex="12pt" style:font-style-complex="normal"/>
    </style:style>
    <style:style style:name="T214" style:family="text">
      <style:text-properties fo:font-style="normal" style:font-size-asian="10pt" style:font-style-asian="normal" style:font-size-complex="10pt" style:font-style-complex="normal"/>
    </style:style>
    <style:style style:name="T215" style:family="text">
      <style:text-properties fo:font-style="normal" style:font-size-asian="10pt" style:font-style-asian="italic" style:font-size-complex="10pt" style:font-style-complex="italic"/>
    </style:style>
    <style:style style:name="T216" style:family="text">
      <style:text-properties fo:font-style="normal" style:font-size-asian="12pt" style:font-style-asian="italic" style:font-size-complex="12pt" style:font-style-complex="italic"/>
    </style:style>
    <style:style style:name="T217" style:family="text">
      <style:text-properties fo:font-style="normal" style:font-size-asian="12pt" style:font-style-asian="normal" style:font-size-complex="12pt" style:font-style-complex="normal"/>
    </style:style>
    <style:style style:name="T218" style:family="text">
      <style:text-properties fo:font-style="normal" style:font-size-asian="8pt" style:font-size-complex="8pt"/>
    </style:style>
    <style:style style:name="T219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0" style:family="text">
      <style:text-properties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21" style:family="text">
      <style:text-properties fo:text-transform="lowercase" style:use-window-font-color="true" loext:opacity="0%" style:text-position="0% 100%" style:font-name="OpenSymbol2" fo:font-size="10pt" fo:language="zxx" fo:country="none" fo:font-style="normal" fo:text-shadow="none" style:text-underline-style="none" fo:font-weight="normal" officeooo:rsid="01348b2d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222" style:family="text">
      <style:text-properties fo:text-transform="lowercase" style:use-window-font-color="true" loext:opacity="0%" style:text-outline="false" style:text-line-through-style="none" style:text-line-through-type="none" style:text-position="0% 100%" style:font-name="Bitstream Vera Sans1" fo:font-size="10pt" fo:letter-spacing="-0.004cm" fo:language="zxx" fo:country="none" fo:font-style="normal" fo:text-shadow="none" style:text-underline-style="none" fo:font-weight="normal" officeooo:rsid="001fda51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223" style:family="text">
      <style:text-properties fo:text-transform="lowercase" fo:color="#000000" loext:opacity="100%" style:text-position="0% 100%" style:font-name="Times New Roman" fo:font-size="12pt" fo:language="zxx" fo:country="none" fo:font-style="italic" fo:text-shadow="none" style:text-underline-style="none" fo:font-weight="normal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224" style:family="text">
      <style:text-properties fo:text-transform="lowercase" fo:color="#000000" loext:opacity="100%" style:text-position="0% 100%" style:font-name="Times New Roman" fo:font-size="12pt" fo:language="zxx" fo:country="none" fo:font-style="italic" fo:text-shadow="none" style:text-underline-style="none" fo:font-weight="normal" officeooo:rsid="003083f7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225" style:family="text">
      <style:text-properties fo:text-transform="lowercase" fo:color="#000000" loext:opacity="100%" style:text-position="0% 100%" style:font-name="Times New Roman" fo:font-size="12pt" fo:language="zxx" fo:country="none" fo:font-style="italic" fo:text-shadow="none" style:text-underline-style="none" fo:font-weight="normal" officeooo:rsid="001f1e69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226" style:family="text">
      <style:text-properties fo:text-transform="lowercase" fo:color="#000000" loext:opacity="100%" style:text-position="0% 100%" style:font-name="Times New Roman" fo:font-size="12pt" fo:language="zxx" fo:country="none" fo:font-style="italic" fo:text-shadow="none" style:text-underline-style="none" fo:font-weight="normal" officeooo:rsid="0143b4ea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227" style:family="text">
      <style:text-properties fo:text-transform="lowercase" fo:color="#000000" loext:opacity="100%" style:text-position="0% 100%" style:font-name="Times New Roman" fo:font-size="10pt" fo:language="zxx" fo:country="none" fo:font-style="italic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228" style:family="text">
      <style:text-properties fo:text-transform="lowercase" fo:color="#000000" loext:opacity="100%" style:text-position="0% 100%" style:font-name="OpenSymbol3" fo:font-size="10pt" fo:language="zxx" fo:country="none" fo:font-style="normal" fo:text-shadow="none" style:text-underline-style="none" fo:font-weight="normal" officeooo:rsid="003083f7" fo:background-color="transparent" loext:char-shading-value="0" style:font-name-asian="OpenSymbol3" style:font-size-asian="10pt" style:language-asian="zxx" style:country-asian="none" style:font-style-asian="italic" style:font-weight-asian="normal" style:font-name-complex="OpenSymbol3" style:font-size-complex="10pt" style:font-style-complex="italic" style:font-weight-complex="normal" style:font-relief="none"/>
    </style:style>
    <style:style style:name="T229" style:family="text">
      <style:text-properties fo:text-transform="lowercase" fo:color="#000000" loext:opacity="100%" style:text-position="0% 100%" fo:language="zxx" fo:country="none" fo:text-shadow="none" style:text-underline-style="none" fo:font-weight="normal" fo:background-color="transparent" loext:char-shading-value="0" style:font-size-asian="12pt" style:language-asian="zxx" style:country-asian="none" style:font-style-asian="italic" style:font-weight-asian="normal" style:font-size-complex="12pt" style:font-style-complex="italic" style:font-weight-complex="normal" style:font-relief="none"/>
    </style:style>
    <style:style style:name="T230" style:family="text">
      <style:text-properties fo:text-transform="lowercase" style:text-position="0% 100%" fo:font-size="10pt" fo:language="zxx" fo:country="none" fo:text-shadow="none" style:text-underline-style="none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231" style:family="text">
      <style:text-properties fo:text-transform="lowercase" style:text-position="0% 100%" style:font-name="OpenSymbol3" fo:font-size="10pt" fo:language="zxx" fo:country="none" fo:font-style="normal" fo:text-shadow="none" style:text-underline-style="none" fo:background-color="transparent" loext:char-shading-value="0" style:font-name-asian="OpenSymbol3" style:font-size-asian="10pt" style:language-asian="zxx" style:country-asian="none" style:font-weight-asian="normal" style:font-name-complex="OpenSymbol3" style:font-size-complex="10pt" style:font-weight-complex="normal" style:font-relief="none"/>
    </style:style>
    <style:style style:name="T232" style:family="text">
      <style:text-properties fo:text-transform="lowercase" fo:color="#7fb241" loext:opacity="100%" style:text-position="0% 100%" fo:font-size="12pt" fo:language="zxx" fo:country="none" fo:text-shadow="none" style:text-underline-style="none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233" style:family="text">
      <style:text-properties fo:text-transform="lowercase" fo:color="#7fb241" loext:opacity="100%" style:text-line-through-style="none" style:text-line-through-type="none" style:text-position="0% 100%" fo:font-size="12pt" fo:language="zxx" fo:country="none" fo:text-shadow="none" style:text-underline-style="none" fo:font-weight="bold" style:text-underline-mode="skip-white-space" style:text-overline-mode="skip-white-space" style:text-line-through-mode="skip-white-space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234" style:family="text">
      <style:text-properties fo:text-transform="lowercase" fo:color="#008000" loext:opacity="100%" style:text-position="0% 100%" style:font-name="Bitstream Vera Sans1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235" style:family="text">
      <style:text-properties fo:text-transform="lowercase" fo:color="#008000" loext:opacity="100%" style:text-position="0% 100%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36" style:family="text">
      <style:text-properties fo:text-transform="lowercase" fo:color="#008000" loext:opacity="100%" style:text-line-through-style="none" style:text-line-through-type="none" style:text-position="0% 100%" fo:font-size="10pt" fo:language="zxx" fo:country="none" fo:text-shadow="none" style:text-underline-style="none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237" style:family="text">
      <style:text-properties fo:text-transform="lowercase" fo:color="#75ab24" loext:opacity="100%" style:text-position="0% 100%" fo:font-size="10pt" fo:language="zxx" fo:country="none" fo:text-shadow="none" style:text-underline-style="none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0pt" style:font-weight-complex="bold" style:font-relief="none"/>
    </style:style>
    <style:style style:name="T238" style:family="text">
      <style:text-properties style:font-size-complex="10pt"/>
    </style:style>
    <style:style style:name="T239" style:family="text">
      <style:text-properties officeooo:rsid="0044e8cc"/>
    </style:style>
    <style:style style:name="T240" style:family="text">
      <style:text-properties style:font-name-asian="OpenSymbol2" style:font-style-asian="normal" style:font-name-complex="OpenSymbol2" style:font-style-complex="normal"/>
    </style:style>
    <style:style style:name="T241" style:family="text">
      <style:text-properties fo:font-size="9pt" fo:letter-spacing="-0.011cm" style:font-size-asian="9pt" style:font-size-complex="9pt"/>
    </style:style>
    <style:style style:name="T242" style:family="text">
      <style:text-properties style:font-size-asian="10pt"/>
    </style:style>
    <style:style style:name="T243" style:family="text">
      <style:text-properties style:font-size-asian="10pt" style:font-style-asian="normal" style:font-size-complex="10pt" style:font-style-complex="normal"/>
    </style:style>
    <style:style style:name="T244" style:family="text">
      <style:text-properties style:font-size-asian="10pt" style:font-size-complex="10pt"/>
    </style:style>
    <style:style style:name="T245" style:family="text">
      <style:text-properties style:font-size-asian="10pt" style:font-style-asian="italic" style:font-size-complex="10pt" style:font-style-complex="italic"/>
    </style:style>
    <style:style style:name="T246" style:family="text">
      <style:text-properties style:font-name="Bitstream Vera Sans2" fo:font-size="10pt"/>
    </style:style>
    <style:style style:name="T247" style:family="text">
      <style:text-properties style:font-name="Bitstream Vera Sans2" fo:font-size="10pt" fo:font-style="normal"/>
    </style:style>
    <style:style style:name="T248" style:family="text">
      <style:text-properties style:font-name="Bitstream Vera Sans2" fo:font-size="10pt" fo:font-style="normal" style:font-size-asian="12pt" style:font-style-asian="italic" style:font-size-complex="12pt" style:font-style-complex="italic"/>
    </style:style>
    <style:style style:name="T249" style:family="text">
      <style:text-properties style:font-name="Bitstream Vera Sans2" fo:font-size="10pt" fo:font-style="normal" style:font-name-asian="OpenSymbol2" style:font-size-asian="12pt" style:font-style-asian="italic" style:font-name-complex="OpenSymbol2" style:font-size-complex="12pt" style:font-style-complex="italic"/>
    </style:style>
    <style:style style:name="T250" style:family="text">
      <style:text-properties style:font-name="Bitstream Vera Sans2" fo:font-size="10pt" fo:font-style="normal" style:font-size-asian="10pt" style:font-style-asian="italic" style:font-size-complex="10pt" style:font-style-complex="italic"/>
    </style:style>
    <style:style style:name="T251" style:family="text">
      <style:text-properties style:font-name="Bitstream Vera Sans2" fo:font-size="10pt" fo:font-style="normal" style:font-name-asian="OpenSymbol3" style:font-size-asian="12pt" style:font-style-asian="italic" style:font-name-complex="OpenSymbol3" style:font-size-complex="12pt" style:font-style-complex="italic"/>
    </style:style>
    <style:style style:name="T252" style:family="text">
      <style:text-properties style:font-name="Bitstream Vera Sans2" fo:font-size="10pt" fo:font-style="normal" style:font-name-asian="OpenSymbol3" style:font-name-complex="OpenSymbol3"/>
    </style:style>
    <style:style style:name="T253" style:family="text">
      <style:text-properties style:font-name="Bitstream Vera Sans2" fo:font-size="10pt" style:font-size-asian="10pt" style:font-size-complex="10pt"/>
    </style:style>
    <style:style style:name="T254" style:family="text">
      <style:text-properties style:font-name="Bitstream Vera Sans2" fo:font-size="8pt" fo:font-style="normal" style:font-size-asian="8pt" style:font-size-complex="8pt"/>
    </style:style>
    <style:style style:name="T255" style:family="text">
      <style:text-properties style:font-name="Times New Roman1" fo:font-size="12pt" fo:font-style="italic" style:font-size-asian="11pt" style:font-style-asian="italic" style:font-size-complex="11pt" style:font-style-complex="italic"/>
    </style:style>
    <style:style style:name="T256" style:family="text">
      <style:text-properties style:font-name="Times New Roman1" fo:font-size="12pt" fo:font-style="italic" style:font-name-asian="OpenSymbol2" style:font-size-asian="11pt" style:font-style-asian="italic" style:font-name-complex="OpenSymbol2" style:font-size-complex="11pt" style:font-style-complex="italic"/>
    </style:style>
    <style:style style:name="T257" style:family="text">
      <style:text-properties style:font-name="OpenSymbol3" fo:font-style="normal" style:font-name-asian="OpenSymbol3" style:font-name-complex="OpenSymbol3"/>
    </style:style>
    <style:style style:name="T258" style:family="text">
      <style:text-properties style:font-name="OpenSymbol3" fo:font-style="normal" style:font-name-asian="OpenSymbol3" style:font-style-asian="normal" style:font-name-complex="OpenSymbol3" style:font-style-complex="normal"/>
    </style:style>
    <style:style style:name="T259" style:family="text">
      <style:text-properties style:font-name="OpenSymbol3" style:font-name-asian="OpenSymbol3" style:font-name-complex="OpenSymbol3"/>
    </style:style>
    <style:style style:name="T260" style:family="text">
      <style:text-properties style:font-name="OpenSymbol3" fo:font-size="10pt" fo:font-style="normal" style:font-name-asian="OpenSymbol3" style:font-name-complex="OpenSymbol3"/>
    </style:style>
    <style:style style:name="T261" style:family="text">
      <style:text-properties fo:color="#b2b2b2" loext:opacity="100%" style:font-name="Wingdings" fo:font-size="13pt" fo:font-style="normal" style:font-name-asian="Wingdings1" style:font-size-asian="13pt" style:font-style-asian="normal" style:font-name-complex="Wingdings1" style:font-size-complex="11pt" style:font-style-complex="normal"/>
    </style:style>
    <style:style style:name="T262" style:family="text">
      <style:text-properties fo:font-size="3.5pt" style:font-size-asian="3.5pt" style:font-size-complex="3.5pt"/>
    </style:style>
    <style:style style:name="T263" style:family="text">
      <style:text-properties officeooo:rsid="004987de"/>
    </style:style>
    <style:style style:name="T264" style:family="text">
      <style:text-properties style:text-underline-style="none" fo:font-weight="bold" style:font-weight-asian="bold" style:font-weight-complex="bold"/>
    </style:style>
    <style:style style:name="T265" style:family="text">
      <style:text-properties officeooo:rsid="006090c3"/>
    </style:style>
    <style:style style:name="T266" style:family="text">
      <style:text-properties fo:letter-spacing="-0.011cm"/>
    </style:style>
    <style:style style:name="T267" style:family="text">
      <style:text-properties fo:letter-spacing="-0.011cm" style:font-size-complex="12pt"/>
    </style:style>
    <style:style style:name="T268" style:family="text">
      <style:text-properties fo:letter-spacing="-0.011cm" fo:font-style="normal" style:font-name-asian="OpenSymbol2" style:font-style-asian="normal" style:font-name-complex="OpenSymbol2" style:font-size-complex="10pt" style:font-style-complex="normal"/>
    </style:style>
    <style:style style:name="T269" style:family="text">
      <style:text-properties fo:letter-spacing="-0.011cm" fo:font-style="normal" style:font-style-asian="normal" style:font-size-complex="10pt" style:font-style-complex="normal"/>
    </style:style>
    <style:style style:name="T270" style:family="text">
      <style:text-properties style:use-window-font-color="true" loext:opacity="0%"/>
    </style:style>
    <style:style style:name="T271" style:family="text">
      <style:text-properties style:use-window-font-color="true" loext:opacity="0%" fo:background-color="#ffff00" loext:char-shading-value="0"/>
    </style:style>
    <style:style style:name="T272" style:family="text">
      <style:text-properties style:use-window-font-color="true" loext:opacity="0%" fo:background-color="#ffff00" loext:char-shading-value="0" style:font-size-asian="10pt" style:font-size-complex="10pt"/>
    </style:style>
    <style:style style:name="T273" style:family="text">
      <style:text-properties style:use-window-font-color="true" loext:opacity="0%" fo:background-color="#ffff00" loext:char-shading-value="0" style:font-size-asian="10pt" style:font-style-asian="normal" style:font-size-complex="10pt" style:font-style-complex="normal"/>
    </style:style>
    <style:style style:name="T274" style:family="text">
      <style:text-properties style:use-window-font-color="true" loext:opacity="0%" fo:background-color="#ffff00" loext:char-shading-value="0" style:font-size-asian="12pt" style:font-style-asian="italic" style:font-size-complex="12pt" style:font-style-complex="italic"/>
    </style:style>
    <style:style style:name="T275" style:family="text">
      <style:text-properties style:use-window-font-color="true" loext:opacity="0%" fo:background-color="#ffff00" loext:char-shading-value="0" style:font-name-asian="OpenSymbol3" style:font-name-complex="OpenSymbol3"/>
    </style:style>
    <style:style style:name="T276" style:family="text">
      <style:text-properties style:use-window-font-color="true" loext:opacity="0%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277" style:family="text">
      <style:text-properties style:use-window-font-color="true" loext:opacity="0%" officeooo:rsid="0070de41" fo:background-color="#ffff00" loext:char-shading-value="0"/>
    </style:style>
    <style:style style:name="T278" style:family="text">
      <style:text-properties style:use-window-font-color="true" loext:opacity="0%" style:font-name="Bitstream Vera Sans2" fo:font-size="10pt" fo:background-color="#ffff00" loext:char-shading-value="0"/>
    </style:style>
    <style:style style:name="T279" style:family="text">
      <style:text-properties style:use-window-font-color="true" loext:opacity="0%" style:font-name="Bitstream Vera Sans2" fo:font-size="10pt" fo:font-style="normal" fo:background-color="#ffff00" loext:char-shading-value="0"/>
    </style:style>
    <style:style style:name="T280" style:family="text">
      <style:text-properties style:use-window-font-color="true" loext:opacity="0%" style:font-name="Bitstream Vera Sans2" fo:font-size="10pt" fo:font-style="normal" fo:background-color="#ffff00" loext:char-shading-value="0" style:font-size-asian="12pt" style:font-style-asian="italic" style:font-size-complex="12pt" style:font-style-complex="italic"/>
    </style:style>
    <style:style style:name="T281" style:family="text">
      <style:text-properties style:use-window-font-color="true" loext:opacity="0%" style:font-name="Bitstream Vera Sans2" fo:font-size="10pt" fo:font-style="normal" fo:background-color="#ffff00" loext:char-shading-value="0" style:font-name-asian="OpenSymbol2" style:font-style-asian="normal" style:font-name-complex="OpenSymbol2" style:font-style-complex="normal"/>
    </style:style>
    <style:style style:name="T282" style:family="text">
      <style:text-properties style:use-window-font-color="true" loext:opacity="0%" style:font-name="OpenSymbol2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83" style:family="text">
      <style:text-properties style:use-window-font-color="true" loext:opacity="0%" style:font-name="OpenSymbol2" fo:font-style="normal" fo:background-color="#ffff00" loext:char-shading-value="0" style:font-name-asian="OpenSymbol2" style:font-style-asian="normal" style:font-name-complex="OpenSymbol2" style:font-style-complex="normal"/>
    </style:style>
    <style:style style:name="T284" style:family="text">
      <style:text-properties style:use-window-font-color="true" loext:opacity="0%" style:font-name="OpenSymbol2" fo:font-style="normal" fo:background-color="#ffff00" loext:char-shading-value="0" style:font-size-asian="10pt" style:font-style-asian="normal" style:font-size-complex="10pt" style:font-style-complex="normal"/>
    </style:style>
    <style:style style:name="T285" style:family="text">
      <style:text-properties style:use-window-font-color="true" loext:opacity="0%" style:font-name="OpenSymbol2" fo:font-style="normal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86" style:family="text">
      <style:text-properties style:use-window-font-color="true" loext:opacity="0%" style:font-name="OpenSymbol2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87" style:family="text">
      <style:text-properties style:use-window-font-color="true" loext:opacity="0%" style:font-name="OpenSymbol2" fo:font-size="10pt" fo:font-style="normal" fo:background-color="#ffff00" loext:char-shading-value="0" style:font-size-asian="10pt" style:font-size-complex="10pt"/>
    </style:style>
    <style:style style:name="T288" style:family="text">
      <style:text-properties style:use-window-font-color="true" loext:opacity="0%" style:font-name="OpenSymbol2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89" style:family="text">
      <style:text-properties style:use-window-font-color="true" loext:opacity="0%" style:font-name="OpenSymbol2" fo:font-size="10pt" fo:font-style="normal" fo:background-color="#ffff00" loext:char-shading-value="0" style:font-name-asian="OpenSymbol2" style:font-style-asian="normal" style:font-name-complex="OpenSymbol2" style:font-style-complex="normal"/>
    </style:style>
    <style:style style:name="T290" style:family="text">
      <style:text-properties style:use-window-font-color="true" loext:opacity="0%" style:font-name="OpenSymbol2" fo:font-size="12pt" fo:font-style="normal" fo:background-color="#ffff00" loext:char-shading-value="0" style:font-name-asian="OpenSymbol2" style:font-size-asian="12pt" style:font-style-asian="normal" style:font-name-complex="OpenSymbol2" style:font-size-complex="12pt" style:font-style-complex="normal"/>
    </style:style>
    <style:style style:name="T291" style:family="text">
      <style:text-properties style:use-window-font-color="true" loext:opacity="0%" style:font-name="OpenSymbol2" fo:font-size="12pt" fo:font-style="normal" fo:font-weight="normal" fo:background-color="#ffff00" loext:char-shading-value="0" style:font-name-asian="OpenSymbol2" style:font-size-asian="12pt" style:font-style-asian="normal" style:font-weight-asian="normal" style:font-name-complex="OpenSymbol2" style:font-size-complex="12pt" style:font-style-complex="normal" style:font-weight-complex="normal"/>
    </style:style>
    <style:style style:name="T292" style:family="text">
      <style:text-properties style:use-window-font-color="true" loext:opacity="0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93" style:family="text">
      <style:text-properties style:use-window-font-color="true" loext:opacity="0%"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94" style:family="text">
      <style:text-properties style:use-window-font-color="true" loext:opacity="0%" style:font-name="Bitstream Vera Sans1" fo:font-size="10pt" fo:font-style="italic" fo:background-color="#ffff00" loext:char-shading-value="0" style:font-size-asian="10pt" style:font-style-asian="italic" style:font-size-complex="10pt" style:font-style-complex="italic"/>
    </style:style>
    <style:style style:name="T295" style:family="text">
      <style:text-properties style:use-window-font-color="true" loext:opacity="0%" style:font-name="Bitstream Vera Sans1" fo:font-style="normal" fo:background-color="#ffff00" loext:char-shading-value="0" style:font-size-asian="10pt" style:font-style-asian="normal" style:font-size-complex="10pt" style:font-style-complex="normal"/>
    </style:style>
    <style:style style:name="T296" style:family="text">
      <style:text-properties style:use-window-font-color="true" loext:opacity="0%" style:font-name="Bitstream Vera Sans1" fo:font-style="normal" style:font-size-asian="10pt" style:font-style-asian="normal" style:font-size-complex="10pt" style:font-style-complex="normal"/>
    </style:style>
    <style:style style:name="T297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298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299" style:family="text">
      <style:text-properties style:use-window-font-color="true" loext:opacity="0%" style:text-position="0% 100%" officeooo:rsid="006f9080" fo:background-color="#ffff00" loext:char-shading-value="0" style:font-name-asian="OpenSymbol2" style:font-style-asian="normal" style:font-name-complex="OpenSymbol2" style:font-style-complex="normal"/>
    </style:style>
    <style:style style:name="T300" style:family="text">
      <style:text-properties style:use-window-font-color="true" loext:opacity="0%" style:text-position="0% 100%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01" style:family="text">
      <style:text-properties style:use-window-font-color="true" loext:opacity="0%" style:text-position="0% 100%" style:font-name="OpenSymbol3" fo:background-color="#ffff00" loext:char-shading-value="0" style:font-name-asian="OpenSymbol3" style:font-style-asian="normal" style:font-name-complex="OpenSymbol3" style:font-style-complex="normal"/>
    </style:style>
    <style:style style:name="T302" style:family="text">
      <style:text-properties style:use-window-font-color="true" loext:opacity="0%" style:text-position="0% 100%" style:font-name="OpenSymbol1" officeooo:rsid="006ee7fa" fo:background-color="#ffff00" loext:char-shading-value="0" style:font-name-asian="OpenSymbol2" style:font-style-asian="normal" style:font-name-complex="OpenSymbol2" style:font-style-complex="normal"/>
    </style:style>
    <style:style style:name="T303" style:family="text">
      <style:text-properties style:use-window-font-color="true" loext:opacity="0%" style:text-position="0% 100%" style:font-name="Bitstream Vera Sans2" officeooo:rsid="006ee7fa" fo:background-color="#ffff00" loext:char-shading-value="0" style:font-name-asian="OpenSymbol2" style:font-style-asian="normal" style:font-name-complex="OpenSymbol2" style:font-style-complex="normal"/>
    </style:style>
    <style:style style:name="T304" style:family="text">
      <style:text-properties style:use-window-font-color="true" loext:opacity="0%" style:text-position="0% 100%" style:font-name="Bitstream Vera Sans2" fo:font-size="10pt" fo:font-style="normal" fo:background-color="#ffff00" loext:char-shading-value="0" style:font-name-asian="OpenSymbol2" style:font-style-asian="normal" style:font-name-complex="OpenSymbol2" style:font-style-complex="normal"/>
    </style:style>
    <style:style style:name="T305" style:family="text">
      <style:text-properties style:use-window-font-color="true" loext:opacity="0%" style:text-position="0% 100%" style:font-name="Bitstream Vera Sans2" fo:font-size="10pt" fo:font-style="normal" officeooo:rsid="006f9080" fo:background-color="#ffff00" loext:char-shading-value="0" style:font-name-asian="OpenSymbol2" style:font-style-asian="normal" style:font-name-complex="OpenSymbol2" style:font-style-complex="normal"/>
    </style:style>
    <style:style style:name="T306" style:family="text">
      <style:text-properties style:use-window-font-color="true" loext:opacity="0%" style:text-position="0% 100%" style:font-name="Bitstream Vera Sans2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07" style:family="text">
      <style:text-properties style:use-window-font-color="true" loext:opacity="0%" style:text-position="0% 100%" style:font-name="Bitstream Vera Sans2" fo:font-size="10pt" fo:font-style="normal" fo:background-color="#ffff00" loext:char-shading-value="0" style:font-name-asian="OpenSymbol2" style:font-size-asian="12pt" style:font-style-asian="normal" style:font-name-complex="OpenSymbol2" style:font-size-complex="12pt" style:font-style-complex="normal"/>
    </style:style>
    <style:style style:name="T308" style:family="text">
      <style:text-properties style:use-window-font-color="true" loext:opacity="0%" style:text-position="0% 100%" style:font-name="Bitstream Vera Sans2" fo:font-size="10pt" fo:font-style="normal" fo:font-weight="normal" officeooo:rsid="007a14f3" fo:background-color="#ffff00" loext:char-shading-value="0" style:font-name-asian="OpenSymbol2" style:font-style-asian="normal" style:font-name-complex="OpenSymbol2" style:font-style-complex="normal"/>
    </style:style>
    <style:style style:name="T309" style:family="text">
      <style:text-properties style:use-window-font-color="true" loext:opacity="0%" style:text-position="0% 100%" style:font-name="Bitstream Vera Sans2" fo:font-size="10pt" fo:font-style="normal" fo:font-weight="normal" officeooo:rsid="007a14f3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10" style:family="text">
      <style:text-properties style:use-window-font-color="true" loext:opacity="0%"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311" style:family="text">
      <style:text-properties style:use-window-font-color="true" loext:opacity="0%" style:text-position="0% 100%" style:font-name="Times New Roman" fo:font-size="12pt" fo:font-style="italic" officeooo:rsid="004987de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312" style:family="text">
      <style:text-properties style:use-window-font-color="true" loext:opacity="0%" style:text-position="0% 100%" style:font-name="Times New Roman" fo:font-size="12pt" fo:font-style="italic" fo:font-weight="normal" fo:background-color="#ffff00" loext:char-shading-value="0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313" style:family="text">
      <style:text-properties style:use-window-font-color="true" loext:opacity="0%" style:text-position="0% 100%" style:font-name="Times New Roman" fo:font-size="12pt" fo:font-style="italic" style:font-name-asian="OpenSymbol2" style:font-size-asian="12pt" style:font-style-asian="italic" style:font-name-complex="OpenSymbol2" style:font-size-complex="12pt" style:font-style-complex="italic"/>
    </style:style>
    <style:style style:name="T314" style:family="text">
      <style:text-properties style:use-window-font-color="true" loext:opacity="0%" style:text-position="0% 100%" style:font-name="Times New Roman" fo:font-size="12pt" fo:language="zxx" fo:country="none" fo:font-style="italic" fo:background-color="#ffff00" loext:char-shading-value="0" style:font-name-asian="OpenSymbol2" style:font-size-asian="12pt" style:language-asian="zxx" style:country-asian="none" style:font-style-asian="italic" style:font-name-complex="OpenSymbol2" style:font-size-complex="12pt" style:font-style-complex="italic"/>
    </style:style>
    <style:style style:name="T315" style:family="text">
      <style:text-properties style:use-window-font-color="true" loext:opacity="0%" style:text-position="0% 100%" style:font-name="Times New Roman" fo:font-size="12pt" fo:language="zxx" fo:country="none" fo:font-style="italic" officeooo:rsid="006f1887" fo:background-color="#ffff00" loext:char-shading-value="0" style:font-name-asian="OpenSymbol2" style:font-size-asian="12pt" style:language-asian="zxx" style:country-asian="none" style:font-style-asian="italic" style:font-name-complex="OpenSymbol2" style:font-size-complex="12pt" style:font-style-complex="italic"/>
    </style:style>
    <style:style style:name="T316" style:family="text">
      <style:text-properties style:use-window-font-color="true" loext:opacity="0%" style:text-position="0% 100%" style:font-name="OpenSymbol2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17" style:family="text">
      <style:text-properties style:use-window-font-color="true" loext:opacity="0%" style:text-position="0% 100%" style:font-name="OpenSymbol2" fo:font-size="10pt" fo:font-style="normal" fo:background-color="#ffff00" loext:char-shading-value="0" style:font-name-asian="OpenSymbol2" style:font-style-asian="normal" style:font-name-complex="OpenSymbol2" style:font-style-complex="normal"/>
    </style:style>
    <style:style style:name="T318" style:family="text">
      <style:text-properties style:use-window-font-color="true" loext:opacity="0%" style:text-position="0% 100%" style:font-name="OpenSymbol2" fo:font-size="10pt" fo:font-style="normal" fo:background-color="#ffff00" loext:char-shading-value="0" style:font-name-asian="OpenSymbol2" style:font-size-asian="12pt" style:font-style-asian="normal" style:font-name-complex="OpenSymbol2" style:font-size-complex="12pt" style:font-style-complex="normal"/>
    </style:style>
    <style:style style:name="T319" style:family="text">
      <style:text-properties style:use-window-font-color="true" loext:opacity="0%" style:text-position="0% 100%" style:font-name="OpenSymbol2" fo:font-size="10pt" fo:font-style="normal" fo:background-color="#ffff00" loext:char-shading-value="0" style:font-name-asian="OpenSymbol2" style:font-size-asian="8pt" style:font-style-asian="normal" style:font-name-complex="OpenSymbol2" style:font-size-complex="8pt" style:font-style-complex="normal"/>
    </style:style>
    <style:style style:name="T320" style:family="text">
      <style:text-properties style:use-window-font-color="true" loext:opacity="0%" style:text-position="0% 100%" style:font-name="OpenSymbol2" fo:font-size="10pt" fo:font-style="normal" fo:font-weight="normal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21" style:family="text">
      <style:text-properties style:use-window-font-color="true" loext:opacity="0%" style:text-position="0% 100%" style:font-name="OpenSymbol2" fo:font-size="10pt" fo:language="zxx" fo:country="none" fo:font-style="normal" fo:background-color="#ffff00" loext:char-shading-value="0" style:font-name-asian="OpenSymbol2" style:font-size-asian="10pt" style:language-asian="zxx" style:country-asian="none" style:font-style-asian="normal" style:font-name-complex="OpenSymbol2" style:font-size-complex="10pt" style:font-style-complex="normal"/>
    </style:style>
    <style:style style:name="T322" style:family="text">
      <style:text-properties style:use-window-font-color="true" loext:opacity="0%" style:text-position="0% 100%" style:font-name="OpenSymbol2" fo:font-size="10pt" fo:language="zxx" fo:country="none" fo:font-style="normal" officeooo:rsid="006f1887" fo:background-color="#ffff00" loext:char-shading-value="0" style:font-name-asian="OpenSymbol2" style:font-size-asian="10pt" style:language-asian="zxx" style:country-asian="none" style:font-style-asian="normal" style:font-name-complex="OpenSymbol2" style:font-size-complex="10pt" style:font-style-complex="normal"/>
    </style:style>
    <style:style style:name="T323" style:family="text">
      <style:text-properties style:use-window-font-color="true" loext:opacity="0%" style:text-position="0% 100%" style:font-name="OpenSymbol2" fo:font-style="normal" fo:background-color="#ffff00" loext:char-shading-value="0" style:font-name-asian="OpenSymbol2" style:font-style-asian="normal" style:font-name-complex="OpenSymbol2" style:font-style-complex="normal"/>
    </style:style>
    <style:style style:name="T324" style:family="text">
      <style:text-properties style:use-window-font-color="true" loext:opacity="0%" style:text-position="0% 100%" style:font-name="OpenSymbol2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25" style:family="text">
      <style:text-properties style:use-window-font-color="true" loext:opacity="0%" style:text-position="0% 100%" style:font-name="OpenSymbol2" fo:font-size="12pt" fo:font-style="normal" fo:font-weight="normal" fo:background-color="#ffff00" loext:char-shading-value="0" style:font-name-asian="OpenSymbol2" style:font-size-asian="12pt" style:font-style-asian="normal" style:font-weight-asian="normal" style:font-name-complex="OpenSymbol2" style:font-size-complex="12pt" style:font-style-complex="normal" style:font-weight-complex="normal"/>
    </style:style>
    <style:style style:name="T326" style:family="text">
      <style:text-properties style:use-window-font-color="true" loext:opacity="0%" style:text-position="0% 100%" style:font-name="Bitstream Vera Sans1" fo:font-style="normal" fo:background-color="#ffff00" loext:char-shading-value="0" style:font-name-asian="OpenSymbol2" style:font-style-asian="normal" style:font-name-complex="OpenSymbol2" style:font-style-complex="normal"/>
    </style:style>
    <style:style style:name="T327" style:family="text">
      <style:text-properties style:use-window-font-color="true" loext:opacity="0%" style:text-position="0% 100%"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28" style:family="text">
      <style:text-properties style:use-window-font-color="true" loext:opacity="0%" style:text-position="0% 100%" style:font-name="Bitstream Vera Sans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29" style:family="text">
      <style:text-properties style:use-window-font-color="true" loext:opacity="0%" style:text-position="0% 100%" style:font-name="Bitstream Vera Sans1" fo:font-size="10pt" fo:font-style="italic" fo:background-color="#ffff00" loext:char-shading-value="0" style:font-name-asian="OpenSymbol2" style:font-size-asian="10pt" style:font-style-asian="italic" style:font-name-complex="OpenSymbol2" style:font-size-complex="10pt" style:font-style-complex="italic"/>
    </style:style>
    <style:style style:name="T330" style:family="text">
      <style:text-properties style:use-window-font-color="true" loext:opacity="0%" style:text-position="0% 100%" fo:language="zxx" fo:country="none" fo:background-color="#ffff00" loext:char-shading-value="0" style:font-name-asian="OpenSymbol2" style:language-asian="zxx" style:country-asian="none" style:font-style-asian="normal" style:font-name-complex="OpenSymbol2" style:font-style-complex="normal"/>
    </style:style>
    <style:style style:name="T331" style:family="text">
      <style:text-properties style:use-window-font-color="true" loext:opacity="0%" style:text-position="0% 100%" fo:font-weight="normal" fo:background-color="#ffff00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332" style:family="text">
      <style:text-properties style:use-window-font-color="true" loext:opacity="0%" style:text-position="0% 100%" fo:font-weight="normal" officeooo:rsid="00747a7b" fo:background-color="#ffff00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333" style:family="text">
      <style:text-properties style:use-window-font-color="true" loext:opacity="0%" style:text-position="0% 100%" fo:font-weight="normal" fo:background-color="#ffff00" loext:char-shading-value="0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334" style:family="text">
      <style:text-properties style:use-window-font-color="true" loext:opacity="0%" style:text-position="0% 100%" fo:font-weight="normal" style:font-name-asian="OpenSymbol2" style:font-style-asian="normal" style:font-weight-asian="normal" style:font-name-complex="OpenSymbol2" style:font-style-complex="normal" style:font-weight-complex="normal"/>
    </style:style>
    <style:style style:name="T335" style:family="text">
      <style:text-properties style:use-window-font-color="true" loext:opacity="0%" style:text-position="0% 100%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36" style:family="text">
      <style:text-properties style:use-window-font-color="true" loext:opacity="0%" style:text-position="0% 100%" fo:font-weight="normal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337" style:family="text">
      <style:text-properties style:use-window-font-color="true" loext:opacity="0%" style:text-position="0% 100%" style:font-name="OpenSymbol" fo:font-weight="normal" fo:background-color="#ffff00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338" style:family="text">
      <style:text-properties style:use-window-font-color="true" loext:opacity="0%" style:text-position="0% 100%" style:font-name-asian="OpenSymbol2" style:font-style-asian="normal" style:font-name-complex="OpenSymbol2" style:font-style-complex="normal"/>
    </style:style>
    <style:style style:name="T339" style:family="text">
      <style:text-properties style:use-window-font-color="true" loext:opacity="0%" style:text-position="0% 100%" officeooo:rsid="006ee7fa" style:font-name-asian="OpenSymbol2" style:font-style-asian="normal" style:font-name-complex="OpenSymbol2" style:font-style-complex="normal"/>
    </style:style>
    <style:style style:name="T340" style:family="text">
      <style:text-properties style:use-window-font-color="true" loext:opacity="0%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341" style:family="text">
      <style:text-properties style:use-window-font-color="true" loext:opacity="0%" style:text-position="0% 100%" officeooo:rsid="007a14f3" style:font-name-asian="OpenSymbol2" style:font-size-asian="10pt" style:font-style-asian="normal" style:font-name-complex="OpenSymbol2" style:font-size-complex="10pt" style:font-style-complex="normal"/>
    </style:style>
    <style:style style:name="T342" style:family="text">
      <style:text-properties style:use-window-font-color="true" loext:opacity="0%" style:text-position="0% 100%" style:font-name-asian="Bitstream Vera Sans2" style:font-size-asian="10pt" style:font-style-asian="normal" style:font-name-complex="Bitstream Vera Sans2" style:font-size-complex="10pt" style:font-style-complex="normal"/>
    </style:style>
    <style:style style:name="T343" style:family="text">
      <style:text-properties style:use-window-font-color="true" loext:opacity="0%" style:text-position="0% 100%" style:font-name="Bitstream Vera Sans" fo:font-size="10pt" fo:font-style="normal" officeooo:rsid="007a14f3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44" style:family="text">
      <style:text-properties style:use-window-font-color="true" loext:opacity="0%" style:text-position="0% 100%" style:font-name="Times New Roman1" fo:font-size="12pt" fo:font-style="italic" officeooo:rsid="006f9080" fo:background-color="#ffff00" loext:char-shading-value="0" style:font-name-asian="OpenSymbol2" style:font-size-asian="11pt" style:font-style-asian="italic" style:font-name-complex="OpenSymbol2" style:font-size-complex="11pt" style:font-style-complex="italic"/>
    </style:style>
    <style:style style:name="T345" style:family="text">
      <style:text-properties style:use-window-font-color="true" loext:opacity="0%" style:text-position="0% 100%" fo:font-style="normal" style:font-name-asian="OpenSymbol2" style:font-size-asian="10pt" style:font-style-asian="normal" style:font-name-complex="OpenSymbol2" style:font-size-complex="10pt" style:font-style-complex="normal"/>
    </style:style>
    <style:style style:name="T346" style:family="text">
      <style:text-properties style:use-window-font-color="true" loext:opacity="0%" style:text-position="0% 100%" fo:font-style="normal" style:font-name-asian="OpenSymbol2" style:font-style-asian="normal" style:font-name-complex="OpenSymbol2" style:font-style-complex="normal"/>
    </style:style>
    <style:style style:name="T347" style:family="text">
      <style:text-properties style:use-window-font-color="true" loext:opacity="0%" style:text-position="0% 100%" fo:font-style="normal" style:font-name-asian="OpenSymbol2" style:font-size-asian="12pt" style:font-style-asian="normal" style:font-name-complex="OpenSymbol2" style:font-size-complex="12pt" style:font-style-complex="normal"/>
    </style:style>
    <style:style style:name="T348" style:family="text">
      <style:text-properties style:use-window-font-color="true" loext:opacity="0%" style:text-position="0% 100%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49" style:family="text">
      <style:text-properties style:use-window-font-color="true" loext:opacity="0%" style:text-position="0% 100%" fo:font-style="normal" fo:font-weight="normal" officeooo:rsid="007a14f3" style:font-name-asian="OpenSymbol2" style:font-size-asian="10pt" style:font-style-asian="normal" style:font-name-complex="OpenSymbol2" style:font-size-complex="10pt" style:font-style-complex="normal"/>
    </style:style>
    <style:style style:name="T350" style:family="text">
      <style:text-properties style:use-window-font-color="true" loext:opacity="0%" style:text-position="0% 100%" fo:font-style="normal" fo:font-weight="normal" officeooo:rsid="007a14f3" style:font-name-asian="OpenSymbol2" style:font-style-asian="normal" style:font-name-complex="OpenSymbol2" style:font-style-complex="normal"/>
    </style:style>
    <style:style style:name="T351" style:family="text">
      <style:text-properties style:use-window-font-color="true" loext:opacity="0%" style:text-position="0% 100%" fo:font-style="normal" fo:font-weight="normal" style:font-name-asian="OpenSymbol2" style:font-size-asian="12pt" style:font-style-asian="normal" style:font-weight-asian="normal" style:font-name-complex="OpenSymbol2" style:font-size-complex="12pt" style:font-style-complex="normal" style:font-weight-complex="normal"/>
    </style:style>
    <style:style style:name="T352" style:family="text">
      <style:text-properties style:use-window-font-color="true" loext:opacity="0%" style:text-position="0% 100%" style:font-name-asian="OpenSymbol3" style:font-style-asian="normal" style:font-name-complex="OpenSymbol3" style:font-style-complex="normal"/>
    </style:style>
    <style:style style:name="T353" style:family="text">
      <style:text-properties style:use-window-font-color="true" loext:opacity="0%" style:text-position="0% 100%" fo:font-weight="bold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354" style:family="text">
      <style:text-properties style:use-window-font-color="true" loext:opacity="0%" style:text-position="0% 100%" fo:font-style="italic" fo:font-weight="normal" style:font-name-asian="OpenSymbol2" style:font-size-asian="12pt" style:font-style-asian="italic" style:font-weight-asian="normal" style:font-name-complex="OpenSymbol2" style:font-size-complex="12pt" style:font-style-complex="italic" style:font-weight-complex="normal"/>
    </style:style>
    <style:style style:name="T355" style:family="text">
      <style:text-properties style:use-window-font-color="true" loext:opacity="0%" style:text-position="0% 100%" fo:font-style="italic" style:font-name-asian="OpenSymbol2" style:font-size-asian="12pt" style:font-style-asian="italic" style:font-name-complex="OpenSymbol2" style:font-size-complex="12pt" style:font-style-complex="italic"/>
    </style:style>
    <style:style style:name="T356" style:family="text">
      <style:text-properties style:use-window-font-color="true" loext:opacity="0%" style:text-position="0% 100%" fo:font-style="italic" style:font-name-asian="OpenSymbol2" style:font-size-asian="10pt" style:font-style-asian="italic" style:font-name-complex="OpenSymbol2" style:font-size-complex="10pt" style:font-style-complex="italic"/>
    </style:style>
    <style:style style:name="T357" style:family="text">
      <style:text-properties style:use-window-font-color="true" loext:opacity="0%" style:font-name="Wingdings" fo:font-size="13pt" fo:font-style="normal" fo:font-weight="normal" officeooo:rsid="007a19bf" fo:background-color="#ffff00" loext:char-shading-value="0" style:font-name-asian="Wingdings1" style:font-size-asian="13pt" style:font-style-asian="normal" style:font-name-complex="Wingdings1" style:font-size-complex="11pt" style:font-style-complex="normal"/>
    </style:style>
    <style:style style:name="T358" style:family="text">
      <style:text-properties style:use-window-font-color="true" loext:opacity="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359" style:family="text">
      <style:text-properties style:use-window-font-color="true" loext:opacity="0%" style:font-name="Times New Roman" fo:font-size="12pt" fo:font-style="italic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360" style:family="text">
      <style:text-properties style:use-window-font-color="true" loext:opacity="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361" style:family="text">
      <style:text-properties style:use-window-font-color="true" loext:opacity="0%" style:font-name="Times New Roman" fo:font-size="12pt" fo:font-style="normal" fo:background-color="#ffff00" loext:char-shading-value="0" style:font-size-asian="12pt" style:font-style-asian="normal" style:font-size-complex="12pt" style:font-style-complex="normal"/>
    </style:style>
    <style:style style:name="T362" style:family="text">
      <style:text-properties style:use-window-font-color="true" loext:opacity="0%" style:font-name="OpenSymbol1" officeooo:rsid="0070de41" fo:background-color="#ffff00" loext:char-shading-value="0"/>
    </style:style>
    <style:style style:name="T363" style:family="text">
      <style:text-properties style:use-window-font-color="true" loext:opacity="0%" style:font-name="Times New Roman1" fo:font-size="12pt" fo:font-style="italic" fo:background-color="#ffff00" loext:char-shading-value="0" style:font-size-asian="11pt" style:font-style-asian="italic" style:font-size-complex="11pt" style:font-style-complex="italic"/>
    </style:style>
    <style:style style:name="T364" style:family="text">
      <style:text-properties style:use-window-font-color="true" loext:opacity="0%" style:font-name="OpenSymbol3" fo:background-color="#ffff00" loext:char-shading-value="0" style:font-name-asian="OpenSymbol3" style:font-name-complex="OpenSymbol3"/>
    </style:style>
    <style:style style:name="T365" style:family="text">
      <style:text-properties style:use-window-font-color="true" loext:opacity="0%" style:font-name="OpenSymbol3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366" style:family="text">
      <style:text-properties style:use-window-font-color="true" loext:opacity="0%" fo:font-style="normal"/>
    </style:style>
    <style:style style:name="T367" style:family="text">
      <style:text-properties style:use-window-font-color="true" loext:opacity="0%" fo:font-style="normal" style:font-size-asian="10pt" style:font-style-asian="normal" style:font-size-complex="10pt" style:font-style-complex="normal"/>
    </style:style>
    <style:style style:name="T368" style:family="text">
      <style:text-properties style:use-window-font-color="true" loext:opacity="0%" fo:font-style="normal" style:font-size-asian="10pt" style:font-size-complex="10pt"/>
    </style:style>
    <style:style style:name="T369" style:family="text">
      <style:text-properties style:use-window-font-color="true" loext:opacity="0%" fo:font-style="normal" style:font-size-asian="12pt" style:font-style-asian="normal" style:font-size-complex="12pt" style:font-style-complex="normal"/>
    </style:style>
    <style:style style:name="T370" style:family="text">
      <style:text-properties style:use-window-font-color="true" loext:opacity="0%" fo:font-style="normal" style:font-size-asian="12pt" style:font-style-asian="italic" style:font-size-complex="12pt" style:font-style-complex="italic"/>
    </style:style>
    <style:style style:name="T371" style:family="text">
      <style:text-properties style:use-window-font-color="true" loext:opacity="0%" fo:font-style="normal" style:font-name-asian="OpenSymbol2" style:font-style-asian="normal" style:font-name-complex="OpenSymbol2" style:font-style-complex="normal"/>
    </style:style>
    <style:style style:name="T372" style:family="text">
      <style:text-properties style:use-window-font-color="true" loext:opacity="0%" fo:font-style="normal" style:font-name-asian="OpenSymbol2" style:font-size-asian="10pt" style:font-style-asian="normal" style:font-name-complex="OpenSymbol2" style:font-size-complex="10pt" style:font-style-complex="normal"/>
    </style:style>
    <style:style style:name="T373" style:family="text">
      <style:text-properties style:use-window-font-color="true" loext:opacity="0%" fo:font-style="normal" style:font-name-asian="OpenSymbol2" style:font-size-asian="12pt" style:font-style-asian="normal" style:font-name-complex="OpenSymbol2" style:font-size-complex="12pt" style:font-style-complex="normal"/>
    </style:style>
    <style:style style:name="T374" style:family="text">
      <style:text-properties style:use-window-font-color="true" loext:opacity="0%" fo:font-style="normal" fo:font-weight="normal" style:font-name-asian="OpenSymbol2" style:font-size-asian="12pt" style:font-style-asian="normal" style:font-weight-asian="normal" style:font-name-complex="OpenSymbol2" style:font-size-complex="12pt" style:font-style-complex="normal" style:font-weight-complex="normal"/>
    </style:style>
    <style:style style:name="T375" style:family="text">
      <style:text-properties style:use-window-font-color="true" loext:opacity="0%" officeooo:rsid="0070de41"/>
    </style:style>
    <style:style style:name="T376" style:family="text">
      <style:text-properties style:use-window-font-color="true" loext:opacity="0%" fo:font-style="italic" style:font-size-asian="12pt" style:font-style-asian="italic" style:font-size-complex="12pt" style:font-style-complex="italic"/>
    </style:style>
    <style:style style:name="T377" style:family="text">
      <style:text-properties style:use-window-font-color="true" loext:opacity="0%" fo:font-style="italic" style:font-name-asian="OpenSymbol3" style:font-size-asian="12pt" style:font-style-asian="italic" style:font-name-complex="OpenSymbol3" style:font-size-complex="12pt" style:font-style-complex="italic"/>
    </style:style>
    <style:style style:name="T378" style:family="text">
      <style:text-properties style:use-window-font-color="true" loext:opacity="0%" fo:font-style="italic" style:font-name-asian="OpenSymbol2" style:font-size-asian="12pt" style:font-style-asian="italic" style:font-name-complex="OpenSymbol2" style:font-size-complex="12pt" style:font-style-complex="italic"/>
    </style:style>
    <style:style style:name="T379" style:family="text">
      <style:text-properties style:use-window-font-color="true" loext:opacity="0%" fo:font-style="italic" style:font-size-asian="10pt" style:font-style-asian="italic" style:font-size-complex="10pt" style:font-style-complex="italic"/>
    </style:style>
    <style:style style:name="T380" style:family="text">
      <style:text-properties style:use-window-font-color="true" loext:opacity="0%" style:font-name-asian="OpenSymbol3" style:font-name-complex="OpenSymbol3"/>
    </style:style>
    <style:style style:name="T381" style:family="text">
      <style:text-properties style:use-window-font-color="true" loext:opacity="0%" style:font-name-asian="OpenSymbol3" style:font-size-asian="12pt" style:font-style-asian="italic" style:font-name-complex="OpenSymbol3" style:font-size-complex="12pt" style:font-style-complex="italic"/>
    </style:style>
    <style:style style:name="T382" style:family="text">
      <style:text-properties style:use-window-font-color="true" loext:opacity="0%" style:font-size-asian="12pt" style:font-style-asian="italic" style:font-size-complex="12pt" style:font-style-complex="italic"/>
    </style:style>
    <style:style style:name="T383" style:family="text">
      <style:text-properties style:use-window-font-color="true" loext:opacity="0%" style:font-size-asian="10pt" style:font-style-asian="normal" style:font-size-complex="10pt" style:font-style-complex="normal"/>
    </style:style>
    <style:style style:name="T384" style:family="text">
      <style:text-properties officeooo:rsid="006f1887"/>
    </style:style>
    <style:style style:name="T385" style:family="text">
      <style:text-properties fo:background-color="#ffff00" loext:char-shading-value="0"/>
    </style:style>
    <style:style style:name="T386" style:family="text">
      <style:text-properties fo:font-style="italic" style:font-size-asian="12pt" style:font-style-asian="italic" style:font-size-complex="12pt" style:font-style-complex="italic"/>
    </style:style>
    <style:style style:name="T387" style:family="text">
      <style:text-properties fo:font-style="italic" officeooo:rsid="004987de" style:font-size-asian="12pt" style:font-style-asian="italic" style:font-size-complex="12pt" style:font-style-complex="italic"/>
    </style:style>
    <style:style style:name="T388" style:family="text">
      <style:text-properties style:font-size-asian="12pt" style:font-style-asian="normal" style:font-size-complex="12pt" style:font-style-complex="normal"/>
    </style:style>
    <style:style style:name="T389" style:family="text">
      <style:text-properties fo:font-size="8pt" fo:font-style="normal" style:font-size-asian="8pt" style:font-style-asian="normal" style:font-size-complex="8pt" style:font-style-complex="normal"/>
    </style:style>
    <style:style style:name="T390" style:family="text">
      <style:text-properties fo:font-size="6pt" fo:letter-spacing="-0.011cm" style:font-size-asian="6pt" style:font-size-complex="6pt"/>
    </style:style>
    <style:style style:name="T391" style:family="text">
      <style:text-properties officeooo:rsid="00802e3c"/>
    </style:style>
    <style:style style:name="T39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3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4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3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7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letter-spacing="-0.011cm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3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2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6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40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20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style:shadow="none" draw:shadow-opacity="100%" draw:wrap-influence-on-position="once-concurrent" loext:allow-overlap="true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style:shadow="none" draw:shadow-opacity="100%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_5f_Formule_5f_corrigée">
      <style:graphic-properties fo:margin-left="0.101cm" fo:margin-right="0cm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3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1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175*" fo:start-indent="0cm" fo:end-indent="0cm"/>
          <style:column style:rel-width="164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3177*" fo:start-indent="0cm" fo:end-indent="0cm"/>
          <style:column style:rel-width="163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21cm" style:color="#b2b2b2" style:height="100%" style:style="none"/>
          <style:column style:rel-width="1899*" fo:start-indent="0cm" fo:end-indent="0.15cm"/>
          <style:column style:rel-width="1871*" fo:start-indent="0.15cm" fo:end-indent="0.15cm"/>
          <style:column style:rel-width="1418*" fo:start-indent="0.15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2410*" fo:start-indent="0cm" fo:end-indent="0.249cm"/>
          <style:column style:rel-width="2693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Arrow" draw:marker-end-width="0.18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g text:anchor-type="paragraph" draw:z-index="31" draw:name="Forme5" draw:style-name="gr1"><draw:custom-shape draw:style-name="gr6" draw:text-style-name="P164" svg:width="3.964cm" svg:height="0.641cm" draw:transform="skewX (0.00279252680319092) rotate (0.0872664625997165) translate (-0.370416666666667cm -0.0934861111111111cm)"><text:p text:style-name="P163"><text:span text:style-name="T40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5"><draw:text-box fo:min-height="2.743cm"><text:section text:style-name="Sect1" text:name="Section8"><text:p text:style-name="P26"/><text:p text:style-name="P46"><text:span text:style-name="T152">R</text:span><text:span text:style-name="T158">ésous l</text:span><text:span text:style-name="T159">es </text:span><text:span text:style-name="T158">équation</text:span><text:span text:style-name="T159">s suivantes.</text:span><text:span text:style-name="T158"> </text:span></text:p><text:list xml:id="list12636320" text:style-name="List_20_1"><text:list-item><text:p text:style-name="P85"><text:span text:style-name="T8">3</text:span><text:span text:style-name="_5f_variables"><text:span text:style-name="T223">x</text:span></text:span><text:span text:style-name="T8"> </text:span><text:span text:style-name="T14"></text:span><text:span text:style-name="T8"> 8 </text:span><text:span text:style-name="_5f_signe"><text:span text:style-name="T16"></text:span></text:span><text:span text:style-name="T8"> 9</text:span></text:p></text:list-item><text:list-item><text:p text:style-name="P86"><text:span text:style-name="_5f_Niveau_5f_rouge"><text:span text:style-name="T9">7</text:span></text:span><text:span text:style-name="_5f_variables"><text:span text:style-name="T224">x</text:span></text:span><text:span text:style-name="_5f_variables"><text:span text:style-name="T227"> </text:span></text:span><text:span text:style-name="_5f_variables"><text:span text:style-name="T228"></text:span></text:span><text:span text:style-name="_5f_Niveau_5f_rouge"><text:span text:style-name="T9"> 2 </text:span></text:span><text:span text:style-name="_5f_signe"><text:span text:style-name="T17"></text:span></text:span><text:span text:style-name="_5f_Niveau_5f_rouge"><text:span text:style-name="T9"> 4</text:span></text:span><text:span text:style-name="_5f_variables"><text:span text:style-name="T224">x</text:span></text:span><text:span text:style-name="_5f_variables"><text:span text:style-name="T227"> </text:span></text:span><text:span text:style-name="_5f_variables"><text:span text:style-name="T228"></text:span></text:span><text:span text:style-name="_5f_Niveau_5f_rouge"><text:span text:style-name="T9"> 9</text:span></text:span></text:p></text:list-item></text:list><text:p text:style-name="P47"><text:span text:style-name="Bold_5f_niv2"><text:span text:style-name="T238">Correction</text:span></text:span></text:p><text:section text:style-name="Sect2" text:name="Section5"><text:list xml:id="list141258332789732" text:continue-numbering="true" text:style-name="List_20_1"><text:list-item><text:p text:style-name="P87"><text:span text:style-name="T10">3</text:span><text:span text:style-name="_5f_variables"><text:span text:style-name="T225">x</text:span></text:span><text:span text:style-name="T10"> </text:span><text:span text:style-name="T50"></text:span><text:span text:style-name="T51"> </text:span><text:span text:style-name="T53">8</text:span><text:span text:style-name="T10"> </text:span><text:span text:style-name="_5f_signe"><text:span text:style-name="T18"></text:span></text:span><text:span text:style-name="T10"> 9<text:line-break/>3</text:span><text:span text:style-name="_5f_variables"><text:span text:style-name="T225">x</text:span></text:span><text:span text:style-name="T10"> </text:span><text:span text:style-name="T15"></text:span><text:span text:style-name="T10"> 8 </text:span><text:span text:style-name="_5f_variables"><text:span text:style-name="T221">─</text:span></text:span><text:span text:style-name="T57"> </text:span><text:span text:style-name="T53">8</text:span><text:span text:style-name="T10"> </text:span><text:span text:style-name="_5f_signe"><text:span text:style-name="T55"></text:span></text:span><text:span text:style-name="T10"> 9 </text:span><text:span text:style-name="T27">─</text:span><text:span text:style-name="T57"> </text:span><text:span text:style-name="T53">8</text:span><text:span text:style-name="T10"><text:line-break/></text:span><text:span text:style-name="T59">3</text:span><text:span text:style-name="_5f_variables"><text:span text:style-name="T225">x</text:span></text:span><text:span text:style-name="T10"> </text:span><text:span text:style-name="_5f_signe"><text:span text:style-name="T18"></text:span></text:span><text:span text:style-name="T10"> 1<text:line-break/>3</text:span><text:span text:style-name="_5f_variables"><text:span text:style-name="T225">x</text:span></text:span><text:span text:style-name="T10"> </text:span><text:span text:style-name="_5f_variables"><text:span text:style-name="T60">÷</text:span></text:span><text:span text:style-name="_5f_variables"><text:span text:style-name="T58"> </text:span></text:span><text:span text:style-name="_5f_variables"><text:span text:style-name="T59">3</text:span></text:span><text:span text:style-name="T10"> </text:span><text:span text:style-name="_5f_signe"><text:span text:style-name="T18"></text:span></text:span><text:span text:style-name="T10"> </text:span><text:span text:style-name="T11">1</text:span><text:span text:style-name="T10"> </text:span><text:span text:style-name="_5f_variables"><text:span text:style-name="T60">÷</text:span></text:span><text:span text:style-name="_5f_variables"><text:span text:style-name="T58"> </text:span></text:span><text:span text:style-name="_5f_variables"><text:span text:style-name="T59">3</text:span></text:span><text:span text:style-name="_5f_variables"><text:span text:style-name="T10"><text:line-break/></text:span></text:span><text:span text:style-name="_5f_variables"><text:span text:style-name="T225">x</text:span></text:span><text:span text:style-name="_5f_variables"><text:span text:style-name="T10"> </text:span></text:span><text:span text:style-name="_5f_signe"><text:span text:style-name="T18"></text:span></text:span><text:span text:style-name="_5f_variables"><text:span text:style-name="T10"> </text:span></text:span><text:span text:style-name="_5f_variables"><text:span text:style-name="T11">1</text:span></text:span><text:span text:style-name="_5f_variables"><text:span text:style-name="T10"> </text:span></text:span><text:span text:style-name="_5f_variables"><text:span text:style-name="T30">÷</text:span></text:span><text:span text:style-name="_5f_variables"><text:span text:style-name="T10"> </text:span></text:span><text:span text:style-name="_5f_variables"><text:span text:style-name="T59">3</text:span></text:span><text:span text:style-name="_5f_variables"><text:span text:style-name="T10"><text:line-break/></text:span></text:span></text:p></text:list-item></text:list><text:p text:style-name="P4"><text:span text:style-name="_5f_variables"><text:span text:style-name="T10">L</text:span></text:span><text:span text:style-name="_5f_variables"><text:span text:style-name="T160">a solution de cette équation est </text:span></text:span><text:span text:style-name="_5f_variables"><text:span text:style-name="T160"><draw:frame draw:style-name="fr14" draw:name="Objet2" text:anchor-type="as-char" svg:y="-0.483cm" svg:width="0.295cm" svg:height="0.873cm" draw:z-index="5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variables"><text:span text:style-name="T160">.</text:span></text:span></text:p></text:section><text:section text:style-name="Sect3" text:name="Section6"><text:list xml:id="list141258231782262" text:continue-numbering="true" text:style-name="List_20_1"><text:list-item><text:p text:style-name="P88"><text:span text:style-name="T8">7</text:span><text:span text:style-name="_5f_variables"><text:span text:style-name="T223">x</text:span></text:span><text:span text:style-name="_5f_variables"><text:span text:style-name="T230"> </text:span></text:span><text:span text:style-name="_5f_variables"><text:span text:style-name="T231"></text:span></text:span><text:span text:style-name="T8"> 2 </text:span><text:span text:style-name="_5f_signe"><text:span text:style-name="T16"></text:span></text:span><text:span text:style-name="T61"> </text:span><text:span text:style-name="T62">4</text:span><text:span text:style-name="_5f_variables"><text:span text:style-name="T232">x</text:span></text:span><text:span text:style-name="_5f_variables"><text:span text:style-name="T234"> </text:span></text:span><text:span text:style-name="_5f_variables"><text:span text:style-name="T231"></text:span></text:span><text:span text:style-name="T8"> 9<text:line-break/>7</text:span><text:span text:style-name="_5f_variables"><text:span text:style-name="T223">x</text:span></text:span><text:span text:style-name="T8"> </text:span><text:span text:style-name="T14"></text:span><text:span text:style-name="T8"> 2 </text:span><text:span text:style-name="Variable"><text:span text:style-name="T64">─</text:span></text:span><text:span text:style-name="T63"> </text:span><text:span text:style-name="T62">4</text:span><text:span text:style-name="_5f_variables"><text:span text:style-name="T232">x</text:span></text:span><text:span text:style-name="_5f_variables"><text:span text:style-name="T235"> </text:span></text:span><text:span text:style-name="_5f_signe"><text:span text:style-name="T16"></text:span></text:span><text:span text:style-name="T37"> </text:span><text:span text:style-name="T65">4</text:span><text:span text:style-name="_5f_variables"><text:span text:style-name="T233">x</text:span></text:span><text:span text:style-name="_5f_variables"><text:span text:style-name="T236"> </text:span></text:span><text:span text:style-name="_5f_variables"><text:span text:style-name="T38"></text:span></text:span><text:span text:style-name="T8"> 9 </text:span><text:span text:style-name="T62">─</text:span><text:span text:style-name="T63"> </text:span><text:span text:style-name="T62">4</text:span><text:span text:style-name="_5f_variables"><text:span text:style-name="T232">x</text:span></text:span><text:span text:style-name="_5f_variables"><text:span text:style-name="T237"><text:line-break/></text:span></text:span><text:span text:style-name="_5f_variables"><text:span text:style-name="T8">3</text:span></text:span><text:span text:style-name="_5f_variables"><text:span text:style-name="T223">x</text:span></text:span><text:span text:style-name="_5f_variables"><text:span text:style-name="T66"> </text:span></text:span><text:span text:style-name="_5f_variables"><text:span text:style-name="T68"></text:span></text:span><text:span text:style-name="_5f_variables"><text:span text:style-name="T66"> </text:span></text:span><text:span text:style-name="_5f_variables"><text:span text:style-name="T67">2</text:span></text:span><text:span text:style-name="_5f_variables"><text:span text:style-name="T66"> </text:span></text:span><text:span text:style-name="_5f_signe"><text:span text:style-name="T16"></text:span></text:span><text:span text:style-name="_5f_variables"><text:span text:style-name="T8"> 9<text:line-break/>3</text:span></text:span><text:span text:style-name="_5f_variables"><text:span text:style-name="T223">x</text:span></text:span><text:span text:style-name="_5f_variables"><text:span text:style-name="T8"> </text:span></text:span><text:span text:style-name="_5f_variables"><text:span text:style-name="T68"></text:span></text:span><text:span text:style-name="_5f_variables"><text:span text:style-name="T66"> </text:span></text:span><text:span text:style-name="_5f_variables"><text:span text:style-name="T67">2</text:span></text:span><text:span text:style-name="_5f_variables"><text:span text:style-name="T66"> </text:span></text:span><text:span text:style-name="_5f_variables"><text:span text:style-name="T69">─</text:span></text:span><text:span text:style-name="_5f_variables"><text:span text:style-name="T66"> </text:span></text:span><text:span text:style-name="_5f_variables"><text:span text:style-name="T67">2</text:span></text:span><text:span text:style-name="_5f_variables"><text:span text:style-name="T66"> </text:span></text:span><text:span text:style-name="_5f_signe"><text:span text:style-name="T16"></text:span></text:span><text:span text:style-name="_5f_variables"><text:span text:style-name="T8"> 9 </text:span></text:span><text:span text:style-name="_5f_variables"><text:span text:style-name="T69">─</text:span></text:span><text:span text:style-name="_5f_variables"><text:span text:style-name="T66"> </text:span></text:span><text:span text:style-name="_5f_variables"><text:span text:style-name="T67">2</text:span></text:span><text:span text:style-name="_5f_variables"><text:span text:style-name="T70"><text:line-break/></text:span></text:span><text:span text:style-name="_5f_variables"><text:span text:style-name="T52">3</text:span></text:span><text:span text:style-name="_5f_variables"><text:span text:style-name="T223">x</text:span></text:span><text:span text:style-name="_5f_variables"><text:span text:style-name="T8"> </text:span></text:span><text:span text:style-name="_5f_signe"><text:span text:style-name="T16"></text:span></text:span><text:span text:style-name="_5f_variables"><text:span text:style-name="T8"> 7</text:span></text:span><text:span text:style-name="_5f_variables"><text:span text:style-name="T70"><text:line-break/></text:span></text:span><text:span text:style-name="_5f_variables"><text:span text:style-name="T11">3</text:span></text:span><text:span text:style-name="_5f_variables"><text:span text:style-name="T226">x</text:span></text:span><text:span text:style-name="_5f_variables"><text:span text:style-name="T8"> </text:span></text:span><text:span text:style-name="_5f_variables"><text:span text:style-name="T56">÷</text:span></text:span><text:span text:style-name="_5f_variables"><text:span text:style-name="T10"> </text:span></text:span><text:span text:style-name="_5f_variables"><text:span text:style-name="T54">3</text:span></text:span><text:span text:style-name="_5f_variables"><text:span text:style-name="T10"> </text:span></text:span><text:span text:style-name="_5f_signe"><text:span text:style-name="T18"></text:span></text:span><text:span text:style-name="_5f_variables"><text:span text:style-name="T8"> 7</text:span></text:span><text:span text:style-name="_5f_variables"><text:span text:style-name="T56">÷</text:span></text:span><text:span text:style-name="_5f_variables"><text:span text:style-name="T10"> </text:span></text:span><text:span text:style-name="_5f_variables"><text:span text:style-name="T54">3</text:span></text:span><text:span text:style-name="_5f_variables"><text:span text:style-name="T8"><text:line-break/></text:span></text:span><text:span text:style-name="_5f_variables"><text:span text:style-name="T223">x</text:span></text:span><text:span text:style-name="_5f_variables"><text:span text:style-name="T8"> </text:span></text:span><text:span text:style-name="_5f_signe"><text:span text:style-name="T229"></text:span></text:span><text:span text:style-name="_5f_variables"><text:span text:style-name="T8"><draw:frame draw:style-name="fr5" draw:name="Objet9" text:anchor-type="as-char" svg:width="0.517cm" svg:height="0.873cm" draw:z-index="5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</text:list-item></text:list><text:p text:style-name="P33"><text:span text:style-name="_5f_variables"><text:span text:style-name="T74"/></text:span></text:p><text:p text:style-name="P33"><text:span text:style-name="_5f_variables"><text:span text:style-name="T74"/></text:span></text:p><text:p text:style-name="P33"><text:span text:style-name="_5f_variables"><text:span text:style-name="T74"/></text:span></text:p><text:p text:style-name="P33"><text:span text:style-name="_5f_variables"><text:span text:style-name="T74"/></text:span></text:p><text:p text:style-name="P33"><text:span text:style-name="_5f_variables"><text:span text:style-name="T74"/></text:span></text:p><text:p text:style-name="P3"><text:span text:style-name="_5f_variables"><text:span text:style-name="T72">La</text:span></text:span><text:span text:style-name="_5f_variables"><text:span text:style-name="T7"> </text:span></text:span><text:span text:style-name="_5f_variables"><text:span text:style-name="T73">so</text:span></text:span><text:span text:style-name="_5f_variables"><text:span text:style-name="T222">lution de cette équation est </text:span></text:span><text:span text:style-name="_5f_variables"><text:span text:style-name="T36"><draw:frame draw:style-name="fr5" draw:name="Objet7" text:anchor-type="as-char" svg:width="0.295cm" svg:height="0.873cm" draw:z-index="5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variables"><text:span text:style-name="T36">.</text:span></text:span></text:p></text:section></text:section></draw:text-box></draw:frame></text:p>
      <text:list xml:id="list102774753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71" text:outline-level="1"><text:span text:style-name="_5f_BVS"><text:span text:style-name="T239"> </text:span></text:span><text:span text:style-name="_5f_BVS"><text:span text:style-name="T128">C</text:span></text:span><text:span text:style-name="_5f_BVS"><text:span text:style-name="T239">omplète les opérations à trou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4" text:name="Section4">
        <text:list xml:id="list1108454729" text:style-name="liste_5f_abc">
          <text:list-item>
            <text:list>
              <text:list-item>
                <text:p text:style-name="P130"><text:span text:style-name="T210">4</text:span><text:span text:style-name="T166"> </text:span><text:span text:style-name="T181">×</text:span><text:span text:style-name="T210"> </text:span><text:span text:style-name="_5f_Caractères_5f_correction"><text:span text:style-name="T211">2</text:span></text:span><text:span text:style-name="T167"> </text:span><text:span text:style-name="T199">=</text:span><text:span text:style-name="T167"> </text:span>8</text:p>
              </text:list-item>
              <text:list-item>
                <text:p text:style-name="P132">6<text:span text:style-name="T166"> </text:span><text:span text:style-name="T181">×</text:span><text:span text:style-name="T210"> </text:span><text:span text:style-name="_5f_Caractères_5f_correction"><text:span text:style-name="T144">9</text:span></text:span><text:span text:style-name="_5f_Caractères_5f_correction"><text:span text:style-name="T129"> </text:span></text:span><text:span text:style-name="T199">=</text:span><text:span text:style-name="T167"> </text:span>54</text:p>
              </text:list-item>
              <text:list-item>
                <text:p text:style-name="P133"><text:span text:style-name="_5f_Caractères_5f_correction"><text:span text:style-name="T211">2</text:span></text:span><text:span text:style-name="_5f_Caractères_5f_correction"><text:span text:style-name="T130"> </text:span></text:span><text:span text:style-name="T182">×</text:span><text:span text:style-name="T389"> </text:span>25<text:span text:style-name="T170"> </text:span><text:span text:style-name="T199">=</text:span><text:span text:style-name="T170"> </text:span>50</text:p>
              </text:list-item>
              <text:list-item>
                <text:p text:style-name="P134">1<text:span text:style-name="T166"> </text:span><text:span text:style-name="T181">×</text:span><text:span text:style-name="T210"> </text:span><text:span text:style-name="_5f_Caractères_5f_correction"><text:span text:style-name="T144">89</text:span></text:span><text:span text:style-name="T199">=</text:span><text:span text:style-name="T167"> </text:span>89</text:p>
              </text:list-item>
              <text:list-item>
                <text:p text:style-name="P138"><text:span text:style-name="_5f_Caractères_5f_correction"><text:span text:style-name="T144">0</text:span></text:span><text:span text:style-name="_5f_Caractères_5f_correction"><text:span text:style-name="T171"> </text:span></text:span><text:span text:style-name="T181">×</text:span><text:span text:style-name="T210"> </text:span>21<text:span text:style-name="T167"> </text:span><text:span text:style-name="T199">=</text:span><text:span text:style-name="T167"> </text:span>0</text:p>
              </text:list-item>
              <text:list-item>
                <text:p text:style-name="P139"><text:span text:style-name="T167">10</text:span><text:span text:style-name="T166"> </text:span><text:span text:style-name="T181">×</text:span><text:span text:style-name="T167"> </text:span><text:span text:style-name="_5f_Caractères_5f_correction"><text:span text:style-name="T144">1</text:span></text:span><text:span text:style-name="T199">=</text:span><text:span text:style-name="T167"> 10</text:span></text:p>
              </text:list-item>
              <text:list-item>
                <text:p text:style-name="P139"><text:span text:style-name="T166">4 </text:span><text:span text:style-name="T181">×</text:span><text:span text:style-name="T167"> </text:span><text:span text:style-name="_5f_Caractères_5f_correction"><text:span text:style-name="T211"><draw:frame draw:style-name="fr11" draw:name="Objet15" text:anchor-type="as-char" svg:width="0.492cm" svg:height="0.87cm" draw:z-index="60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T167"> </text:span><text:span text:style-name="T199">=</text:span><text:span text:style-name="T167"> 2</text:span></text:p>
              </text:list-item>
              <text:list-item>
                <text:p text:style-name="P140"><text:span text:style-name="_5f_Caractères_5f_correction"><text:span text:style-name="T144">1,5</text:span></text:span><text:span text:style-name="_5f_Caractères_5f_correction"><text:span text:style-name="T171"> </text:span></text:span><text:span text:style-name="_5f_BVS"><text:span text:style-name="T181">×</text:span></text:span><text:span text:style-name="_5f_BVS"><text:span text:style-name="T212"> 4</text:span></text:span><text:span text:style-name="_5f_BVS"><text:span text:style-name="T166"> </text:span></text:span><text:span text:style-name="_5f_BVS"><text:span text:style-name="T196">=</text:span></text:span><text:span text:style-name="_5f_BVS"><text:span text:style-name="T166"> 6</text:span></text:span></text:p>
              </text:list-item>
              <text:list-item>
                <text:p text:style-name="P135"><text:span text:style-name="T242">5</text:span><text:span text:style-name="_5f_Caractères_5f_correction"><text:span text:style-name="T172"> </text:span></text:span><text:span text:style-name="T183">×</text:span><text:span text:style-name="_5f_Caractères_5f_correction"><text:span text:style-name="T172"> </text:span></text:span><text:span text:style-name="_5f_Caractères_5f_correction"><text:span text:style-name="T144">4,</text:span></text:span><text:span text:style-name="_5f_Caractères_5f_correction"><text:span text:style-name="T145">4</text:span></text:span><text:span text:style-name="_5f_Caractères_5f_correction"><text:span text:style-name="T172"> </text:span></text:span><text:span text:style-name="T201">=</text:span><text:span text:style-name="_5f_Caractères_5f_correction"><text:span text:style-name="T172"> </text:span></text:span><text:span text:style-name="T242">22</text:span></text:p>
              </text:list-item>
              <text:list-item>
                <text:p text:style-name="P133">4<text:span text:style-name="_5f_Caractères_5f_correction"><text:span text:style-name="T172"> </text:span></text:span><text:span text:style-name="T180">×</text:span><text:span text:style-name="_5f_Caractères_5f_correction"><text:span text:style-name="T172"> </text:span></text:span><text:span text:style-name="_5f_Caractères_5f_correction"><text:span text:style-name="T144">0,75</text:span></text:span><text:span text:style-name="_5f_Caractères_5f_correction"><text:span text:style-name="T172"> </text:span></text:span><text:span text:style-name="T185">=</text:span><text:span text:style-name="_5f_Caractères_5f_correction"><text:span text:style-name="T172"> </text:span></text:span>3</text:p>
              </text:list-item>
              <text:list-item>
                <text:p text:style-name="P135">8<text:span text:style-name="T180">×</text:span><text:span text:style-name="_5f_Caractères_5f_correction"><text:span text:style-name="T146">0,625</text:span></text:span><text:span text:style-name="_5f_BVS"><text:span text:style-name="T173"> </text:span></text:span><text:span text:style-name="T185">=</text:span><text:span text:style-name="_5f_Caractères_5f_correction"><text:span text:style-name="T172"> </text:span></text:span>5</text:p>
              </text:list-item>
              <text:list-item>
                <text:p text:style-name="P133"><text:span text:style-name="_5f_BVS"><text:span text:style-name="T166">3</text:span></text:span><text:span text:style-name="_5f_Caractères_5f_correction"><text:span text:style-name="T172"> </text:span></text:span><text:span text:style-name="_5f_BVS"><text:span text:style-name="T181">×</text:span></text:span><text:span text:style-name="_5f_Caractères_5f_correction"><text:span text:style-name="T172"> </text:span></text:span><text:span text:style-name="_5f_pointillés_20_gris"><text:span text:style-name="T240"><draw:frame draw:style-name="fr13" draw:name="Objet4" text:anchor-type="as-char" svg:width="0.482cm" svg:height="0.87cm" draw:z-index="61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Caractères_5f_correction"><text:span text:style-name="T172"> </text:span></text:span><text:span text:style-name="_5f_BVS"><text:span text:style-name="T196">=</text:span></text:span><text:span text:style-name="_5f_Caractères_5f_correction"><text:span text:style-name="T172"> </text:span></text:span><text:span text:style-name="_5f_BVS"><text:span text:style-name="T166">7</text:span></text:span></text:p>
              </text:list-item>
            </text:list>
          </text:list-item>
        </text:list>
      </text:section>
      <text:list xml:id="list141257918759276" text:continue-list="list102774753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72" text:outline-level="1"><text:span text:style-name="_5f_BVS"> </text:span><text:span text:style-name="_5f_BVS"><text:span text:style-name="T239">Complète les opérations à trou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4" text:name="Section7">
        <text:list xml:id="list141259055230887" text:continue-list="list1108454729" text:style-name="liste_5f_abc">
          <text:list-item>
            <text:list>
              <text:list-item text:start-value="1">
                <text:p text:style-name="P131"><text:span text:style-name="T161">2</text:span><text:span text:style-name="_5f_Caractères_5f_correction"><text:span text:style-name="T174"> </text:span></text:span><text:span text:style-name="T191"></text:span><text:span text:style-name="_5f_Caractères_5f_correction"><text:span text:style-name="T174"> </text:span></text:span><text:span text:style-name="_5f_Caractères_5f_correction"><text:span text:style-name="T148">14</text:span></text:span><text:span text:style-name="_5f_Caractères_5f_correction"><text:span text:style-name="T174"> </text:span></text:span><text:span text:style-name="T194">=</text:span><text:span text:style-name="_5f_Caractères_5f_correction"><text:span text:style-name="T174"> </text:span></text:span><text:span text:style-name="T161">16</text:span></text:p>
              </text:list-item>
              <text:list-item>
                <text:p text:style-name="P133"><text:span text:style-name="T161">5</text:span><text:span text:style-name="_5f_Caractères_5f_correction"><text:span text:style-name="T174"> </text:span></text:span><text:span text:style-name="T191"></text:span><text:span text:style-name="_5f_Caractères_5f_correction"><text:span text:style-name="T174"> </text:span></text:span><text:span text:style-name="_5f_Caractères_5f_correction"><text:span text:style-name="T148">10</text:span></text:span><text:span text:style-name="_5f_Caractères_5f_correction"><text:span text:style-name="T174"> </text:span></text:span><text:span text:style-name="T194">=</text:span><text:span text:style-name="_5f_Caractères_5f_correction"><text:span text:style-name="T174"> </text:span></text:span><text:span text:style-name="T161">15</text:span></text:p>
              </text:list-item>
              <text:list-item>
                <text:p text:style-name="P133"><text:span text:style-name="T161">18</text:span><text:span text:style-name="T191"></text:span><text:span text:style-name="_5f_Caractères_5f_correction"><text:span text:style-name="T148">(</text:span></text:span><text:span text:style-name="_5f_Caractères_5f_correction"><text:span text:style-name="T127">−</text:span></text:span><text:span text:style-name="_5f_Caractères_5f_correction"><text:span text:style-name="T148">18)</text:span></text:span><text:span text:style-name="T194">=</text:span><text:span text:style-name="T161">0</text:span></text:p>
              </text:list-item>
              <text:list-item>
                <text:p text:style-name="P136"><text:span text:style-name="_5f_BVS"><text:span text:style-name="T161">18</text:span></text:span><text:span text:style-name="_5f_BVS"><text:span text:style-name="T191"></text:span></text:span><text:span text:style-name="_5f_Caractères_5f_correction"><text:span text:style-name="T148">(</text:span></text:span><text:span text:style-name="_5f_Caractères_5f_correction"><text:span text:style-name="T127">−</text:span></text:span><text:span text:style-name="_5f_Caractères_5f_correction"><text:span text:style-name="T148">10)</text:span></text:span><text:span text:style-name="_5f_BVS"><text:span text:style-name="T194">=</text:span></text:span><text:span text:style-name="_5f_BVS"><text:span text:style-name="T161">8</text:span></text:span></text:p>
              </text:list-item>
              <text:list-item>
                <text:p text:style-name="P133"><text:span text:style-name="T124">−</text:span><text:span text:style-name="T161">3</text:span><text:span text:style-name="_5f_Caractères_5f_correction"><text:span text:style-name="T174"> </text:span></text:span><text:span text:style-name="T191"></text:span><text:span text:style-name="_5f_Caractères_5f_correction"><text:span text:style-name="T174"> </text:span></text:span><text:span text:style-name="_5f_Caractères_5f_correction"><text:span text:style-name="T148">2</text:span></text:span><text:span text:style-name="_5f_Caractères_5f_correction"><text:span text:style-name="T174"> </text:span></text:span><text:span text:style-name="T194">=</text:span><text:span text:style-name="_5f_Caractères_5f_correction"><text:span text:style-name="T174"> </text:span></text:span><text:span text:style-name="T161">1</text:span></text:p>
              </text:list-item>
              <text:list-item>
                <text:p text:style-name="P137"><text:span text:style-name="T126">−</text:span><text:span text:style-name="T162">5</text:span><text:span text:style-name="T193"></text:span><text:span text:style-name="_5f_Caractères_5f_correction"><text:span text:style-name="T149">(</text:span></text:span><text:span text:style-name="_5f_Caractères_5f_correction"><text:span text:style-name="T127">−</text:span></text:span><text:span text:style-name="_5f_Caractères_5f_correction"><text:span text:style-name="T148">2</text:span></text:span><text:span text:style-name="_5f_Caractères_5f_correction"><text:span text:style-name="T149">)</text:span></text:span><text:span text:style-name="T195">=</text:span><text:span text:style-name="T126">−</text:span><text:span text:style-name="T162">7</text:span></text:p>
              </text:list-item>
              <text:list-item>
                <text:p text:style-name="P133"><text:span text:style-name="T191"></text:span><text:span text:style-name="T161">2</text:span><text:span text:style-name="_5f_Caractères_5f_correction"><text:span text:style-name="T174"> </text:span></text:span><text:span text:style-name="T191"></text:span><text:span text:style-name="_5f_Caractères_5f_correction"><text:span text:style-name="T174"> </text:span></text:span><text:span text:style-name="_5f_Caractères_5f_correction"><text:span text:style-name="T148">4</text:span></text:span><text:span text:style-name="_5f_Caractères_5f_correction"><text:span text:style-name="T174"> </text:span></text:span><text:span text:style-name="T194">=</text:span><text:span text:style-name="_5f_Caractères_5f_correction"><text:span text:style-name="T174"> </text:span></text:span><text:span text:style-name="T161">6</text:span></text:p>
              </text:list-item>
              <text:list-item>
                <text:p text:style-name="P136"><text:span text:style-name="T126">−</text:span><text:span text:style-name="T162">7</text:span><text:span text:style-name="_5f_Caractères_5f_correction"><text:span text:style-name="T174"> </text:span></text:span><text:span text:style-name="T193"></text:span><text:span text:style-name="_5f_Caractères_5f_correction"><text:span text:style-name="T174"> </text:span></text:span><text:span text:style-name="_5f_Caractères_5f_correction"><text:span text:style-name="T148">4</text:span></text:span><text:span text:style-name="_5f_Caractères_5f_correction"><text:span text:style-name="T174"> </text:span></text:span><text:span text:style-name="T195">=</text:span><text:span text:style-name="_5f_Caractères_5f_correction"><text:span text:style-name="T174"> </text:span></text:span><text:span text:style-name="T126">−</text:span><text:span text:style-name="T162">3</text:span></text:p>
              </text:list-item>
              <text:list-item>
                <text:p text:style-name="P133"><text:span text:style-name="T191"></text:span><text:span text:style-name="T161">6</text:span><text:span text:style-name="_5f_Caractères_5f_correction"><text:span text:style-name="T174"> </text:span></text:span><text:span text:style-name="T191"></text:span><text:span text:style-name="_5f_Caractères_5f_correction"><text:span text:style-name="T174"> </text:span></text:span><text:span text:style-name="_5f_Caractères_5f_correction"><text:span text:style-name="T149">(</text:span></text:span><text:span text:style-name="_5f_Caractères_5f_correction"><text:span text:style-name="T127">−</text:span></text:span><text:span text:style-name="_5f_Caractères_5f_correction"><text:span text:style-name="T148">3</text:span></text:span><text:span text:style-name="_5f_Caractères_5f_correction"><text:span text:style-name="T149">)</text:span></text:span><text:span text:style-name="T194">=</text:span><text:span text:style-name="T161">3</text:span></text:p>
              </text:list-item>
              <text:list-item>
                <text:p text:style-name="P137"><text:span text:style-name="_5f_BVS"><text:span text:style-name="T161">10</text:span></text:span><text:span text:style-name="_5f_BVS"><text:span text:style-name="T191"></text:span></text:span><text:span text:style-name="_5f_Caractères_5f_correction"><text:span text:style-name="T149">(</text:span></text:span><text:span text:style-name="_5f_Caractères_5f_correction"><text:span text:style-name="T127">−</text:span></text:span><text:span text:style-name="_5f_Caractères_5f_correction"><text:span text:style-name="T148">6</text:span></text:span><text:span text:style-name="_5f_Caractères_5f_correction"><text:span text:style-name="T149">)</text:span></text:span><text:span text:style-name="_5f_BVS"><text:span text:style-name="T194">=</text:span></text:span><text:span text:style-name="_5f_BVS"><text:span text:style-name="T124">−</text:span></text:span><text:span text:style-name="_5f_BVS"><text:span text:style-name="T161">4</text:span></text:span></text:p>
              </text:list-item>
              <text:list-item>
                <text:p text:style-name="P137"><text:span text:style-name="_5f_BVS"><text:span text:style-name="T161">2</text:span></text:span><text:span text:style-name="_5f_BVS"><text:span text:style-name="T191"></text:span></text:span><text:span text:style-name="_5f_Caractères_5f_correction"><text:span text:style-name="T149">(</text:span></text:span><text:span text:style-name="_5f_Caractères_5f_correction"><text:span text:style-name="T127">−</text:span></text:span><text:span text:style-name="_5f_Caractères_5f_correction"><text:span text:style-name="T148">7</text:span></text:span><text:span text:style-name="_5f_Caractères_5f_correction"><text:span text:style-name="T149">)</text:span></text:span><text:span text:style-name="_5f_Caractères_5f_correction"><text:span text:style-name="T174"> </text:span></text:span><text:span text:style-name="_5f_BVS"><text:span text:style-name="T194">=</text:span></text:span><text:span text:style-name="_5f_Caractères_5f_correction"><text:span text:style-name="T174"> </text:span></text:span><text:span text:style-name="_5f_BVS"><text:span text:style-name="T124">−</text:span></text:span><text:span text:style-name="_5f_BVS"><text:span text:style-name="T164">5</text:span></text:span></text:p>
              </text:list-item>
              <text:list-item>
                <text:p text:style-name="P136"><text:span text:style-name="_5f_BVS"><text:span text:style-name="T125">−</text:span></text:span><text:span text:style-name="_5f_BVS"><text:span text:style-name="T164">7</text:span></text:span><text:span text:style-name="_5f_Caractères_5f_correction"><text:span text:style-name="T174"> </text:span></text:span><text:span text:style-name="_5f_BVS"><text:span text:style-name="T192"></text:span></text:span><text:span text:style-name="_5f_Caractères_5f_correction"><text:span text:style-name="T174"> </text:span></text:span><text:span text:style-name="_5f_Caractères_5f_correction"><text:span text:style-name="T148">4</text:span></text:span><text:span text:style-name="_5f_Caractères_5f_correction"><text:span text:style-name="T174"> </text:span></text:span><text:span text:style-name="_5f_BVS"><text:span text:style-name="T192">=</text:span></text:span><text:span text:style-name="_5f_Caractères_5f_correction"><text:span text:style-name="T174"> </text:span></text:span><text:span text:style-name="_5f_BVS"><text:span text:style-name="T125">−</text:span></text:span><text:span text:style-name="_5f_BVS"><text:span text:style-name="T164">3</text:span></text:span></text:p>
              </text:list-item>
            </text:list>
          </text:list-item>
        </text:list>
      </text:section>
      <text:list xml:id="list141258621615318" text:continue-list="list141257918759276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73" text:outline-level="1"><text:span text:style-name="Bold_5f_niv1"><text:span text:style-name="T184"> </text:span></text:span><text:span text:style-name="Bold_5f_niv1">Premières équation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41259050209688" text:continue-list="list141259055230887" text:style-name="liste_5f_abc">
        <text:list-item>
          <text:list>
            <text:list-item text:start-value="1">
              <text:p text:style-name="P95"><text:span text:style-name="T247"><text:tab/>Dans chaque cas, écris l’opération qui permet de trouver la valeur de </text:span><text:span text:style-name="Variable"><text:span text:style-name="T255">x</text:span></text:span><text:span text:style-name="T247"> puis donne cette valeur.<text:tab/>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26909978960">
          <table:table-cell table:style-name="Tableau2.A1" office:value-type="string">
            <text:p text:style-name="P55">6<text:span text:style-name="Variable"><text:span text:style-name="T255">x</text:span></text:span> <text:span text:style-name="_5f_signe"></text:span><text:span text:style-name="T244"> </text:span>12</text:p>
          </table:table-cell>
          <table:table-cell table:style-name="Tableau2.B1" office:value-type="string">
            <text:p text:style-name="P68"><text:span text:style-name="Variable"><text:span text:style-name="T255">x</text:span></text:span><text:span text:style-name="T209"> </text:span><text:span text:style-name="T257"></text:span><text:span text:style-name="T209"> 4 </text:span><text:span text:style-name="_5f_signe"></text:span> 1</text:p>
          </table:table-cell>
          <table:table-cell table:style-name="Tableau2.B1" office:value-type="string">
            <text:p text:style-name="P69"><text:span text:style-name="Variable"><text:span text:style-name="T255">x</text:span></text:span><text:span text:style-name="_5f_Caractères_5f_correction"><text:span text:style-name="T174"> </text:span></text:span><text:span text:style-name="T196">─</text:span><text:span text:style-name="_5f_Caractères_5f_correction"><text:span text:style-name="T174"> </text:span></text:span>2<text:span text:style-name="_5f_Caractères_5f_correction"><text:span text:style-name="T174"> </text:span></text:span><text:span text:style-name="_5f_signe"></text:span><text:span text:style-name="_5f_Caractères_5f_correction"><text:span text:style-name="T174"> </text:span></text:span><text:span text:style-name="Variable"><text:span text:style-name="T198">─</text:span></text:span>1</text:p>
          </table:table-cell>
          <table:table-cell table:style-name="Tableau2.D1" office:value-type="string">
            <text:p text:style-name="P68"><text:span text:style-name="Variable"><text:span text:style-name="T198">─</text:span></text:span><text:span text:style-name="Variable"><text:span text:style-name="T168">5</text:span></text:span><text:span text:style-name="Variable"><text:span text:style-name="T255">x</text:span></text:span><text:span text:style-name="T168"> </text:span><text:span text:style-name="_5f_signe"><text:span text:style-name="T243"></text:span></text:span><text:span text:style-name="T214"> </text:span><text:span text:style-name="T168">4</text:span></text:p>
          </table:table-cell>
        </table:table-row>
        <table:table-row table:style-name="TableLine2626897640368">
          <table:table-cell table:style-name="Tableau2.A2" office:value-type="string">
            <text:p text:style-name="P56"><text:span text:style-name="Variable"><text:span text:style-name="T255">x</text:span></text:span><text:span text:style-name="_5f_signe"><text:span text:style-name="T246"> </text:span></text:span><text:span text:style-name="_5f_signe"></text:span><text:span text:style-name="_5f_pointillés_20_gris"><text:span text:style-name="T253"> </text:span></text:span><text:span text:style-name="_5f_pointillés_20_gris"><text:span text:style-name="T272">12 </text:span></text:span><text:span text:style-name="_5f_variables"><text:span text:style-name="T31">÷ </text:span></text:span><text:span text:style-name="_5f_variables"><text:span text:style-name="T12">6</text:span></text:span></text:p>
          </table:table-cell>
          <table:table-cell table:style-name="Tableau2.B2" office:value-type="string">
            <text:p text:style-name="P53"><text:span text:style-name="Variable"><text:span text:style-name="T255">x</text:span></text:span> <text:span text:style-name="_5f_signe"></text:span><text:span text:style-name="_5f_signe"><text:span text:style-name="T246"> </text:span></text:span><text:span text:style-name="_5f_pointillés_20_gris"><text:span text:style-name="T271">1</text:span></text:span><text:span text:style-name="Variable"><text:span text:style-name="T282"> − </text:span></text:span><text:span text:style-name="_5f_pointillés_20_gris"><text:span text:style-name="T271">4</text:span></text:span></text:p>
          </table:table-cell>
          <table:table-cell table:style-name="Tableau2.B2" office:value-type="string">
            <text:p text:style-name="P53"><text:span text:style-name="Variable"><text:span text:style-name="T255">x</text:span></text:span><text:span text:style-name="_5f_Caractères_5f_correction"><text:span text:style-name="T174"> </text:span></text:span><text:span text:style-name="_5f_signe"></text:span><text:span text:style-name="_5f_Caractères_5f_correction"><text:span text:style-name="T174"> </text:span></text:span><text:span text:style-name="Variable"><text:span text:style-name="T282">−</text:span></text:span><text:span text:style-name="_5f_pointillés_20_gris"><text:span text:style-name="T278">1</text:span></text:span><text:span text:style-name="_5f_Caractères_5f_correction"><text:span text:style-name="T175"> </text:span></text:span><text:span text:style-name="_5f_pointillés_20_gris"><text:span text:style-name="T278">+</text:span></text:span><text:span text:style-name="_5f_Caractères_5f_correction"><text:span text:style-name="T175"> </text:span></text:span><text:span text:style-name="_5f_pointillés_20_gris"><text:span text:style-name="T278">2</text:span></text:span></text:p>
          </table:table-cell>
          <table:table-cell table:style-name="Tableau2.B2" office:value-type="string">
            <text:p text:style-name="P57"><text:span text:style-name="Variable"><text:span text:style-name="T255">x</text:span></text:span><text:span text:style-name="_5f_Caractères_5f_correction"><text:span text:style-name="T174"> </text:span></text:span><text:span text:style-name="_5f_signe"></text:span><text:span text:style-name="_5f_pointillés_20_gris"><text:span text:style-name="T292">4</text:span></text:span><text:span text:style-name="_5f_Caractères_5f_correction"><text:span text:style-name="T175"> </text:span></text:span><text:span text:style-name="_5f_variables"><text:span text:style-name="T31">÷</text:span></text:span><text:span text:style-name="_5f_Caractères_5f_correction"><text:span text:style-name="T71"> </text:span></text:span><text:span text:style-name="_5f_variables"><text:span text:style-name="T12">(</text:span></text:span><text:span text:style-name="Variable"><text:span text:style-name="T34">−</text:span></text:span><text:span text:style-name="_5f_variables"><text:span text:style-name="T12">5</text:span></text:span><text:span text:style-name="_5f_variables"><text:span text:style-name="T28">)</text:span></text:span></text:p>
          </table:table-cell>
        </table:table-row>
        <table:table-row table:style-name="TableLine2626897640640">
          <table:table-cell table:style-name="Tableau2.A1" office:value-type="string">
            <text:p text:style-name="P54"><text:span text:style-name="Variable"><text:span text:style-name="T255">x</text:span></text:span> <text:span text:style-name="_5f_signe"></text:span><text:span text:style-name="_5f_pointillés_20_gris"><text:span text:style-name="T253"> </text:span></text:span><text:span text:style-name="_5f_pointillés_20_gris"><text:span text:style-name="T272">2</text:span></text:span></text:p>
          </table:table-cell>
          <table:table-cell table:style-name="Tableau2.B1" office:value-type="string">
            <text:p text:style-name="P52"><text:span text:style-name="Variable"><text:span text:style-name="T255">x</text:span></text:span> <text:span text:style-name="_5f_signe"></text:span><text:span text:style-name="_5f_signe"><text:span text:style-name="T246"> </text:span></text:span><text:span text:style-name="Variable"><text:span text:style-name="T200">−</text:span></text:span><text:span text:style-name="Variable"><text:span text:style-name="T169">3</text:span></text:span></text:p>
          </table:table-cell>
          <table:table-cell table:style-name="Tableau2.B1" office:value-type="string">
            <text:p text:style-name="P52"><text:span text:style-name="Variable"><text:span text:style-name="T255">x</text:span></text:span> <text:span text:style-name="_5f_signe"></text:span><text:span text:style-name="_5f_signe"><text:span text:style-name="T246"> </text:span></text:span><text:span text:style-name="_5f_pointillés_20_gris"><text:span text:style-name="T271">1</text:span></text:span></text:p>
          </table:table-cell>
          <table:table-cell table:style-name="Tableau2.B2" office:value-type="string">
            <text:p text:style-name="P53"><text:span text:style-name="Variable"><text:span text:style-name="T255">x</text:span></text:span> <text:span text:style-name="_5f_signe"></text:span><text:span text:style-name="Variable"><text:span text:style-name="T285">−</text:span></text:span><text:span text:style-name="_5f_pointillés_20_gris"><text:span text:style-name="T297">0,8</text:span></text:span></text:p>
          </table:table-cell>
        </table:table-row>
      </table:table>
      <text:list xml:id="list141259050817495" text:continue-numbering="true" text:style-name="liste_5f_abc">
        <text:list-item>
          <text:list>
            <text:list-item>
              <text:p text:style-name="P96"><text:span text:style-name="T247"><text:tab/>Mathieu a trouvé 1,67 comme solution de l’équation 3</text:span><text:span text:style-name="Variable"><text:span text:style-name="T255">x</text:span></text:span><text:span text:style-name="T247"> </text:span><text:span text:style-name="_5f_signe"></text:span><text:span text:style-name="T247"> 5. A-t-il raison ? Pourquoi ?</text:span></text:p>
              <text:p text:style-name="P79"><text:span text:style-name="_5f_Caractères_5f_correction"><text:span text:style-name="T112">N</text:span></text:span><text:span text:style-name="_5f_Caractères_5f_correction"><text:span text:style-name="T113">on, c’est une valeur approchée. </text:span></text:span></text:p>
              <text:p text:style-name="P79"><text:span text:style-name="_5f_Caractères_5f_correction"><text:span text:style-name="T113">La solution exacte est</text:span></text:span><text:span text:style-name="_5f_pointillés_20_gris"><text:span text:style-name="T76"> </text:span></text:span><text:span text:style-name="_5f_pointillés_20_gris"><text:span text:style-name="T75"><draw:frame draw:style-name="fr13" draw:name="Objet10" text:anchor-type="as-char" svg:width="0.968cm" svg:height="0.87cm" draw:z-index="6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aractères_5f_correction"><text:span text:style-name="T112">.</text:span></text:span></text:p>
            </text:list-item>
          </text:list>
        </text:list-item>
      </text:list>
      <text:list xml:id="list141258276116395" text:continue-list="list14125862161531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74" text:outline-level="1"><text:span text:style-name="_5f_BVS"><text:span text:style-name="T239"> Résous les équations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5" text:name="Section10">
        <text:list xml:id="list141258138417993" text:continue-list="list141259050817495" text:style-name="liste_5f_abc">
          <text:list-item>
            <text:list>
              <text:list-item text:start-value="1">
                <text:p text:style-name="P98"><text:span text:style-name="Bold_5f_niv1"><text:span text:style-name="T266"><text:tab/></text:span></text:span><text:span text:style-name="T266">3</text:span><text:span text:style-name="_5f_Symbole"><text:span text:style-name="T165"> </text:span></text:span><text:span text:style-name="_5f_Symbole"><text:span text:style-name="T191"></text:span></text:span><text:span text:style-name="_5f_Symbole"><text:span text:style-name="T163"> </text:span></text:span><text:span text:style-name="_5f_variables"><text:span text:style-name="T5">x</text:span></text:span><text:span text:style-name="T266"> </text:span><text:span text:style-name="_5f_Symbole"><text:span text:style-name="T241">=</text:span></text:span><text:span text:style-name="T266"> 25</text:span></text:p>
              </text:list-item>
              <text:list-item>
                <text:p text:style-name="P101"><text:span text:style-name="Bold_5f_niv1"><text:span text:style-name="T268"><text:tab/></text:span></text:span><text:span text:style-name="T191">−</text:span><text:span text:style-name="T266">15</text:span><text:span text:style-name="_5f_Symbole"><text:span text:style-name="T176"> </text:span></text:span><text:span text:style-name="_5f_Symbole"><text:span text:style-name="T191"></text:span></text:span><text:span text:style-name="_5f_Symbole"><text:span text:style-name="T177"> </text:span></text:span><text:span text:style-name="_5f_variables"><text:span text:style-name="T6">x</text:span></text:span><text:span text:style-name="_5f_Symbole"><text:span text:style-name="T163"> </text:span></text:span><text:span text:style-name="_5f_Symbole"><text:span text:style-name="T241">=</text:span></text:span><text:span text:style-name="T266"> 32</text:span></text:p>
              </text:list-item>
              <text:list-item>
                <text:p text:style-name="P101"><text:span text:style-name="Bold_5f_niv1"><text:span text:style-name="T266"><text:tab/></text:span></text:span><text:span text:style-name="T266">2</text:span><text:span text:style-name="_5f_Symbole"><text:span text:style-name="T165"> </text:span></text:span><text:span text:style-name="_5f_Symbole"><text:span text:style-name="T191"></text:span></text:span><text:span text:style-name="_5f_Symbole"><text:span text:style-name="T165"> </text:span></text:span><text:span text:style-name="_5f_variables"><text:span text:style-name="T6">x</text:span></text:span><text:span text:style-name="_5f_Symbole"><text:span text:style-name="T163"> </text:span></text:span><text:span text:style-name="_5f_Symbole"><text:span text:style-name="T266">=</text:span></text:span><text:span text:style-name="_5f_Symbole"><text:span text:style-name="T165"> </text:span></text:span><text:span text:style-name="_5f_Symbole"><text:span text:style-name="T191">−</text:span></text:span><text:span text:style-name="T266">5,8</text:span></text:p>
              </text:list-item>
              <text:list-item>
                <text:p text:style-name="P104"><text:span text:style-name="Bold_5f_niv1"><text:span text:style-name="T268"><text:tab/></text:span></text:span><text:span text:style-name="T191">−</text:span><text:span text:style-name="T266">45</text:span><text:span text:style-name="T176"> </text:span><text:span text:style-name="T191"></text:span><text:span text:style-name="T177"> </text:span><text:span text:style-name="_5f_variables"><text:span text:style-name="T5">x</text:span></text:span><text:span text:style-name="_5f_Symbole"><text:span text:style-name="T177"> </text:span></text:span><text:span text:style-name="_5f_Symbole"><text:span text:style-name="T241">=</text:span></text:span><text:span text:style-name="T176"> </text:span><text:span text:style-name="T191">−</text:span><text:span text:style-name="T266">47</text:span></text:p>
              </text:list-item>
              <text:list-item>
                <text:p text:style-name="P101"><text:span text:style-name="Bold_5f_niv1"><text:span text:style-name="T267"><text:tab/></text:span></text:span><text:span text:style-name="_5f_variables"><text:span text:style-name="T5">x</text:span></text:span><text:span text:style-name="_5f_Symbole"><text:span text:style-name="T178"> </text:span></text:span><text:span text:style-name="_5f_Symbole"><text:span text:style-name="T191"></text:span></text:span><text:span text:style-name="_5f_Symbole"><text:span text:style-name="T177"> </text:span></text:span><text:span text:style-name="T266">42 </text:span><text:span text:style-name="_5f_Symbole"><text:span text:style-name="T241">=</text:span></text:span><text:span text:style-name="T266"> 78</text:span></text:p>
              </text:list-item>
              <text:list-item>
                <text:p text:style-name="P101"><text:span text:style-name="Bold_5f_niv1"><text:span text:style-name="T267"><text:tab/></text:span></text:span><text:span text:style-name="_5f_variables"><text:span text:style-name="T5">x</text:span></text:span><text:span text:style-name="_5f_Symbole"><text:span text:style-name="T165"> </text:span></text:span><text:span text:style-name="_5f_Symbole"><text:span text:style-name="T191">−</text:span></text:span><text:span text:style-name="_5f_Symbole"><text:span text:style-name="T163"> </text:span></text:span><text:span text:style-name="T266">28 </text:span><text:span text:style-name="_5f_Symbole"><text:span text:style-name="T241">=</text:span></text:span><text:span text:style-name="T266"> 14</text:span></text:p>
              </text:list-item>
              <text:list-item>
                <text:p text:style-name="P101"><text:span text:style-name="Bold_5f_niv1"><text:span text:style-name="T267"><text:tab/></text:span></text:span><text:span text:style-name="_5f_variables"><text:span text:style-name="T5">x</text:span></text:span><text:span text:style-name="_5f_Symbole"><text:span text:style-name="T176"> </text:span></text:span><text:span text:style-name="_5f_Symbole"><text:span text:style-name="T191"></text:span></text:span><text:span text:style-name="_5f_Symbole"><text:span text:style-name="T177"> </text:span></text:span><text:span text:style-name="T266">48</text:span><text:span text:style-name="T390"> </text:span><text:span text:style-name="_5f_Symbole"><text:span text:style-name="T241">=</text:span></text:span><text:span text:style-name="T390"> </text:span><text:span text:style-name="T191">−</text:span><text:span text:style-name="T266">29</text:span></text:p>
              </text:list-item>
              <text:list-item>
                <text:p text:style-name="P104"><text:span text:style-name="Bold_5f_niv1"><text:span text:style-name="T267"><text:tab/></text:span></text:span><text:span text:style-name="_5f_variables"><text:span text:style-name="T5">x</text:span></text:span><text:span text:style-name="_5f_Symbole"><text:span text:style-name="T165"> </text:span></text:span><text:span text:style-name="_5f_Symbole"><text:span text:style-name="T191">−</text:span></text:span><text:span text:style-name="_5f_Symbole"><text:span text:style-name="T163"> </text:span></text:span><text:span text:style-name="T266">8,5 </text:span><text:span text:style-name="_5f_Symbole"><text:span text:style-name="T241">=</text:span></text:span><text:span text:style-name="T266"> 7</text:span></text:p>
              </text:list-item>
              <text:list-item>
                <text:p text:style-name="P100"><text:span text:style-name="T269"><text:tab/></text:span><draw:frame draw:style-name="fr12" draw:name="Objet434" text:anchor-type="as-char" svg:width="1.849cm" svg:height="0.483cm" draw:z-index="25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item>
              <text:list-item>
                <text:p text:style-name="P105"><text:span text:style-name="Bold_5f_niv1"><text:tab/></text:span><draw:frame draw:style-name="fr12" draw:name="Objet436" text:anchor-type="as-char" svg:width="1.792cm" svg:height="0.483cm" draw:z-index="26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  <text:list-item>
                <text:p text:style-name="P101"><text:span text:style-name="Bold_5f_niv1"><text:span text:style-name="T266"><text:tab/></text:span></text:span><text:span text:style-name="T266">7</text:span><text:span text:style-name="_5f_variables"><text:span text:style-name="T5">x</text:span></text:span><text:span text:style-name="T266"> </text:span><text:span text:style-name="_5f_Symbole"><text:span text:style-name="T241">=</text:span></text:span><text:span text:style-name="T266"> 21</text:span></text:p>
              </text:list-item>
              <text:list-item>
                <text:p text:style-name="P104"><text:span text:style-name="Bold_5f_niv1"><text:span text:style-name="T266"><text:tab/></text:span></text:span><text:span text:style-name="T266">18</text:span><text:span text:style-name="_5f_variables"><text:span text:style-name="T5">x</text:span></text:span><text:span text:style-name="T266"> </text:span><text:span text:style-name="_5f_Symbole"><text:span text:style-name="T241">=</text:span></text:span><text:span text:style-name="T266"> 29</text:span></text:p>
              </text:list-item>
            </text:list>
          </text:list-item>
        </text:list>
      </text:section>
      <text:list xml:id="list2894844856" text:style-name="_5f_Numérotation_20_des_20_exercices_20_livrets">
        <text:list-item>
          <text:list>
            <text:list-item text:start-value="1">
              <text:p text:style-name="P99"><text:span text:style-name="_5f_Caractères_5f_correction"><text:span text:style-name="T79">3</text:span></text:span><text:span text:style-name="_5f_Caractères_5f_correction"><text:span text:style-name="T80"> </text:span></text:span><text:span text:style-name="_5f_Caractères_5f_correction"><text:span text:style-name="T83"> 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101">=</text:span></text:span><text:span text:style-name="_5f_Caractères_5f_correction"><text:span text:style-name="T96"> 25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25 </text:span></text:span><text:span text:style-name="_5f_Symbole"><text:span text:style-name="T106">−</text:span></text:span><text:span text:style-name="_5f_Caractères_5f_correction"><text:span text:style-name="T96"> </text:span></text:span><text:span text:style-name="_5f_Caractères_5f_correction"><text:span text:style-name="T97">3 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2</text:span></text:span><text:span text:style-name="_5f_Caractères_5f_correction"><text:span text:style-name="T86">2</text:span></text:span><text:span text:style-name="_5f_Caractères_5f_correction"><text:span text:style-name="T94"> </text:span></text:span></text:p>
            </text:list-item>
            <text:list-item>
              <text:p text:style-name="P102"><text:span text:style-name="_5f_Symbole"><text:span text:style-name="T106">−</text:span></text:span><text:span text:style-name="_5f_Caractères_5f_correction"><text:span text:style-name="T82">15</text:span></text:span><text:span text:style-name="_5f_Caractères_5f_correction"><text:span text:style-name="T80"> </text:span></text:span><text:span text:style-name="_5f_Caractères_5f_correction"><text:span text:style-name="T83"> 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Caractères_5f_correction"><text:span text:style-name="T134">32</text:span></text:span><text:span text:style-name="_5f_Caractères_5f_correction"><text:span text:style-name="T96">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Caractères_5f_correction"><text:span text:style-name="T134">32 </text:span></text:span><text:span text:style-name="_5f_Caractères_5f_correction"><text:span text:style-name="T88"></text:span></text:span><text:span text:style-name="_5f_Caractères_5f_correction"><text:span text:style-name="T134"> 15</text:span></text:span><text:span text:style-name="_5f_Caractères_5f_correction"><text:span text:style-name="T97"> 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</text:span></text:span><text:span text:style-name="_5f_Caractères_5f_correction"><text:span text:style-name="T134">47</text:span></text:span></text:p>
            </text:list-item>
            <text:list-item>
              <text:p text:style-name="P102"><text:span text:style-name="_5f_Caractères_5f_correction"><text:span text:style-name="T137">2</text:span></text:span><text:span text:style-name="_5f_Caractères_5f_correction"><text:span text:style-name="T80"> </text:span></text:span><text:span text:style-name="_5f_Caractères_5f_correction"><text:span text:style-name="T83"> 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Symbole"><text:span text:style-name="T106">−</text:span></text:span><text:span text:style-name="_5f_Caractères_5f_correction"><text:span text:style-name="T96"> </text:span></text:span><text:span text:style-name="_5f_Caractères_5f_correction"><text:span text:style-name="T97">5,8</text:span></text:span><text:span text:style-name="_5f_Caractères_5f_correction"><text:span text:style-name="T96">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Symbole"><text:span text:style-name="T106">−</text:span></text:span><text:span text:style-name="_5f_Caractères_5f_correction"><text:span text:style-name="T96"> </text:span></text:span><text:span text:style-name="_5f_Caractères_5f_correction"><text:span text:style-name="T97">5,8</text:span></text:span><text:span text:style-name="_5f_Caractères_5f_correction"><text:span text:style-name="T96"> </text:span></text:span><text:span text:style-name="_5f_Symbole"><text:span text:style-name="T106">−</text:span></text:span><text:span text:style-name="_5f_Caractères_5f_correction"><text:span text:style-name="T96"> </text:span></text:span><text:span text:style-name="_5f_Caractères_5f_correction"><text:span text:style-name="T134">2</text:span></text:span><text:span text:style-name="_5f_Caractères_5f_correction"><text:span text:style-name="T97"> <text:line-break/>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</text:span></text:span><text:span text:style-name="_5f_Symbole"><text:span text:style-name="T108">−</text:span></text:span><text:span text:style-name="_5f_Caractères_5f_correction"><text:span text:style-name="T86"> 7,8</text:span></text:span><text:span text:style-name="_5f_Caractères_5f_correction"><text:span text:style-name="T94"> </text:span></text:span></text:p>
            </text:list-item>
            <text:list-item>
              <text:p text:style-name="P102"><text:span text:style-name="_5f_Symbole"><text:span text:style-name="T106">−</text:span></text:span><text:span text:style-name="_5f_Caractères_5f_correction"><text:span text:style-name="T82">45</text:span></text:span><text:span text:style-name="_5f_Caractères_5f_correction"><text:span text:style-name="T80"> </text:span></text:span><text:span text:style-name="_5f_Caractères_5f_correction"><text:span text:style-name="T83"> 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Symbole"><text:span text:style-name="T106">−</text:span></text:span><text:span text:style-name="_5f_Caractères_5f_correction"><text:span text:style-name="T97">47</text:span></text:span><text:span text:style-name="_5f_Caractères_5f_correction"><text:span text:style-name="T96">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Symbole"><text:span text:style-name="T106">−</text:span></text:span><text:span text:style-name="_5f_Caractères_5f_correction"><text:span text:style-name="T97">4</text:span></text:span><text:span text:style-name="_5f_Caractères_5f_correction"><text:span text:style-name="T136">7</text:span></text:span><text:span text:style-name="_5f_Caractères_5f_correction"><text:span text:style-name="T97"> </text:span></text:span><text:span text:style-name="_5f_Caractères_5f_correction"><text:span text:style-name="T80"></text:span></text:span><text:span text:style-name="_5f_Caractères_5f_correction"><text:span text:style-name="T134"> 4</text:span></text:span><text:span text:style-name="_5f_Caractères_5f_correction"><text:span text:style-name="T136">5</text:span></text:span><text:span text:style-name="_5f_Caractères_5f_correction"><text:span text:style-name="T97"> <text:line-break/>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</text:span></text:span><text:span text:style-name="_5f_Symbole"><text:span text:style-name="T108">−</text:span></text:span><text:span text:style-name="_5f_Caractères_5f_correction"><text:span text:style-name="T85">2</text:span></text:span></text:p>
            </text:list-item>
            <text:list-item>
              <text:p text:style-name="P103"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80"> </text:span></text:span><text:span text:style-name="_5f_Caractères_5f_correction"><text:span text:style-name="T137">42 </text:span></text:span><text:span text:style-name="_5f_Caractères_5f_correction"><text:span text:style-name="T99">= </text:span></text:span><text:span text:style-name="_5f_Caractères_5f_correction"><text:span text:style-name="T134">78</text:span></text:span><text:span text:style-name="_5f_Caractères_5f_correction"><text:span text:style-name="T96">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Caractères_5f_correction"><text:span text:style-name="T134">78</text:span></text:span><text:span text:style-name="_5f_Caractères_5f_correction"><text:span text:style-name="T96"> </text:span></text:span><text:span text:style-name="_5f_Symbole"><text:span text:style-name="T106">−</text:span></text:span><text:span text:style-name="_5f_Caractères_5f_correction"><text:span text:style-name="T96"> </text:span></text:span><text:span text:style-name="_5f_Caractères_5f_correction"><text:span text:style-name="T134">42</text:span></text:span><text:span text:style-name="_5f_Caractères_5f_correction"><text:span text:style-name="T97"> 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</text:span></text:span><text:span text:style-name="_5f_Caractères_5f_correction"><text:span text:style-name="T134">36</text:span></text:span></text:p>
            </text:list-item>
            <text:list-item>
              <text:p text:style-name="P103"><text:span text:style-name="_5f_variables"><text:span text:style-name="T110">x</text:span></text:span><text:span text:style-name="_5f_Symbole"><text:span text:style-name="T104"> </text:span></text:span><text:span text:style-name="_5f_Symbole"><text:span text:style-name="T106">−</text:span></text:span><text:span text:style-name="_5f_Symbole"><text:span text:style-name="T104"> </text:span></text:span><text:span text:style-name="_5f_Caractères_5f_correction"><text:span text:style-name="T137">28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Caractères_5f_correction"><text:span text:style-name="T134">14</text:span></text:span><text:span text:style-name="_5f_Caractères_5f_correction"><text:span text:style-name="T96"> <text:s/></text:span></text:span><text:span text:style-name="_5f_Caractères_5f_correction"><text:span text:style-name="T97">donc </text:span></text:span><text:span text:style-name="_5f_variables"><text:span text:style-name="T110">x</text:span></text:span><text:span text:style-name="_5f_Symbole"><text:span text:style-name="T104"> </text:span></text:span><text:span text:style-name="_5f_Caractères_5f_correction"><text:span text:style-name="T99">=</text:span></text:span><text:span text:style-name="_5f_Caractères_5f_correction"><text:span text:style-name="T96"> </text:span></text:span><text:span text:style-name="_5f_Caractères_5f_correction"><text:span text:style-name="T134">14</text:span></text:span><text:span text:style-name="_5f_Caractères_5f_correction"><text:span text:style-name="T92"> </text:span></text:span><text:span text:style-name="_5f_Caractères_5f_correction"><text:span text:style-name="T88"> </text:span></text:span><text:span text:style-name="_5f_Caractères_5f_correction"><text:span text:style-name="T135">28</text:span></text:span><text:span text:style-name="_5f_Caractères_5f_correction"><text:span text:style-name="T97"> </text:span></text:span><text:span text:style-name="_5f_Caractères_5f_correction"><text:span text:style-name="T92">donc </text:span></text:span><text:span text:style-name="_5f_variables"><text:span text:style-name="T110">x</text:span></text:span><text:span text:style-name="_5f_Symbole"><text:span text:style-name="T102"> </text:span></text:span><text:span text:style-name="_5f_Caractères_5f_correction"><text:span text:style-name="T90">=</text:span></text:span><text:span text:style-name="_5f_Caractères_5f_correction"><text:span text:style-name="T85"> </text:span></text:span><text:span text:style-name="_5f_Caractères_5f_correction"><text:span text:style-name="T135">42</text:span></text:span></text:p>
            </text:list-item>
            <text:list-item>
              <text:p text:style-name="P106"><text:span text:style-name="_5f_variables"><text:span text:style-name="T111">x</text:span></text:span><text:span text:style-name="_5f_Symbole"><text:span text:style-name="T105"> </text:span></text:span><text:span text:style-name="_5f_Caractères_5f_correction"><text:span text:style-name="T81"> </text:span></text:span><text:span text:style-name="_5f_Caractères_5f_correction"><text:span text:style-name="T137">4</text:span></text:span><text:span text:style-name="_5f_Caractères_5f_correction"><text:span text:style-name="T138">8</text:span></text:span><text:span text:style-name="_5f_Caractères_5f_correction"><text:span text:style-name="T137"> </text:span></text:span><text:span text:style-name="_5f_Caractères_5f_correction"><text:span text:style-name="T100">=</text:span></text:span><text:span text:style-name="_5f_Caractères_5f_correction"><text:span text:style-name="T98"> </text:span></text:span><text:span text:style-name="_5f_Symbole"><text:span text:style-name="T107">−</text:span></text:span><text:span text:style-name="_5f_Caractères_5f_correction"><text:span text:style-name="T135">29</text:span></text:span><text:span text:style-name="_5f_Caractères_5f_correction"><text:span text:style-name="T98"> <text:s/></text:span></text:span><text:span text:style-name="_5f_Caractères_5f_correction"><text:span text:style-name="T97">donc </text:span></text:span><text:span text:style-name="_5f_variables"><text:span text:style-name="T111">x</text:span></text:span><text:span text:style-name="_5f_Symbole"><text:span text:style-name="T105"> </text:span></text:span><text:span text:style-name="_5f_Caractères_5f_correction"><text:span text:style-name="T100">=</text:span></text:span><text:span text:style-name="_5f_Caractères_5f_correction"><text:span text:style-name="T98"> </text:span></text:span><text:span text:style-name="_5f_Symbole"><text:span text:style-name="T107">−</text:span></text:span><text:span text:style-name="_5f_Caractères_5f_correction"><text:span text:style-name="T135">29</text:span></text:span><text:span text:style-name="_5f_Caractères_5f_correction"><text:span text:style-name="T93"> </text:span></text:span><text:span text:style-name="_5f_Symbole"><text:span text:style-name="T107">−</text:span></text:span><text:span text:style-name="_5f_Caractères_5f_correction"><text:span text:style-name="T84"> </text:span></text:span><text:span text:style-name="_5f_Caractères_5f_correction"><text:span text:style-name="T134">4</text:span></text:span><text:span text:style-name="_5f_Caractères_5f_correction"><text:span text:style-name="T135">8</text:span></text:span><text:span text:style-name="_5f_Caractères_5f_correction"><text:span text:style-name="T97"> <text:line-break/></text:span></text:span><text:span text:style-name="_5f_Caractères_5f_correction"><text:span text:style-name="T92">donc </text:span></text:span><text:span text:style-name="_5f_variables"><text:span text:style-name="T111">x</text:span></text:span><text:span text:style-name="_5f_Symbole"><text:span text:style-name="T103"> </text:span></text:span><text:span text:style-name="_5f_Caractères_5f_correction"><text:span text:style-name="T91">=</text:span></text:span><text:span text:style-name="_5f_Caractères_5f_correction"><text:span text:style-name="T87"> </text:span></text:span><text:span text:style-name="_5f_Symbole"><text:span text:style-name="T109">−</text:span></text:span><text:span text:style-name="_5f_Caractères_5f_correction"><text:span text:style-name="T135">77</text:span></text:span><text:span text:style-name="_5f_Caractères_5f_correction"><text:span text:style-name="T95"> </text:span></text:span></text:p>
            </text:list-item>
            <text:list-item>
              <text:p text:style-name="P106"><text:span text:style-name="_5f_variables"><text:span text:style-name="T111">x</text:span></text:span><text:span text:style-name="_5f_Symbole"><text:span text:style-name="T105"> </text:span></text:span><text:span text:style-name="_5f_Symbole"><text:span text:style-name="T107">−</text:span></text:span><text:span text:style-name="_5f_Symbole"><text:span text:style-name="T105"> </text:span></text:span><text:span text:style-name="_5f_Caractères_5f_correction"><text:span text:style-name="T138">8,5 </text:span></text:span><text:span text:style-name="_5f_Caractères_5f_correction"><text:span text:style-name="T100">=</text:span></text:span><text:span text:style-name="_5f_Caractères_5f_correction"><text:span text:style-name="T98"> </text:span></text:span><text:span text:style-name="_5f_Caractères_5f_correction"><text:span text:style-name="T135">7</text:span></text:span><text:span text:style-name="_5f_Caractères_5f_correction"><text:span text:style-name="T98"> <text:s/></text:span></text:span><text:span text:style-name="_5f_Caractères_5f_correction"><text:span text:style-name="T97">donc </text:span></text:span><text:span text:style-name="_5f_variables"><text:span text:style-name="T111">x</text:span></text:span><text:span text:style-name="_5f_Symbole"><text:span text:style-name="T105"> </text:span></text:span><text:span text:style-name="_5f_Caractères_5f_correction"><text:span text:style-name="T100">=</text:span></text:span><text:span text:style-name="_5f_Caractères_5f_correction"><text:span text:style-name="T98"> </text:span></text:span><text:span text:style-name="_5f_Caractères_5f_correction"><text:span text:style-name="T135">7</text:span></text:span><text:span text:style-name="_5f_Caractères_5f_correction"><text:span text:style-name="T93"> </text:span></text:span><text:span text:style-name="_5f_Caractères_5f_correction"><text:span text:style-name="T89"> </text:span></text:span><text:span text:style-name="_5f_Caractères_5f_correction"><text:span text:style-name="T135">8,5<text:line-break/></text:span></text:span><text:span text:style-name="_5f_Caractères_5f_correction"><text:span text:style-name="T92">donc </text:span></text:span><text:span text:style-name="_5f_variables"><text:span text:style-name="T111">x</text:span></text:span><text:span text:style-name="_5f_Symbole"><text:span text:style-name="T103"> </text:span></text:span><text:span text:style-name="_5f_Caractères_5f_correction"><text:span text:style-name="T91">=</text:span></text:span><text:span text:style-name="_5f_Caractères_5f_correction"><text:span text:style-name="T87"> </text:span></text:span><text:span text:style-name="_5f_Caractères_5f_correction"><text:span text:style-name="T135">15,5</text:span></text:span></text:p>
            </text:list-item>
            <text:list-item>
              <text:p text:style-name="P106"><text:span text:style-name="_5f_pointillés_20_gris"><text:span text:style-name="T75"><draw:frame draw:style-name="fr10" draw:name="Objet5" text:anchor-type="as-char" svg:width="4.404cm" svg:height="0.87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    </text:list-item>
            <text:list-item>
              <text:p text:style-name="P106"><text:span text:style-name="_5f_pointillés_20_gris"><draw:frame draw:style-name="fr10" draw:name="Objet6" text:anchor-type="as-char" svg:width="6.84cm" svg:height="0.87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</text:list-item>
            <text:list-item>
              <text:p text:style-name="P107"><text:span text:style-name="_5f_pointillés_20_gris"><text:span text:style-name="T150">7</text:span></text:span><text:span text:style-name="_5f_variables"><text:span text:style-name="T111">x</text:span></text:span><text:span text:style-name="_5f_pointillés_20_gris"><text:span text:style-name="T150"> = 21 <text:s/>donc </text:span></text:span><text:span text:style-name="_5f_variables"><text:span text:style-name="T111">x</text:span></text:span><text:span text:style-name="_5f_pointillés_20_gris"><text:span text:style-name="T150"> = </text:span></text:span><text:span text:style-name="_5f_pointillés_20_gris"><text:span text:style-name="T150"><draw:frame draw:style-name="fr11" draw:name="Objet16" text:anchor-type="as-char" svg:width="0.716cm" svg:height="0.87cm" draw:z-index="63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_5f_pointillés_20_gris"><text:span text:style-name="T150"> donc </text:span></text:span><text:span text:style-name="_5f_variables"><text:span text:style-name="T111">x</text:span></text:span><text:span text:style-name="_5f_pointillés_20_gris"><text:span text:style-name="T150"> = 3</text:span></text:span></text:p>
            </text:list-item>
            <text:list-item>
              <text:p text:style-name="P106"><text:span text:style-name="_5f_pointillés_20_gris"><draw:frame draw:style-name="fr10" draw:name="Objet8" text:anchor-type="as-char" svg:width="4.069cm" svg:height="0.87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</text:list-item>
          </text:list>
        </text:list-item>
      </text:list>
      <text:p text:style-name="P63"><text:span text:style-name="_5f_pointillés_20_gris"/></text:p>
      <text:list xml:id="list141258540096029" text:continue-list="list141258276116395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75" text:outline-level="1"><text:span text:style-name="Bold_5f_niv1"><text:span text:style-name="T184"> </text:span></text:span><text:span text:style-name="Bold_5f_niv1">Suite d’opération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41259022302106" text:continue-list="list141258138417993" text:style-name="liste_5f_abc">
        <text:list-item>
          <text:list>
            <text:list-item text:start-value="1">
              <text:p text:style-name="P108">Complète <text:span text:style-name="T247">les </text:span>schémas suivants.</text:p>
            </text:list-item>
            <text:list-item>
              <text:p text:style-name="P109"><draw:g text:anchor-type="paragraph" draw:z-index="32" draw:name="Objet de groupe 1" draw:style-name="gr5"><draw:line draw:style-name="gr2" draw:text-style-name="P155" svg:x1="3.535cm" svg:y1="0.503cm" svg:x2="4.062cm" svg:y2="0.503cm"><text:p/></draw:line><draw:rect draw:style-name="gr3" draw:text-style-name="P158" svg:width="1.318cm" svg:height="0.816cm" svg:x="0.617cm" svg:y="0.051cm"><text:p text:style-name="P156"><text:span text:style-name="T393">– </text:span><text:span text:style-name="T393">4</text:span></text:p></draw:rect><draw:rect draw:style-name="gr3" draw:text-style-name="P161" svg:width="1.318cm" svg:height="0.817cm" svg:x="4.064cm" svg:y="0.055cm"><text:p text:style-name="P156"><text:span text:style-name="T399">− </text:span><text:span text:style-name="T400">8</text:span></text:p></draw:rect><draw:rect draw:style-name="gr3" draw:text-style-name="P161" svg:width="1.318cm" svg:height="0.814cm" svg:x="7.569cm" svg:y="0.044cm"><text:p text:style-name="P156"><text:span text:style-name="T399">− </text:span><text:span text:style-name="T400">5</text:span></text:p></draw:rect><draw:ellipse draw:style-name="gr3" draw:text-style-name="P158" svg:width="1.133cm" svg:height="0.683cm" svg:x="5.856cm" svg:y="0.164cm"><text:p text:style-name="P156"><text:span text:style-name="T393">+ 3</text:span></text:p></draw:ellipse><draw:ellipse draw:style-name="gr3" draw:text-style-name="P159" svg:width="1.133cm" svg:height="0.682cm" svg:x="2.404cm" svg:y="0.164cm"><text:p text:style-name="P156"><text:span text:style-name="T397">×</text:span><text:span text:style-name="T398"> </text:span><text:span text:style-name="T393">2</text:span></text:p></draw:ellipse><draw:rect draw:style-name="gr3" draw:text-style-name="P161" svg:width="1.32cm" svg:height="0.816cm" svg:x="0.614cm" svg:y="1.095cm"><text:p text:style-name="P156"><text:span text:style-name="T400">5</text:span></text:p></draw:rect><draw:rect draw:style-name="gr3" draw:text-style-name="P161" svg:width="1.32cm" svg:height="0.816cm" svg:x="4.062cm" svg:y="1.099cm"><text:p text:style-name="P156"><text:span text:style-name="T400">10</text:span></text:p></draw:rect><draw:rect draw:style-name="gr3" draw:text-style-name="P158" svg:width="1.32cm" svg:height="0.816cm" svg:x="7.567cm" svg:y="1.088cm"><text:p text:style-name="P156"><text:span text:style-name="T393">13</text:span></text:p></draw:rect><draw:rect draw:style-name="gr3" draw:text-style-name="P162" svg:width="1.32cm" svg:height="0.816cm" svg:x="0.589cm" svg:y="2.168cm"><text:p text:style-name="P156"><text:span text:style-name="T401">x</text:span></text:p></draw:rect><draw:rect draw:style-name="gr3" draw:text-style-name="P161" svg:width="1.322cm" svg:height="0.816cm" svg:x="4.036cm" svg:y="2.173cm"><text:p text:style-name="P156"><text:span text:style-name="T400">2</text:span><text:span text:style-name="T402">x</text:span></text:p></draw:rect><draw:rect draw:style-name="gr3" draw:text-style-name="P161" svg:width="1.318cm" svg:height="0.816cm" svg:x="7.542cm" svg:y="2.159cm"><text:p text:style-name="P156"><text:span text:style-name="T400">2</text:span><text:span text:style-name="T402">x</text:span><text:span text:style-name="T403"> </text:span><text:span text:style-name="T404">+ 3</text:span></text:p></draw:rect><draw:line draw:style-name="gr4" draw:text-style-name="P160" svg:x1="1.932cm" svg:y1="0.503cm" svg:x2="2.399cm" svg:y2="0.503cm"><text:p/></draw:line><draw:line draw:style-name="gr2" draw:text-style-name="P155" svg:x1="3.535cm" svg:y1="1.506cm" svg:x2="4.062cm" svg:y2="1.506cm"><text:p/></draw:line><draw:ellipse draw:style-name="gr3" draw:text-style-name="P158" svg:width="1.133cm" svg:height="0.685cm" svg:x="2.404cm" svg:y="1.164cm"><text:p text:style-name="P156"><text:span text:style-name="T405">×</text:span><text:span text:style-name="T393"> 2</text:span></text:p></draw:ellipse><draw:line draw:style-name="gr4" draw:text-style-name="P160" svg:x1="1.932cm" svg:y1="1.506cm" svg:x2="2.399cm" svg:y2="1.506cm"><text:p/></draw:line><draw:line draw:style-name="gr2" draw:text-style-name="P155" svg:x1="3.535cm" svg:y1="2.565cm" svg:x2="4.062cm" svg:y2="2.565cm"><text:p/></draw:line><draw:ellipse draw:style-name="gr3" draw:text-style-name="P158" svg:width="1.133cm" svg:height="0.682cm" svg:x="2.404cm" svg:y="2.224cm"><text:p text:style-name="P156"><text:span text:style-name="T406">×</text:span><text:span text:style-name="T393"> 2</text:span></text:p></draw:ellipse><draw:line draw:style-name="gr4" draw:text-style-name="P160" svg:x1="1.932cm" svg:y1="2.565cm" svg:x2="2.399cm" svg:y2="2.565cm"><text:p/></draw:line><draw:line draw:style-name="gr2" draw:text-style-name="P155" svg:x1="6.999cm" svg:y1="0.503cm" svg:x2="7.578cm" svg:y2="0.503cm"><text:p/></draw:line><draw:line draw:style-name="gr4" draw:text-style-name="P160" svg:x1="5.38cm" svg:y1="0.503cm" svg:x2="5.847cm" svg:y2="0.503cm"><text:p/></draw:line><draw:ellipse draw:style-name="gr3" draw:text-style-name="P158" svg:width="1.133cm" svg:height="0.683cm" svg:x="5.856cm" svg:y="1.15cm"><text:p text:style-name="P156"><text:span text:style-name="T393">+ 3</text:span></text:p></draw:ellipse><draw:line draw:style-name="gr2" draw:text-style-name="P155" svg:x1="6.999cm" svg:y1="1.489cm" svg:x2="7.578cm" svg:y2="1.489cm"><text:p/></draw:line><draw:line draw:style-name="gr4" draw:text-style-name="P160" svg:x1="5.38cm" svg:y1="1.489cm" svg:x2="5.847cm" svg:y2="1.489cm"><text:p/></draw:line><draw:ellipse draw:style-name="gr3" draw:text-style-name="P158" svg:width="1.133cm" svg:height="0.683cm" svg:x="5.84cm" svg:y="2.231cm"><text:p text:style-name="P156"><text:span text:style-name="T393">+ 3</text:span></text:p></draw:ellipse><draw:line draw:style-name="gr2" draw:text-style-name="P155" svg:x1="6.982cm" svg:y1="2.572cm" svg:x2="7.561cm" svg:y2="2.572cm"><text:p/></draw:line><draw:line draw:style-name="gr4" draw:text-style-name="P160" svg:x1="5.366cm" svg:y1="2.572cm" svg:x2="5.832cm" svg:y2="2.572cm"><text:p/></draw:line></draw:g><text:tab/>Calcule 2<text:span text:style-name="T205">x</text:span> <text:span text:style-name="T259"></text:span> 3 lorsque <text:span text:style-name="T205">x</text:span> <text:span text:style-name="T187"></text:span> <text:span text:style-name="T196">─</text:span>1.</text:p>
            </text:list-item>
          </text:list>
        </text:list-item>
      </text:list>
      <text:list xml:id="list1095315488" text:style-name="_5f_Numérotation_20_des_20_exercices_20_livrets_20_bis">
        <text:list-item>
          <text:list>
            <text:list-header>
              <text:p text:style-name="P110"><text:span text:style-name="_5f_Correction_5f_surligné"><text:span text:style-name="T338">2 </text:span></text:span><text:span text:style-name="_5f_Correction_5f_surligné"><text:span text:style-name="T339">× </text:span></text:span><text:span text:style-name="_5f_Correction_5f_surligné"><text:span text:style-name="T338">(</text:span></text:span><text:span text:style-name="_5f_Correction_5f_surligné"><text:span text:style-name="T348">−</text:span></text:span><text:span text:style-name="_5f_Correction_5f_surligné"><text:span text:style-name="T338">1) </text:span></text:span><text:span text:style-name="_5f_Correction_5f_surligné"><text:span text:style-name="T352"></text:span></text:span><text:span text:style-name="_5f_Correction_5f_surligné"><text:span text:style-name="T338"> 3 </text:span></text:span><text:span text:style-name="_5f_Correction_5f_surligné"><text:span text:style-name="T349">=</text:span></text:span><text:span text:style-name="_5f_Correction_5f_surligné"><text:span text:style-name="T345"> </text:span></text:span><text:span text:style-name="_5f_Correction_5f_surligné"><text:span text:style-name="T348">−</text:span></text:span><text:span text:style-name="_5f_Correction_5f_surligné"><text:span text:style-name="T338">2 </text:span></text:span><text:span text:style-name="_5f_Correction_5f_surligné"><text:span text:style-name="T352"></text:span></text:span><text:span text:style-name="_5f_Correction_5f_surligné"><text:span text:style-name="T338"> 3 </text:span></text:span><text:span text:style-name="_5f_Correction_5f_surligné"><text:span text:style-name="T350">= </text:span></text:span><text:span text:style-name="_5f_Correction_5f_surligné"><text:span text:style-name="T338">1</text:span></text:span></text:p>
            </text:list-header>
          </text:list>
        </text:list-item>
      </text:list>
      <text:list xml:id="list141258211933218" text:continue-list="list141259022302106" text:style-name="liste_5f_abc">
        <text:list-item>
          <text:list>
            <text:list-item>
              <text:p text:style-name="P117"><text:tab/>Calcule <text:span text:style-name="T205">x</text:span> lorsque 2<text:span text:style-name="T205">x</text:span> <text:span text:style-name="T259"></text:span> 3 <text:span text:style-name="T187"></text:span> 8.</text:p>
            </text:list-item>
          </text:list>
        </text:list-item>
      </text:list>
      <text:list xml:id="list141258599802561" text:continue-list="list1095315488" text:style-name="_5f_Numérotation_20_des_20_exercices_20_livrets_20_bis">
        <text:list-item>
          <text:list>
            <text:list-header>
              <text:p text:style-name="P92"><text:span text:style-name="_5f_Caractères_5f_correction">2</text:span><text:span text:style-name="_5f_Caractères_5f_correction"><text:span text:style-name="T205">x</text:span></text:span><text:span text:style-name="_5f_Caractères_5f_correction"> = </text:span><text:span text:style-name="_5f_Correction_5f_surligné">8 </text:span><text:span text:style-name="_5f_Correction_5f_surligné"><text:span text:style-name="T348">− </text:span></text:span><text:span text:style-name="_5f_Correction_5f_surligné">3</text:span><text:span text:style-name="_5f_Caractères_5f_correction"> <text:s/>donc <text:s/>2</text:span><text:span text:style-name="_5f_Caractères_5f_correction"><text:span text:style-name="T205">x </text:span></text:span><text:span text:style-name="_5f_Caractères_5f_correction">= 5 <text:s/></text:span><text:span text:style-name="_5f_Caractères_5f_correction"><text:span text:style-name="T147">donc </text:span></text:span><text:span text:style-name="_5f_Caractères_5f_correction"><text:s/></text:span><text:span text:style-name="_5f_Caractères_5f_correction"><text:span text:style-name="T205">x</text:span></text:span><text:span text:style-name="_5f_Caractères_5f_correction"> = 5 ÷ 2</text:span></text:p>
              <text:p text:style-name="P93"><text:span text:style-name="_5f_Caractères_5f_correction"><text:span text:style-name="T384">Soit : <text:s/></text:span></text:span><text:span text:style-name="_5f_Caractères_5f_correction"><text:span text:style-name="T205">x </text:span></text:span><text:span text:style-name="_5f_Caractères_5f_correction">= 2,5</text:span></text:p>
            </text:list-header>
          </text:list>
        </text:list-item>
      </text:list>
      <text:list xml:id="list141258020836304" text:continue-list="list141258211933218" text:style-name="liste_5f_abc">
        <text:list-item>
          <text:list>
            <text:list-item>
              <text:p text:style-name="P117"><text:tab/>On veut résoudre l’équation<text:span text:style-name="T166"> </text:span><text:span text:style-name="T196">─</text:span>5<text:span text:style-name="T205">x</text:span> <text:span text:style-name="T259"></text:span> 9 <text:span text:style-name="T187"></text:span> 2.</text:p>
            </text:list-item>
          </text:list>
        </text:list-item>
      </text:list>
      <text:p text:style-name="P34">Dessine un schéma illustrant cette équation puis détermine <text:span text:style-name="T255">x</text:span>.</text:p>
      <text:p text:style-name="_5f_Paragraphe_20_livret_20_"><draw:g text:anchor-type="paragraph" draw:z-index="54" draw:name="Objet de groupe 2" draw:style-name="gr1"><draw:line draw:style-name="gr2" draw:text-style-name="P155" svg:x1="3.423cm" svg:y1="0.716cm" svg:x2="4.003cm" svg:y2="0.716cm"><text:p/></draw:line><draw:rect draw:style-name="gr3" draw:text-style-name="P157" svg:width="1.317cm" svg:height="0.816cm" svg:x="0.434cm" svg:y="0.277cm"><text:p text:style-name="P156"><text:span text:style-name="T392">x</text:span></text:p></draw:rect><draw:rect draw:style-name="gr3" draw:text-style-name="P158" svg:width="1.318cm" svg:height="0.816cm" svg:x="3.976cm" svg:y="0.281cm"><text:p text:style-name="P156"><text:span text:style-name="T393">− </text:span><text:span text:style-name="T393">5</text:span><text:span text:style-name="T394">x</text:span></text:p></draw:rect><draw:rect draw:style-name="gr3" draw:text-style-name="P158" svg:width="1.318cm" svg:height="0.814cm" svg:x="7.481cm" svg:y="0.27cm"><text:p text:style-name="P156"><text:span text:style-name="T395">−</text:span><text:span text:style-name="T395">5</text:span><text:span text:style-name="T394">x+</text:span><text:span text:style-name="T396">9</text:span></text:p></draw:rect><draw:ellipse draw:style-name="gr3" draw:text-style-name="P158" svg:width="1.133cm" svg:height="0.683cm" svg:x="5.768cm" svg:y="0.39cm"><text:p text:style-name="P156"><text:span text:style-name="T393">+ 9</text:span></text:p></draw:ellipse><draw:ellipse draw:style-name="gr3" draw:text-style-name="P159" svg:width="1.202cm" svg:height="0.72cm" svg:x="2.219cm" svg:y="0.39cm"><text:p text:style-name="P156"><text:span text:style-name="T397">×</text:span><text:span text:style-name="T398"> (</text:span><text:span text:style-name="T393">−5)</text:span></text:p></draw:ellipse><draw:line draw:style-name="gr4" draw:text-style-name="P160" svg:x1="1.752cm" svg:y1="0.73cm" svg:x2="2.219cm" svg:y2="0.73cm"><text:p/></draw:line><draw:line draw:style-name="gr2" draw:text-style-name="P155" svg:x1="6.913cm" svg:y1="0.73cm" svg:x2="7.492cm" svg:y2="0.73cm"><text:p/></draw:line><draw:line draw:style-name="gr4" draw:text-style-name="P160" svg:x1="5.292cm" svg:y1="0.73cm" svg:x2="5.759cm" svg:y2="0.73cm"><text:p/></draw:line></draw:g></text:p>
      <text:p text:style-name="_5f_Paragraphe_20_livret_20_"/>
      <text:list xml:id="list141259807585897" text:continue-list="list141258599802561" text:style-name="_5f_Numérotation_20_des_20_exercices_20_livrets_20_bis">
        <text:list-item>
          <text:list>
            <text:list-header>
              <text:p text:style-name="P80"><text:span text:style-name="_5f_pointillés_20_gris"><text:span text:style-name="T323">−</text:span></text:span><text:span text:style-name="_5f_pointillés_20_gris"><text:span text:style-name="T326"> </text:span></text:span><text:span text:style-name="_5f_pointillés_20_gris"><text:span text:style-name="T298">5</text:span></text:span><text:span text:style-name="_5f_pointillés_20_gris"><text:span text:style-name="T310">x</text:span></text:span><text:span text:style-name="_5f_pointillés_20_gris"><text:span text:style-name="T298"> </text:span></text:span><text:span text:style-name="_5f_pointillés_20_gris"><text:span text:style-name="T301"></text:span></text:span><text:span text:style-name="_5f_pointillés_20_gris"><text:span text:style-name="T298"> 9 </text:span></text:span><text:span text:style-name="_5f_pointillés_20_gris"><text:span text:style-name="T316">=</text:span></text:span><text:span text:style-name="_5f_pointillés_20_gris"><text:span text:style-name="T298"> 2 <text:s/>donc <text:s/></text:span></text:span><text:span text:style-name="_5f_pointillés_20_gris"><text:span text:style-name="T323">−</text:span></text:span><text:span text:style-name="_5f_pointillés_20_gris"><text:span text:style-name="T326"> </text:span></text:span><text:span text:style-name="_5f_pointillés_20_gris"><text:span text:style-name="T298">5</text:span></text:span><text:span text:style-name="_5f_pointillés_20_gris"><text:span text:style-name="T310">x </text:span></text:span><text:span text:style-name="_5f_pointillés_20_gris"><text:span text:style-name="T316">=</text:span></text:span><text:span text:style-name="_5f_pointillés_20_gris"><text:span text:style-name="T298"> 2 </text:span></text:span><text:span text:style-name="_5f_pointillés_20_gris"><text:span text:style-name="T323">−</text:span></text:span><text:span text:style-name="_5f_pointillés_20_gris"><text:span text:style-name="T298"> 9 = </text:span></text:span><text:span text:style-name="_5f_pointillés_20_gris"><text:span text:style-name="T323">−</text:span></text:span><text:span text:style-name="_5f_pointillés_20_gris"><text:span text:style-name="T298">7</text:span></text:span></text:p>
            </text:list-header>
          </text:list>
          <text:p text:style-name="P125"><text:span text:style-name="_5f_pointillés_20_gris"><text:span text:style-name="T343">soit </text:span></text:span><text:span text:style-name="_5f_pointillés_20_gris"><text:span text:style-name="T324">−</text:span></text:span><text:span text:style-name="_5f_Correction_5f_surligné"><text:span text:style-name="T328"> 5</text:span></text:span><text:span text:style-name="_5f_Correction_5f_surligné"><text:span text:style-name="T313">x </text:span></text:span><text:span text:style-name="_5f_Correction_5f_surligné"><text:span text:style-name="T342">=</text:span></text:span><text:span text:style-name="_5f_Correction_5f_surligné"><text:span text:style-name="T340"> </text:span></text:span><text:span text:style-name="_5f_Correction_5f_surligné"><text:span text:style-name="T345">−</text:span></text:span><text:span text:style-name="_5f_Correction_5f_surligné"><text:span text:style-name="T340">7 <text:s/></text:span></text:span><text:span text:style-name="_5f_Correction_5f_surligné"><text:span text:style-name="T341">donc</text:span></text:span><text:span text:style-name="_5f_pointillés_20_gris"><text:span text:style-name="T298"> <text:s/></text:span></text:span><text:span text:style-name="_5f_pointillés_20_gris"><text:span text:style-name="T310">x </text:span></text:span><text:span text:style-name="_5f_Correction_5f_surligné"><text:span text:style-name="T345">= −</text:span></text:span><text:span text:style-name="_5f_Correction_5f_surligné"><text:span text:style-name="T335">7 </text:span></text:span><text:span text:style-name="_5f_Correction_5f_surligné"><text:span text:style-name="T23">÷ (</text:span></text:span><text:span text:style-name="_5f_Correction_5f_surligné"><text:span text:style-name="T24">−</text:span></text:span><text:span text:style-name="_5f_Correction_5f_surligné"><text:span text:style-name="T23">5) </text:span></text:span></text:p>
          <text:p text:style-name="P125"><text:span text:style-name="_5f_pointillés_20_gris"><text:span text:style-name="T330">donc <text:s text:c="2"/></text:span></text:span><text:span text:style-name="_5f_pointillés_20_gris"><text:span text:style-name="T314">x </text:span></text:span><text:span text:style-name="_5f_pointillés_20_gris"><text:span text:style-name="T321">=</text:span></text:span><text:span text:style-name="_5f_variables"><text:span text:style-name="T28"> </text:span></text:span><text:span text:style-name="_5f_variables"><text:span text:style-name="T28"><draw:frame draw:style-name="fr8" draw:name="Objet30" text:anchor-type="as-char" svg:width="0.497cm" svg:height="0.873cm" draw:z-index="57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variables"><text:span text:style-name="T28"><text:s/></text:span></text:span><text:span text:style-name="_5f_variables"><text:span text:style-name="T29"><text:s text:c="4"/></text:span></text:span><text:span text:style-name="_5f_pointillés_20_gris"><text:span text:style-name="T315">x </text:span></text:span><text:span text:style-name="_5f_pointillés_20_gris"><text:span text:style-name="T322">=</text:span></text:span><text:span text:style-name="_5f_variables"><text:span text:style-name="T28"> </text:span></text:span><text:span text:style-name="_5f_variables"><text:span text:style-name="T12">1,4</text:span></text:span></text:p>
        </text:list-item>
      </text:list>
      <text:list xml:id="list141257960393010" text:continue-list="list141258540096029" text:style-name="Num_5f_Exo">
        <text:list-item>
          <text:h text:style-name="P70" text:outline-level="1"> Les équations ci-dessous ont-elles la même solution que l’équation 6<text:span text:style-name="T255">x</text:span><text:span text:style-name="T166"> </text:span><text:span text:style-name="T196">─</text:span><text:span text:style-name="T166"> </text:span>9<text:span text:style-name="T167"> </text:span><text:span text:style-name="T199"></text:span><text:span text:style-name="T167"> </text:span>12<text:span text:style-name="T166"> </text:span><text:span text:style-name="T196">─</text:span><text:span text:style-name="T166"> </text:span>3<text:span text:style-name="T255">x</text:span><text:span text:style-name="T208"> </text:span>? Justifie.</text:h>
        </text:list-item>
      </text:list>
      <text:list xml:id="list141258797998982" text:continue-list="list141258020836304" text:style-name="liste_5f_abc">
        <text:list-item text:start-value="1">
          <text:p text:style-name="P113">2<text:span text:style-name="T255">x</text:span><text:span text:style-name="T166"> </text:span><text:span text:style-name="T196">─</text:span><text:span text:style-name="T166"> 3</text:span><text:span text:style-name="T167"> </text:span><text:span text:style-name="T187"></text:span><text:span text:style-name="T167"> 4</text:span><text:span text:style-name="T166"> </text:span><text:span text:style-name="T196">─</text:span><text:span text:style-name="T166"> </text:span><text:span text:style-name="T255">x<text:tab/></text:span><text:span text:style-name="T357">ü</text:span><text:span text:style-name="T155"> oui <text:s text:c="8"/></text:span><text:span text:style-name="T261">¨</text:span><text:span text:style-name="T155"> non</text:span></text:p>
        </text:list-item>
      </text:list>
      <text:list xml:id="list141258882474823" text:continue-list="list141259807585897" text:style-name="_5f_Numérotation_20_des_20_exercices_20_livrets">
        <text:list-item>
          <text:list>
            <text:list-header>
              <text:p text:style-name="P81"><text:span text:style-name="_5f_pointillés_20_gris"><text:span text:style-name="T298">On divise </text:span></text:span><text:span text:style-name="_5f_pointillés_20_gris"><text:span text:style-name="T299">les deux membres de </text:span></text:span><text:span text:style-name="_5f_pointillés_20_gris"><text:span text:style-name="T298">l’équation par <text:s/>3. </text:span></text:span></text:p>
            </text:list-header>
          </text:list>
        </text:list-item>
      </text:list>
      <text:list xml:id="list141257869669430" text:continue-list="list141258797998982" text:style-name="liste_5f_abc">
        <text:list-item>
          <text:p text:style-name="P113">2<text:span text:style-name="T255">x</text:span><text:span text:style-name="T166"> </text:span><text:span text:style-name="T196">─</text:span><text:span text:style-name="T166"> 3</text:span><text:span text:style-name="T167"> </text:span><text:span text:style-name="T199"></text:span><text:span text:style-name="T167"> 6</text:span><text:span text:style-name="T166"> </text:span><text:span text:style-name="T196">─</text:span><text:span text:style-name="T166"> </text:span><text:span text:style-name="T255">x</text:span> <text:tab/><text:span text:style-name="T261">¨</text:span><text:span text:style-name="T155"> oui <text:s text:c="8"/></text:span><text:span text:style-name="T357">ü</text:span><text:span text:style-name="T155"> non</text:span></text:p>
        </text:list-item>
      </text:list>
      <text:list xml:id="list141258109591074" text:continue-list="list141258882474823" text:style-name="_5f_Numérotation_20_des_20_exercices_20_livrets">
        <text:list-item>
          <text:list>
            <text:list-header>
              <text:p text:style-name="P81"><text:span text:style-name="_5f_pointillés_20_gris"><text:span text:style-name="T298">En divisant par 3 on n’a pas le membre de droite.</text:span></text:span></text:p>
            </text:list-header>
          </text:list>
        </text:list-item>
      </text:list>
      <text:list xml:id="list141259409806081" text:continue-list="list141257869669430" text:style-name="liste_5f_abc">
        <text:list-item>
          <text:p text:style-name="P113">6<text:span text:style-name="T255">x</text:span><text:span text:style-name="T166"> </text:span><text:span text:style-name="T258"></text:span><text:span text:style-name="T166"> 3</text:span><text:span text:style-name="T256">x</text:span><text:span text:style-name="T167"> </text:span><text:span text:style-name="T199"></text:span><text:span text:style-name="T167"> </text:span>12<text:span text:style-name="T166"> </text:span><text:span text:style-name="T196"></text:span><text:span text:style-name="T167"> </text:span>9<text:tab/><text:span text:style-name="T357">ü</text:span><text:span text:style-name="T155"> oui <text:s text:c="8"/></text:span><text:span text:style-name="T261">¨</text:span><text:span text:style-name="T155"> non</text:span></text:p>
        </text:list-item>
      </text:list>
      <text:list xml:id="list141259862563246" text:continue-list="list141258109591074" text:style-name="_5f_Numérotation_20_des_20_exercices_20_livrets">
        <text:list-item>
          <text:list>
            <text:list-header>
              <text:p text:style-name="P82"><text:span text:style-name="_5f_pointillés_20_gris"><text:span text:style-name="T298">On a </text:span></text:span><text:span text:style-name="_5f_pointillés_20_gris"><text:span text:style-name="T305">ajouté 3</text:span></text:span><text:span text:style-name="_5f_pointillés_20_gris"><text:span text:style-name="T344">x</text:span></text:span><text:span text:style-name="_5f_pointillés_20_gris"><text:span text:style-name="T305"> + 9 à chaque membre et simplifié.</text:span></text:span></text:p>
            </text:list-header>
          </text:list>
        </text:list-item>
      </text:list>
      <text:list xml:id="list141258912141106" text:continue-list="list141259409806081" text:style-name="liste_5f_abc">
        <text:list-item>
          <text:p text:style-name="P113">9<text:span text:style-name="T255">x</text:span><text:span text:style-name="T166"> </text:span><text:span text:style-name="T196">─</text:span><text:span text:style-name="T166"> </text:span>9<text:span text:style-name="T167"> </text:span><text:span text:style-name="T199"></text:span><text:span text:style-name="T167"> </text:span>12<text:tab/><text:span text:style-name="T357">ü</text:span><text:span text:style-name="T155"> oui <text:s text:c="8"/></text:span><text:span text:style-name="T261">¨</text:span><text:span text:style-name="T155"> non</text:span></text:p>
        </text:list-item>
      </text:list>
      <text:list xml:id="list141259733850393" text:continue-list="list141259862563246" text:style-name="_5f_Numérotation_20_des_20_exercices_20_livrets">
        <text:list-item>
          <text:list>
            <text:list-header>
              <text:p text:style-name="P82"><text:span text:style-name="_5f_pointillés_20_gris"><text:span text:style-name="T298">A </text:span></text:span><text:span text:style-name="_5f_pointillés_20_gris"><text:span text:style-name="T299">partir de</text:span></text:span><text:span text:style-name="_5f_pointillés_20_gris"><text:span text:style-name="T298"> l’équation précédente, on ajoute (</text:span></text:span><text:span text:style-name="_5f_pointillés_20_gris"><text:span text:style-name="T323">─</text:span></text:span><text:span text:style-name="_5f_pointillés_20_gris"><text:span text:style-name="T298">9) </text:span></text:span><text:span text:style-name="_5f_pointillés_20_gris"><text:span text:style-name="T305">à chaque membre</text:span></text:span><text:span text:style-name="_5f_pointillés_20_gris"><text:span text:style-name="T299">.</text:span></text:span></text:p>
              <text:p text:style-name="P81"><text:span text:style-name="_5f_pointillés_20_gris"><text:span text:style-name="T299"/></text:span></text:p>
            </text:list-header>
          </text:list>
        </text:list-item>
      </text:list>
      <text:list xml:id="list141259336190719" text:continue-list="list141257960393010" text:style-name="Num_5f_Exo">
        <text:list-item>
          <text:h text:style-name="P76" text:outline-level="1"> Paul a résolu l’équation 3<text:span text:style-name="T205">x</text:span> <text:span text:style-name="T196">─</text:span> 5 <text:span text:style-name="T187"></text:span> <text:span text:style-name="T205">x</text:span> <text:span text:style-name="T259"></text:span> 7. <text:line-break/>Décris chaque étape de son raisonnement.</text:h>
        </text:list-item>
      </text:list>
      <text:section text:style-name="Sect6" text:name="Section1">
        <text:list xml:id="list141259917995882" text:continue-list="list141259733850393" text:style-name="_5f_Numérotation_20_des_20_exercices_20_livrets_20_bis">
          <text:list-item>
            <text:list>
              <text:list-header>
                <text:p text:style-name="P126"><text:span text:style-name="T262"><text:s/></text:span>3<text:span text:style-name="Variable"><text:span text:style-name="T205">x</text:span></text:span><text:span text:style-name="Variable"><text:span text:style-name="T248"> </text:span></text:span><text:span text:style-name="T189">─</text:span><text:span text:style-name="T249"> </text:span><text:span text:style-name="T247">5</text:span><text:span text:style-name="T248"> </text:span><text:span text:style-name="T189">─</text:span><text:span text:style-name="T249"> </text:span><text:span text:style-name="Variable"><text:span text:style-name="T205">x</text:span></text:span><text:span text:style-name="Variable"><text:span text:style-name="T248"> </text:span></text:span><text:span text:style-name="T187"></text:span><text:span text:style-name="T248"> </text:span><text:span text:style-name="Variable"><text:span text:style-name="T205">x</text:span></text:span><text:span text:style-name="Variable"><text:span text:style-name="T248"> </text:span></text:span><text:span text:style-name="T260"></text:span><text:span text:style-name="T251"> </text:span><text:span text:style-name="T247">7</text:span><text:span text:style-name="T248"> </text:span><text:span text:style-name="T189">─</text:span><text:span text:style-name="T249"> </text:span><text:span text:style-name="Variable"><text:span text:style-name="T205">x</text:span></text:span></text:p>
              </text:list-header>
            </text:list>
          </text:list-item>
        </text:list>
        <text:p text:style-name="P58"><text:tab/>2<text:span text:style-name="T205">x</text:span> <text:span text:style-name="T203">─</text:span> 5 <text:tab/><text:span text:style-name="T202"></text:span> 7</text:p>
        <text:p text:style-name="P62">2<text:span text:style-name="T205">x </text:span><text:span text:style-name="T203">─ </text:span>5 <text:span text:style-name="T259"> </text:span>5 <text:span text:style-name="T202"> </text:span>7 <text:span text:style-name="T259"></text:span><text:span text:style-name="T252"> </text:span>5</text:p>
        <text:p text:style-name="P59"><text:tab/>2<text:span text:style-name="T205">x</text:span> <text:tab/><text:span text:style-name="T202"></text:span> 12</text:p>
        <text:p text:style-name="P64"><text:tab/><draw:frame draw:style-name="fr9" draw:name="Objet1" text:anchor-type="as-char" svg:width="1.52cm" svg:height="0.928cm" draw:z-index="21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p text:style-name="P60"><text:span text:style-name="T205"><text:tab/>x</text:span> <text:tab/><text:span text:style-name="T187"></text:span><text:span text:style-name="T154"> 6</text:span></text:p>
        <text:p text:style-name="P45"><text:span text:style-name="_5f_pointillés_20_gris"><text:span text:style-name="T271">il soustrait </text:span></text:span><text:span text:style-name="Variable"><text:span text:style-name="T358">x</text:span></text:span><text:span text:style-name="_5f_pointillés_20_gris"><text:span text:style-name="T271"> dans chaque membre.</text:span></text:span></text:p>
        <text:p text:style-name="P45"><text:span text:style-name="_5f_pointillés_20_gris"><text:span text:style-name="T271">il ajoute 5 dans chaque membre.</text:span></text:span></text:p>
        <text:p text:style-name="P45"><text:span text:style-name="_5f_pointillés_20_gris"><text:span text:style-name="T298">il divise par 2 chaque membre.</text:span></text:span></text:p>
      </text:section>
      <text:list xml:id="list141259911998014" text:continue-list="list141259336190719" text:style-name="Num_5f_Exo">
        <text:list-item>
          <text:h text:style-name="P70" text:outline-level="1"> Résous les équations suivantes.</text:h>
        </text:list-item>
      </text:list>
      <text:section text:style-name="Sect7" text:name="Section2">
        <text:list xml:id="list141258915711379" text:continue-list="list141258912141106" text:style-name="liste_5f_abc">
          <text:list-item text:start-value="1">
            <text:p text:style-name="P111">5<text:span text:style-name="T205">x</text:span><text:span text:style-name="T248"> </text:span><text:span text:style-name="T189">─</text:span><text:span text:style-name="T247"> </text:span>2 <text:span text:style-name="T187"></text:span> <text:span text:style-name="Variable"><text:span text:style-name="T188">─</text:span></text:span>7</text:p>
          </text:list-item>
        </text:list>
        <text:list xml:id="list141258106790751" text:continue-list="list141259917995882" text:style-name="_5f_Numérotation_20_des_20_exercices_20_livrets">
          <text:list-header>
            <text:p text:style-name="P112"><text:span text:style-name="_5f_pointillés_20_gris"><text:span text:style-name="T271">5</text:span></text:span><text:span text:style-name="_5f_pointillés_20_gris"><text:span text:style-name="T358">x</text:span></text:span><text:span text:style-name="_5f_pointillés_20_gris"><text:span text:style-name="T279"> </text:span></text:span><text:span text:style-name="_5f_Correction_5f_surligné"><text:span text:style-name="T367">=</text:span></text:span><text:span text:style-name="_5f_Correction_5f_surligné"><text:span text:style-name="T270"> </text:span></text:span><text:span text:style-name="_5f_Correction_5f_surligné"><text:span text:style-name="T372">−</text:span></text:span><text:span text:style-name="_5f_Correction_5f_surligné"><text:span text:style-name="T270">7 + 2 </text:span></text:span></text:p>
            <text:p text:style-name="P112"><text:span text:style-name="_5f_pointillés_20_gris"><text:span text:style-name="T271">5</text:span></text:span><text:span text:style-name="_5f_pointillés_20_gris"><text:span text:style-name="T358">x</text:span></text:span><text:span text:style-name="_5f_pointillés_20_gris"><text:span text:style-name="T279"> </text:span></text:span><text:span text:style-name="_5f_Correction_5f_surligné"><text:span text:style-name="T367">=</text:span></text:span><text:span text:style-name="_5f_Correction_5f_surligné"><text:span text:style-name="T270"> </text:span></text:span><text:span text:style-name="_5f_Correction_5f_surligné"><text:span text:style-name="T372">−5</text:span></text:span><text:span text:style-name="_5f_Correction_5f_surligné"><text:span text:style-name="T270"> </text:span></text:span></text:p>
            <text:p text:style-name="P114"><text:span text:style-name="_5f_pointillés_20_gris"><text:span text:style-name="T358">x</text:span></text:span><text:span text:style-name="_5f_pointillés_20_gris"><text:span text:style-name="T279"> </text:span></text:span><text:span text:style-name="_5f_Correction_5f_surligné"><text:span text:style-name="T368">=</text:span></text:span><text:span text:style-name="_5f_Correction_5f_surligné"><text:span text:style-name="T270"> </text:span></text:span><text:span text:style-name="_5f_Correction_5f_surligné"><text:span text:style-name="T367">−5</text:span></text:span><text:span text:style-name="_5f_Correction_5f_surligné"><text:span text:style-name="T270"> </text:span></text:span><text:span text:style-name="_5f_Correction_5f_surligné"><text:span text:style-name="T47">÷ </text:span></text:span><text:span text:style-name="_5f_Correction_5f_surligné"><text:span text:style-name="T49">5</text:span></text:span><text:span text:style-name="_5f_Correction_5f_surligné"><text:span text:style-name="T47"> = </text:span></text:span><text:span text:style-name="_5f_Correction_5f_surligné"><text:span text:style-name="T48">−</text:span></text:span><text:span text:style-name="_5f_Correction_5f_surligné"><text:span text:style-name="T49">1 </text:span></text:span></text:p>
          </text:list-header>
        </text:list>
        <text:p text:style-name="P51"><text:span text:style-name="_5f_pointillés_20_gris"><text:span text:style-name="T131">Vérification :</text:span></text:span></text:p>
        <text:p text:style-name="P61"><text:span text:style-name="_5f_pointillés_20_gris"><text:span text:style-name="T122">Si </text:span></text:span><text:span text:style-name="_5f_pointillés_20_gris"><text:span text:style-name="T132">x</text:span></text:span><text:span text:style-name="_5f_pointillés_20_gris"><text:span text:style-name="T122"> </text:span></text:span><text:span text:style-name="_5f_pointillés_20_gris"><text:span text:style-name="T123">=</text:span></text:span><text:span text:style-name="_5f_pointillés_20_gris"><text:span text:style-name="T122"> </text:span></text:span><text:span text:style-name="_5f_Correction_5f_surligné"><text:span text:style-name="T22">−</text:span></text:span><text:span text:style-name="_5f_Correction_5f_surligné"><text:span text:style-name="T23">1</text:span></text:span></text:p>
        <text:p text:style-name="P50"><text:span text:style-name="_5f_pointillés_20_gris"><text:span text:style-name="T271">5</text:span></text:span><text:span text:style-name="_5f_pointillés_20_gris"><text:span text:style-name="T358">x</text:span></text:span><text:span text:style-name="_5f_Correction_5f_surligné"><text:span text:style-name="T370"> </text:span></text:span><text:span text:style-name="_5f_Correction_5f_surligné"><text:span text:style-name="T371">− </text:span></text:span><text:span text:style-name="_5f_Correction_5f_surligné"><text:span text:style-name="T270">2 </text:span></text:span><text:span text:style-name="_5f_Correction_5f_surligné"><text:span text:style-name="T367">= </text:span></text:span><text:span text:style-name="_5f_Correction_5f_surligné"><text:span text:style-name="T270">5 </text:span></text:span><text:span text:style-name="_5f_Correction_5f_surligné"><text:span text:style-name="T375">× </text:span></text:span><text:span text:style-name="_5f_Correction_5f_surligné"><text:span text:style-name="T369">(–1)</text:span></text:span><text:span text:style-name="_5f_Correction_5f_surligné"><text:span text:style-name="T376"> </text:span></text:span><text:span text:style-name="_5f_Correction_5f_surligné"><text:span text:style-name="T371">− </text:span></text:span><text:span text:style-name="_5f_Correction_5f_surligné"><text:span text:style-name="T270">2</text:span></text:span></text:p>
        <text:p text:style-name="P48"><text:span text:style-name="_5f_pointillés_20_gris"><text:span text:style-name="T300">5</text:span></text:span><text:span text:style-name="_5f_pointillés_20_gris"><text:span text:style-name="T310">x</text:span></text:span><text:span text:style-name="_5f_Correction_5f_surligné"><text:span text:style-name="T345"> − </text:span></text:span><text:span text:style-name="_5f_Correction_5f_surligné"><text:span text:style-name="T340">2 </text:span></text:span><text:span text:style-name="_5f_Correction_5f_surligné"><text:span text:style-name="T345">= </text:span></text:span><text:span text:style-name="_5f_Correction_5f_surligné"><text:span text:style-name="T346">−</text:span></text:span><text:span text:style-name="_5f_Correction_5f_surligné"><text:span text:style-name="T338">5</text:span></text:span><text:span text:style-name="_5f_Correction_5f_surligné"><text:span text:style-name="T346"> − </text:span></text:span><text:span text:style-name="_5f_Correction_5f_surligné"><text:span text:style-name="T338">2 </text:span></text:span></text:p>
        <text:p text:style-name="P48"><text:span text:style-name="_5f_pointillés_20_gris"><text:span text:style-name="T300">5</text:span></text:span><text:span text:style-name="_5f_pointillés_20_gris"><text:span text:style-name="T310">x</text:span></text:span><text:span text:style-name="_5f_Correction_5f_surligné"><text:span text:style-name="T345"> − </text:span></text:span><text:span text:style-name="_5f_Correction_5f_surligné"><text:span text:style-name="T340">2 </text:span></text:span><text:span text:style-name="_5f_Correction_5f_surligné"><text:span text:style-name="T345">= </text:span></text:span><text:span text:style-name="_5f_Correction_5f_surligné"><text:span text:style-name="T346">−</text:span></text:span><text:span text:style-name="_5f_Correction_5f_surligné"><text:span text:style-name="T338">7</text:span></text:span><text:span text:style-name="_5f_Correction_5f_surligné"><text:span text:style-name="T346"> </text:span></text:span></text:p>
        <text:list xml:id="list141259901743677" text:continue-list="list141258915711379" text:style-name="liste_5f_abc">
          <text:list-item>
            <text:p text:style-name="P115"><text:span text:style-name="T247">9</text:span><text:span text:style-name="T205">x</text:span><text:span text:style-name="T247"> </text:span><text:span text:style-name="T189">─</text:span><text:span text:style-name="T247"> 64 </text:span><text:span text:style-name="T187"></text:span><text:span text:style-name="T247"> </text:span><text:span text:style-name="T189">─</text:span><text:span text:style-name="T247">1</text:span></text:p>
          </text:list-item>
        </text:list>
        <text:p text:style-name="P49"><text:span text:style-name="_5f_pointillés_20_gris"><text:span text:style-name="T279">9</text:span></text:span><text:span text:style-name="_5f_pointillés_20_gris"><text:span text:style-name="T358">x</text:span></text:span><text:span text:style-name="_5f_Correction_5f_surligné"><text:span text:style-name="T366"> </text:span></text:span><text:span text:style-name="_5f_Correction_5f_surligné"><text:span text:style-name="T367">=</text:span></text:span><text:span text:style-name="_5f_Correction_5f_surligné"><text:span text:style-name="T366"> </text:span></text:span><text:span text:style-name="_5f_Correction_5f_surligné"><text:span text:style-name="T371">−</text:span></text:span><text:span text:style-name="_5f_Correction_5f_surligné"><text:span text:style-name="T366">1 </text:span></text:span><text:span text:style-name="_5f_Correction_5f_surligné"><text:span text:style-name="T375">+</text:span></text:span><text:span text:style-name="_5f_Correction_5f_surligné"><text:span text:style-name="T366"> 64 </text:span></text:span></text:p>
        <text:p text:style-name="P48"><text:span text:style-name="_5f_pointillés_20_gris"><text:span text:style-name="T279">9</text:span></text:span><text:span text:style-name="_5f_pointillés_20_gris"><text:span text:style-name="T358">x</text:span></text:span><text:span text:style-name="_5f_Correction_5f_surligné"><text:span text:style-name="T366"> </text:span></text:span><text:span text:style-name="_5f_Correction_5f_surligné"><text:span text:style-name="T367">=</text:span></text:span><text:span text:style-name="_5f_Correction_5f_surligné"><text:span text:style-name="T366"> 63 </text:span></text:span></text:p>
        <text:p text:style-name="P48"><text:span text:style-name="_5f_pointillés_20_gris"><text:span text:style-name="T310">x</text:span></text:span><text:span text:style-name="_5f_pointillés_20_gris"><text:span text:style-name="T304"> </text:span></text:span><text:span text:style-name="_5f_Correction_5f_surligné"><text:span text:style-name="T345">=</text:span></text:span><text:span text:style-name="_5f_Correction_5f_surligné"><text:span text:style-name="T346"> 63 </text:span></text:span><text:span text:style-name="_5f_Correction_5f_surligné"><text:span text:style-name="T338"><text:s/></text:span></text:span><text:span text:style-name="_5f_Correction_5f_surligné"><text:span text:style-name="T21">÷ </text:span></text:span><text:span text:style-name="_5f_Correction_5f_surligné"><text:span text:style-name="T23">9 = 7 </text:span></text:span></text:p>
        <text:p text:style-name="P51"><text:span text:style-name="_5f_pointillés_20_gris"><text:span text:style-name="T131">Vérification :</text:span></text:span></text:p>
        <text:p text:style-name="P61"><text:span text:style-name="_5f_pointillés_20_gris"><text:span text:style-name="T271">Si </text:span></text:span><text:span text:style-name="_5f_pointillés_20_gris"><text:span text:style-name="T363">x</text:span></text:span><text:span text:style-name="_5f_pointillés_20_gris"><text:span text:style-name="T271"> </text:span></text:span><text:span text:style-name="_5f_Correction_5f_surligné"><text:span text:style-name="T367">=</text:span></text:span><text:span text:style-name="_5f_Correction_5f_surligné"><text:span text:style-name="T270"> </text:span></text:span><text:span text:style-name="_5f_Correction_5f_surligné"><text:span text:style-name="T23">7</text:span></text:span></text:p>
        <text:p text:style-name="P48"><text:span text:style-name="_5f_pointillés_20_gris"><text:span text:style-name="T279">9</text:span></text:span><text:span text:style-name="_5f_pointillés_20_gris"><text:span text:style-name="T358">x</text:span></text:span><text:span text:style-name="_5f_pointillés_20_gris"><text:span text:style-name="T280"> </text:span></text:span><text:span text:style-name="_5f_Correction_5f_surligné"><text:span text:style-name="T371">− </text:span></text:span><text:span text:style-name="_5f_Correction_5f_surligné"><text:span text:style-name="T366">64 = 9</text:span></text:span><text:span text:style-name="_5f_Correction_5f_surligné"><text:span text:style-name="T270"> </text:span></text:span><text:span text:style-name="_5f_Correction_5f_surligné"><text:span text:style-name="T375">× </text:span></text:span><text:span text:style-name="_5f_Correction_5f_surligné"><text:span text:style-name="T366">(7) </text:span></text:span><text:span text:style-name="_5f_Correction_5f_surligné"><text:span text:style-name="T371">− </text:span></text:span><text:span text:style-name="_5f_Correction_5f_surligné"><text:span text:style-name="T366">64</text:span></text:span></text:p>
        <text:p text:style-name="P48"><text:span text:style-name="_5f_pointillés_20_gris"><text:span text:style-name="T304">9</text:span></text:span><text:span text:style-name="_5f_pointillés_20_gris"><text:span text:style-name="T310">x</text:span></text:span><text:span text:style-name="_5f_pointillés_20_gris"><text:span text:style-name="T307"> </text:span></text:span><text:span text:style-name="_5f_Correction_5f_surligné"><text:span text:style-name="T346">− 64 = 63 − 64</text:span></text:span></text:p>
        <text:p text:style-name="P49"><text:span text:style-name="_5f_pointillés_20_gris"><text:span text:style-name="T304">9</text:span></text:span><text:span text:style-name="_5f_pointillés_20_gris"><text:span text:style-name="T310">x</text:span></text:span><text:span text:style-name="_5f_Correction_5f_surligné"><text:span text:style-name="T347"> </text:span></text:span><text:span text:style-name="_5f_Correction_5f_surligné"><text:span text:style-name="T346">− 64 = −1</text:span></text:span></text:p>
      </text:section>
      <text:list xml:id="list141258065203076" text:continue-list="list141259911998014" text:style-name="Num_5f_Exo">
        <text:list-item>
          <text:h text:style-name="P77" text:outline-level="1"> Résous les équations suivantes.</text:h>
        </text:list-item>
      </text:list>
      <text:section text:style-name="Sect7" text:name="Section9">
        <text:list xml:id="list141258156639806" text:continue-list="list141259901743677" text:style-name="liste_5f_abc">
          <text:list-item text:start-value="1">
            <text:p text:style-name="P120">3<text:span text:style-name="T205">x</text:span> <text:span text:style-name="T259"></text:span> 2 <text:span text:style-name="T187"></text:span> <text:span text:style-name="T205">x</text:span> <text:span text:style-name="T259"></text:span> 6</text:p>
          </text:list-item>
        </text:list>
        <text:p text:style-name="P31"><text:span text:style-name="_5f_Correction_5f_surligné">3</text:span><text:span text:style-name="_5f_Correction_5f_surligné"><text:span text:style-name="T207">x </text:span></text:span><text:span text:style-name="_5f_Correction_5f_surligné">+ 2 </text:span><text:span text:style-name="_5f_Correction_5f_surligné"><text:span text:style-name="T346">−</text:span></text:span><text:span text:style-name="_5f_Correction_5f_surligné"> </text:span><text:span text:style-name="_5f_Correction_5f_surligné"><text:span text:style-name="T207">x </text:span></text:span><text:span text:style-name="_5f_correction_20_surlignée"><text:span text:style-name="T245">=</text:span></text:span><text:span text:style-name="_5f_Correction_5f_surligné"> </text:span><text:span text:style-name="_5f_Correction_5f_surligné"><text:span text:style-name="T207">x </text:span></text:span><text:span text:style-name="_5f_Correction_5f_surligné">+ 6 </text:span><text:span text:style-name="_5f_pointillés_20_gris"><text:span text:style-name="T317">−</text:span></text:span><text:span text:style-name="_5f_Correction_5f_surligné"><text:span text:style-name="T338"> </text:span></text:span><text:span text:style-name="_5f_Correction_5f_surligné"><text:span text:style-name="T207">x</text:span></text:span></text:p>
        <text:p text:style-name="P28"><text:span text:style-name="_5f_Correction_5f_surligné">2</text:span><text:span text:style-name="_5f_Correction_5f_surligné"><text:span text:style-name="T207">x </text:span></text:span><text:span text:style-name="_5f_Correction_5f_surligné"><text:span text:style-name="T209">+ </text:span></text:span><text:span text:style-name="_5f_Correction_5f_surligné">2 = 6</text:span></text:p>
        <text:p text:style-name="P36"><text:span text:style-name="_5f_Correction_5f_surligné"><text:span text:style-name="T388">2</text:span></text:span><text:span text:style-name="_5f_Correction_5f_surligné"><text:span text:style-name="T207">x </text:span></text:span><text:span text:style-name="_5f_Correction_5f_surligné">+ 2 </text:span><text:span text:style-name="_5f_pointillés_20_gris"><text:span text:style-name="T317">− </text:span></text:span><text:span text:style-name="_5f_Correction_5f_surligné">2 = 6 </text:span><text:span text:style-name="_5f_pointillés_20_gris"><text:span text:style-name="T317">− </text:span></text:span><text:span text:style-name="_5f_Correction_5f_surligné">2</text:span></text:p>
        <text:p text:style-name="P27"><text:span text:style-name="_5f_Correction_5f_surligné"><text:span text:style-name="T216">2</text:span></text:span><text:span text:style-name="_5f_Correction_5f_surligné"><text:span text:style-name="T207">x</text:span></text:span><text:span text:style-name="_5f_Correction_5f_surligné"><text:span text:style-name="T209"> = 4</text:span></text:span></text:p>
        <text:p text:style-name="P39"><text:span text:style-name="_5f_Correction_5f_surligné"><draw:frame draw:style-name="fr4" draw:name="Objet31" text:anchor-type="as-char" svg:width="1.49cm" svg:height="0.945cm" draw:z-index="2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<text:p text:style-name="P35"><text:span text:style-name="_5f_Correction_5f_surligné"><text:span text:style-name="T117"><text:s/></text:span></text:span><text:span text:style-name="_5f_Correction_5f_surligné"><text:span text:style-name="T119">x </text:span></text:span><text:span text:style-name="_5f_Correction_5f_surligné"><text:span text:style-name="T116">= 2</text:span></text:span></text:p>
        <text:list xml:id="list141259696052165" text:continue-list="list141258106790751" text:style-name="_5f_Numérotation_20_des_20_exercices_20_livrets_20_bis">
          <text:list-item>
            <text:list>
              <text:list-header>
                <text:p text:style-name="P123">Vérification :</text:p>
              </text:list-header>
            </text:list>
          </text:list-item>
        </text:list>
        <text:p text:style-name="P44"><text:span text:style-name="_5f_correction_20_surlignée">Si </text:span><text:span text:style-name="_5f_Correction_5f_surligné"><text:span text:style-name="T207">x</text:span></text:span><text:span text:style-name="_5f_correction_20_surlignée"> </text:span><text:span text:style-name="_5f_correction_20_surlignée"><text:span text:style-name="T250">=</text:span></text:span><text:span text:style-name="_5f_correction_20_surlignée"> 2 alors :</text:span></text:p>
        <text:p text:style-name="P43"><text:span text:style-name="_5f_correction_20_surlignée"><text:span text:style-name="T247">3 </text:span></text:span><text:span text:style-name="_5f_correction_20_surlignée"><text:span text:style-name="T186">× </text:span></text:span><text:span text:style-name="_5f_correction_20_surlignée"><text:span text:style-name="T153">2 </text:span></text:span><text:span text:style-name="_5f_correction_20_surlignée"><text:span text:style-name="T151">+ </text:span></text:span><text:span text:style-name="_5f_correction_20_surlignée">2 </text:span><text:span text:style-name="_5f_correction_20_surlignée"><text:span text:style-name="T250">=</text:span></text:span><text:span text:style-name="_5f_correction_20_surlignée"> 6 + 2 </text:span><text:span text:style-name="_5f_correction_20_surlignée"><text:span text:style-name="T250">=</text:span></text:span><text:span text:style-name="_5f_correction_20_surlignée"> 8</text:span></text:p>
        <text:p text:style-name="P42"><text:span text:style-name="_5f_correction_20_surlignée">et </text:span></text:p>
        <text:p text:style-name="P42"><text:span text:style-name="_5f_correction_20_surlignée">2 + 6 = 8</text:span></text:p>
        <text:p text:style-name="P41"><text:span text:style-name="_5f_correction_20_surlignée"><text:span text:style-name="T75">donc 2 est </text:span></text:span><text:span text:style-name="_5f_correction_20_surlignée"><text:span text:style-name="T121">la</text:span></text:span><text:span text:style-name="_5f_correction_20_surlignée"><text:span text:style-name="T75"> solution de l'équation.</text:span></text:span></text:p>
        <text:p text:style-name="P41"><text:span text:style-name="_5f_correction_20_surlignée"><text:span text:style-name="T75"/></text:span></text:p>
        <text:p text:style-name="P41"><text:span text:style-name="_5f_correction_20_surlignée"><text:span text:style-name="T75"/></text:span></text:p>
        <text:p text:style-name="P41"><text:span text:style-name="_5f_correction_20_surlignée"><text:span text:style-name="T75"/></text:span></text:p>
        <text:p text:style-name="P41"><text:span text:style-name="_5f_correction_20_surlignée"><text:span text:style-name="T75"/></text:span></text:p>
        <text:p text:style-name="P41"><text:span text:style-name="_5f_correction_20_surlignée"><text:span text:style-name="T75"/></text:span></text:p>
        <text:p text:style-name="P41"><text:span text:style-name="_5f_correction_20_surlignée"><text:span text:style-name="T75"/></text:span></text:p>
        <text:list xml:id="list141258031128114" text:continue-list="list141258156639806" text:style-name="liste_5f_abc">
          <text:list-item>
            <text:p text:style-name="P120"><text:span text:style-name="T196">─</text:span>8<text:span text:style-name="T205">x</text:span> <text:span text:style-name="T259"></text:span> 3 <text:span text:style-name="T187"></text:span> 5<text:span text:style-name="T205">x</text:span> <text:span text:style-name="T196">─</text:span> 2</text:p>
          </text:list-item>
        </text:list>
        <text:p text:style-name="P32"><text:span text:style-name="_5f_pointillés_20_gris"><text:span text:style-name="T317">−</text:span></text:span><text:span text:style-name="_5f_Correction_5f_surligné">8</text:span><text:span text:style-name="_5f_Correction_5f_surligné"><text:span text:style-name="T207">x</text:span></text:span><text:span text:style-name="_5f_Correction_5f_surligné">+3</text:span><text:span text:style-name="_5f_pointillés_20_gris"><text:span text:style-name="T317">−</text:span></text:span><text:span text:style-name="_5f_Correction_5f_surligné">5</text:span><text:span text:style-name="_5f_Correction_5f_surligné"><text:span text:style-name="T207">x</text:span></text:span><text:span text:style-name="_5f_Correction_5f_surligné"> </text:span><text:span text:style-name="_5f_correction_20_surlignée"><text:span text:style-name="T245">=</text:span></text:span><text:span text:style-name="_5f_Correction_5f_surligné"> 5</text:span><text:span text:style-name="_5f_Correction_5f_surligné"><text:span text:style-name="T207">x</text:span></text:span><text:span text:style-name="_5f_Correction_5f_surligné"><text:span text:style-name="T347">−</text:span></text:span><text:span text:style-name="_5f_Correction_5f_surligné">2</text:span><text:span text:style-name="_5f_Correction_5f_surligné"><text:span text:style-name="T346">−</text:span></text:span><text:span text:style-name="_5f_Correction_5f_surligné">5</text:span><text:span text:style-name="_5f_Correction_5f_surligné"><text:span text:style-name="T207">x</text:span></text:span></text:p>
        <text:p text:style-name="P29"><text:span text:style-name="_5f_pointillés_20_gris"><text:span text:style-name="T317">−</text:span></text:span><text:span text:style-name="_5f_Correction_5f_surligné">13</text:span><text:span text:style-name="_5f_Correction_5f_surligné"><text:span text:style-name="T207">x</text:span></text:span><text:span text:style-name="_5f_Correction_5f_surligné"> + 3 </text:span><text:span text:style-name="_5f_correction_20_surlignée"><text:span text:style-name="T250">=</text:span></text:span><text:span text:style-name="_5f_Correction_5f_surligné"> </text:span><text:span text:style-name="_5f_Correction_5f_surligné"><text:span text:style-name="T346">−</text:span></text:span><text:span text:style-name="_5f_Correction_5f_surligné">2</text:span></text:p>
        <text:p text:style-name="P30"><text:span text:style-name="_5f_pointillés_20_gris"><text:span text:style-name="T318">−</text:span></text:span><text:span text:style-name="_5f_Correction_5f_surligné"><text:span text:style-name="T217">1</text:span></text:span><text:span text:style-name="_5f_Correction_5f_surligné"><text:span text:style-name="T214">3</text:span></text:span><text:span text:style-name="_5f_Correction_5f_surligné"><text:span text:style-name="T207">x </text:span></text:span><text:span text:style-name="_5f_Correction_5f_surligné">+ 3 </text:span><text:span text:style-name="_5f_Correction_5f_surligné"><text:span text:style-name="T346">− </text:span></text:span><text:span text:style-name="_5f_Correction_5f_surligné">3 </text:span><text:span text:style-name="_5f_Correction_5f_surligné"><text:span text:style-name="T215">=</text:span></text:span><text:span text:style-name="_5f_Correction_5f_surligné"> </text:span><text:span text:style-name="_5f_Correction_5f_surligné"><text:span text:style-name="T346">−</text:span></text:span><text:span text:style-name="_5f_Correction_5f_surligné">2 </text:span><text:span text:style-name="_5f_Correction_5f_surligné"><text:span text:style-name="T346">− </text:span></text:span><text:span text:style-name="_5f_Correction_5f_surligné">3</text:span></text:p>
        <text:p text:style-name="P40"><text:span text:style-name="_5f_pointillés_20_gris"><text:span text:style-name="T318">−</text:span></text:span><text:span text:style-name="_5f_Correction_5f_surligné"><text:span text:style-name="T216">13</text:span></text:span><text:span text:style-name="_5f_Correction_5f_surligné"><text:span text:style-name="T207">x</text:span></text:span><text:span text:style-name="_5f_Correction_5f_surligné"> </text:span><text:span text:style-name="_5f_Correction_5f_surligné"><text:span text:style-name="T218">=</text:span></text:span><text:span text:style-name="_5f_Correction_5f_surligné"> </text:span><text:span text:style-name="_5f_Correction_5f_surligné"><text:span text:style-name="T346">−</text:span></text:span><text:span text:style-name="_5f_Correction_5f_surligné"><text:span text:style-name="T209">5</text:span></text:span></text:p>
        <text:p text:style-name="P37"><text:span text:style-name="_5f_Correction_5f_surligné"><text:span text:style-name="T119">x</text:span></text:span><text:span text:style-name="_5f_Correction_5f_surligné"><text:span text:style-name="T117"> </text:span></text:span><text:span text:style-name="_5f_correction_20_surlignée"><text:span text:style-name="T77">=</text:span></text:span><text:span text:style-name="_5f_Correction_5f_surligné"><text:span text:style-name="T117"> </text:span></text:span><text:span text:style-name="_5f_Correction_5f_surligné"><text:span text:style-name="T117"><draw:frame draw:style-name="fr8" draw:name="Objet27" text:anchor-type="as-char" svg:width="0.834cm" svg:height="0.873cm" draw:z-index="2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Correction_5f_surligné"><text:span text:style-name="T117"><text:s text:c="2"/></text:span></text:span><text:span text:style-name="_5f_Correction_5f_surligné"><text:span text:style-name="T139">donc</text:span></text:span><text:span text:style-name="_5f_Correction_5f_surligné"><text:span text:style-name="T118"> </text:span></text:span><text:span text:style-name="_5f_Correction_5f_surligné"><text:span text:style-name="T120">x</text:span></text:span><text:span text:style-name="_5f_Correction_5f_surligné"><text:span text:style-name="T118"> </text:span></text:span><text:span text:style-name="_5f_correction_20_surlignée"><text:span text:style-name="T78">=</text:span></text:span><text:span text:style-name="_5f_Correction_5f_surligné"><text:span text:style-name="T117"> </text:span></text:span><text:span text:style-name="_5f_Correction_5f_surligné"><text:span text:style-name="T117"><draw:frame draw:style-name="fr8" draw:name="Objet28" text:anchor-type="as-char" svg:width="0.584cm" svg:height="0.873cm" draw:z-index="2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<text:list xml:id="list141258491283780" text:continue-list="list141259696052165" text:style-name="_5f_Numérotation_20_des_20_exercices_20_livrets_20_bis">
          <text:list-item>
            <text:list>
              <text:list-header>
                <text:p text:style-name="P116">Vérification :</text:p>
              </text:list-header>
            </text:list>
          </text:list-item>
        </text:list>
        <text:p text:style-name="P65"><text:span text:style-name="_5f_correction_20_surlignée">Si </text:span><text:span text:style-name="_5f_Correction_5f_surligné"><text:span text:style-name="T207">x</text:span></text:span><text:span text:style-name="_5f_Correction_5f_surligné"><text:span text:style-name="T386"> </text:span></text:span><text:span text:style-name="_5f_Correction_5f_surligné"><text:span text:style-name="T217">=</text:span></text:span><text:span text:style-name="_5f_Correction_5f_surligné"><text:span text:style-name="T386"> </text:span></text:span><text:span text:style-name="_5f_Correction_5f_surligné"><text:span text:style-name="T386"><draw:frame draw:style-name="fr8" draw:name="Objet32" text:anchor-type="as-char" svg:width="0.584cm" svg:height="0.873cm" draw:z-index="3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correction_20_surlignée"><text:s/>alors :</text:span></text:p>
        <text:p text:style-name="P66"><text:span text:style-name="_5f_pointillés_20_gris"><text:span text:style-name="T317">−</text:span></text:span><text:span text:style-name="_5f_correction_20_surlignée">8</text:span><text:span text:style-name="_5f_correction_20_surlignée"><text:span text:style-name="T180">×</text:span></text:span><text:span text:style-name="_5f_correction_20_surlignée"><text:span text:style-name="T180"><draw:frame draw:style-name="fr4" draw:name="Objet34" text:anchor-type="as-char" svg:width="0.721cm" svg:height="0.873cm" draw:z-index="34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Correction_5f_surligné"><text:span text:style-name="T209">+ </text:span></text:span><text:span text:style-name="_5f_correction_20_surlignée"><text:span text:style-name="T151">3 </text:span></text:span><text:span text:style-name="_5f_correction_20_surlignée"><text:span text:style-name="T250">=</text:span></text:span><text:span text:style-name="_5f_correction_20_surlignée"><text:span text:style-name="T151"> </text:span></text:span><text:span text:style-name="_5f_correction_20_surlignée"><text:span text:style-name="T151"><draw:frame draw:style-name="fr4" draw:name="Objet35" text:anchor-type="as-char" svg:width="0.974cm" svg:height="0.873cm" draw:z-index="35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correction_20_surlignée"><text:span text:style-name="T151">+</text:span></text:span><text:span text:style-name="_5f_correction_20_surlignée"><text:span text:style-name="T151"><draw:frame draw:style-name="fr4" draw:name="Objet37" text:anchor-type="as-char" svg:width="0.721cm" svg:height="0.873cm" draw:z-index="36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correction_20_surlignée"><text:span text:style-name="T250">=</text:span></text:span><text:span text:style-name="_5f_correction_20_surlignée"><text:span text:style-name="T151"> </text:span></text:span><text:span text:style-name="_5f_correction_20_surlignée"><text:span text:style-name="T151"><draw:frame draw:style-name="fr4" draw:name="Objet38" text:anchor-type="as-char" svg:width="1.004cm" svg:height="0.87cm" draw:z-index="3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<text:p text:style-name="P66"><text:span text:style-name="_5f_correction_20_surlignée"><text:span text:style-name="T179">et </text:span></text:span></text:p>
        <text:p text:style-name="P67"><text:span text:style-name="_5f_correction_20_surlignée"><draw:frame draw:style-name="fr4" draw:name="Objet39" text:anchor-type="as-char" svg:width="1.011cm" svg:height="0.873cm" draw:z-index="3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orrection_20_surlignée"><text:s/></text:span><text:span text:style-name="_5f_pointillés_20_gris"><text:span text:style-name="T317">−</text:span></text:span><text:span text:style-name="_5f_Correction_5f_surligné"><text:span text:style-name="T218"> </text:span></text:span><text:span text:style-name="_5f_correction_20_surlignée"><text:span text:style-name="T247">2 </text:span></text:span><text:span text:style-name="_5f_correction_20_surlignée"><text:span text:style-name="T250">=</text:span></text:span><text:span text:style-name="_5f_correction_20_surlignée"><text:span text:style-name="T254"> </text:span></text:span><text:span text:style-name="_5f_correction_20_surlignée"><text:span text:style-name="T247"><draw:frame draw:style-name="fr4" draw:name="Objet40" text:anchor-type="as-char" svg:width="0.721cm" svg:height="0.873cm" draw:z-index="5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Correction_5f_surligné"><text:span text:style-name="T218"><text:s/></text:span></text:span><text:span text:style-name="_5f_pointillés_20_gris"><text:span text:style-name="T319">− </text:span></text:span><text:span text:style-name="_5f_correction_20_surlignée"><text:span text:style-name="T247"><draw:frame draw:style-name="fr4" draw:name="Objet41" text:anchor-type="as-char" svg:width="0.721cm" svg:height="0.873cm" draw:z-index="5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<text:p text:style-name="P67"><text:span text:style-name="_5f_correction_20_surlignée"><text:span text:style-name="T250">=</text:span></text:span><text:span text:style-name="_5f_correction_20_surlignée"><text:span text:style-name="T254"> </text:span></text:span><text:span text:style-name="_5f_correction_20_surlignée"><text:span text:style-name="T247"><draw:frame draw:style-name="fr4" draw:name="Objet42" text:anchor-type="as-char" svg:width="1.004cm" svg:height="0.87cm" draw:z-index="65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<text:p text:style-name="P38"><text:span text:style-name="_5f_correction_20_surlignée"><text:span text:style-name="T114">Donc </text:span></text:span><text:span text:style-name="_5f_correction_20_surlignée"><text:span text:style-name="T114"><draw:frame draw:style-name="fr4" draw:name="Objet36" text:anchor-type="as-char" svg:width="0.721cm" svg:height="0.873cm" draw:z-index="3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correction_20_surlignée"><text:span text:style-name="T114"><text:s/>est bien </text:span></text:span><text:span text:style-name="_5f_correction_20_surlignée"><text:span text:style-name="T115">la</text:span></text:span><text:span text:style-name="_5f_correction_20_surlignée"><text:span text:style-name="T114"> solution de l'équation.</text:span></text:span></text:p>
      </text:section>
      <text:h text:style-name="P153" text:outline-level="1"/>
      <text:list xml:id="list141259950118510" text:continue-list="list141258065203076" text:style-name="Num_5f_Exo">
        <text:list-item>
          <text:h text:style-name="P154" text:outline-level="1"><text:soft-page-break/> Résous les équations suivantes.</text:h>
        </text:list-item>
      </text:list>
      <text:section text:style-name="Sect7" text:name="Section3">
        <text:list xml:id="list141259095623779" text:continue-list="list141258031128114" text:style-name="liste_5f_abc">
          <text:list-item text:start-value="1">
            <text:p text:style-name="P120"><text:span text:style-name="_5f_BVS"><text:span text:style-name="T197">─</text:span></text:span><text:span text:style-name="_5f_BVS"><text:span text:style-name="T263">5</text:span></text:span><text:span text:style-name="T205">x </text:span><text:span text:style-name="T259"> </text:span>2 <text:span text:style-name="T190"></text:span><text:span text:style-name="T156"> </text:span><text:span text:style-name="T188">─</text:span><text:span text:style-name="_5f_BVS"><text:span text:style-name="T263">9</text:span></text:span><text:span text:style-name="T205">x</text:span><text:span text:style-name="T156"> </text:span><text:span text:style-name="T204">─</text:span><text:span text:style-name="T157"> </text:span>6</text:p>
          </text:list-item>
        </text:list>
        <text:p text:style-name="P128"><text:span text:style-name="_5f_Correction_5f_surligné"><text:span text:style-name="T371">−</text:span></text:span><text:span text:style-name="_5f_Correction_5f_surligné"><text:span text:style-name="T270">5</text:span></text:span><text:span text:style-name="_5f_pointillés_20_gris"><text:span text:style-name="T310">x</text:span></text:span><text:span text:style-name="_5f_Correction_5f_surligné"><text:span text:style-name="T270"> </text:span></text:span><text:span text:style-name="_5f_Correction_5f_surligné"><text:span text:style-name="T380"> 9</text:span></text:span><text:span text:style-name="_5f_pointillés_20_gris"><text:span text:style-name="T310">x</text:span></text:span><text:span text:style-name="_5f_Correction_5f_surligné"><text:span text:style-name="T381"> </text:span></text:span><text:span text:style-name="_5f_Correction_5f_surligné"><text:span text:style-name="T270"> 2 </text:span></text:span><text:span text:style-name="_5f_Correction_5f_surligné"><text:span text:style-name="T367">= </text:span></text:span><text:span text:style-name="_5f_Correction_5f_surligné"><text:span text:style-name="T373">−</text:span></text:span><text:span text:style-name="_5f_Correction_5f_surligné"><text:span text:style-name="T270">6</text:span></text:span></text:p>
        <text:p text:style-name="P128"><text:span text:style-name="_5f_Correction_5f_surligné"><text:span text:style-name="T270">4</text:span></text:span><text:span text:style-name="_5f_pointillés_20_gris"><text:span text:style-name="T310">x</text:span></text:span><text:span text:style-name="_5f_Correction_5f_surligné"><text:span text:style-name="T270"> </text:span></text:span><text:span text:style-name="_5f_Correction_5f_surligné"><text:span text:style-name="T381"></text:span></text:span><text:span text:style-name="_5f_Correction_5f_surligné"><text:span text:style-name="T270"> 2 </text:span></text:span><text:span text:style-name="_5f_Correction_5f_surligné"><text:span text:style-name="T367">= </text:span></text:span><text:span text:style-name="_5f_Correction_5f_surligné"><text:span text:style-name="T373">−</text:span></text:span><text:span text:style-name="_5f_Correction_5f_surligné"><text:span text:style-name="T270">6</text:span></text:span></text:p>
        <text:p text:style-name="P128"><text:span text:style-name="_5f_Correction_5f_surligné"><text:span text:style-name="T270">4</text:span></text:span><text:span text:style-name="_5f_pointillés_20_gris"><text:span text:style-name="T310">x</text:span></text:span><text:span text:style-name="_5f_Correction_5f_surligné"><text:span text:style-name="T270"> </text:span></text:span><text:span text:style-name="_5f_Correction_5f_surligné"><text:span text:style-name="T367">= </text:span></text:span><text:span text:style-name="_5f_Correction_5f_surligné"><text:span text:style-name="T373">−</text:span></text:span><text:span text:style-name="_5f_Correction_5f_surligné"><text:span text:style-name="T270">6 </text:span></text:span><text:span text:style-name="_5f_Correction_5f_surligné"><text:span text:style-name="T373">−</text:span></text:span><text:span text:style-name="_5f_Correction_5f_surligné"><text:span text:style-name="T378"> </text:span></text:span><text:span text:style-name="_5f_Correction_5f_surligné"><text:span text:style-name="T270">2</text:span></text:span></text:p>
        <text:p text:style-name="P128"><text:span text:style-name="_5f_Correction_5f_surligné"><text:span text:style-name="T270">4</text:span></text:span><text:span text:style-name="_5f_pointillés_20_gris"><text:span text:style-name="T310">x</text:span></text:span><text:span text:style-name="_5f_Correction_5f_surligné"><text:span text:style-name="T270"> </text:span></text:span><text:span text:style-name="_5f_Correction_5f_surligné"><text:span text:style-name="T367">= </text:span></text:span><text:span text:style-name="_5f_Correction_5f_surligné"><text:span text:style-name="T373">−</text:span></text:span><text:span text:style-name="_5f_Correction_5f_surligné"><text:span text:style-name="T382">8</text:span></text:span></text:p>
        <text:p text:style-name="P129"><text:span text:style-name="_5f_pointillés_20_gris"><text:span text:style-name="T312">x</text:span></text:span><text:span text:style-name="_5f_Correction_5f_surligné"><text:span text:style-name="T334"> </text:span></text:span><text:span text:style-name="_5f_Correction_5f_surligné"><text:span text:style-name="T348">= </text:span></text:span><text:span text:style-name="_5f_Correction_5f_surligné"><text:span text:style-name="T351">−</text:span></text:span><text:span text:style-name="_5f_Correction_5f_surligné"><text:span text:style-name="T336">8 </text:span></text:span><text:span text:style-name="_5f_Correction_5f_surligné"><text:span text:style-name="T23">÷ </text:span></text:span><text:span text:style-name="_5f_Correction_5f_surligné"><text:span text:style-name="T20">4 </text:span></text:span><text:span text:style-name="_5f_Correction_5f_surligné"><text:span text:style-name="T23">= </text:span></text:span><text:span text:style-name="_5f_Correction_5f_surligné"><text:span text:style-name="T25">−</text:span></text:span><text:span text:style-name="_5f_Correction_5f_surligné"><text:span text:style-name="T23">2 </text:span></text:span></text:p>
        <text:list xml:id="list141260028341060" text:continue-numbering="true" text:style-name="liste_5f_abc">
          <text:list-item>
            <text:p text:style-name="P121"><text:span text:style-name="_5f_Correction_5f_surligné"><text:span text:style-name="T263">1</text:span></text:span><text:span text:style-name="_5f_Correction_5f_surligné">8</text:span><text:span text:style-name="_5f_pointillés_20_gris"><text:span text:style-name="T310">x</text:span></text:span><text:span text:style-name="_5f_Correction_5f_surligné"><text:span text:style-name="T219"> </text:span></text:span><text:span text:style-name="_5f_Correction_5f_surligné"><text:span text:style-name="T213">─</text:span></text:span><text:span text:style-name="_5f_Correction_5f_surligné"><text:span text:style-name="T220"> </text:span></text:span><text:span text:style-name="_5f_Correction_5f_surligné"><text:span text:style-name="T263">8 </text:span></text:span><text:span text:style-name="_5f_Correction_5f_surligné"><text:span text:style-name="T214"> </text:span></text:span><text:span text:style-name="_5f_Correction_5f_surligné"><text:span text:style-name="T263">40 </text:span></text:span><text:span text:style-name="_5f_Correction_5f_surligné"><text:span text:style-name="T212">─ </text:span></text:span><text:span text:style-name="_5f_Correction_5f_surligné">2</text:span><text:span text:style-name="_5f_Correction_5f_surligné"><text:span text:style-name="T263">5</text:span></text:span><text:span text:style-name="_5f_pointillés_20_gris"><text:span text:style-name="T311">x</text:span></text:span></text:p>
          </text:list-item>
        </text:list>
        <text:p text:style-name="P94"><text:span text:style-name="_5f_Correction_5f_surligné"><text:span text:style-name="T270">18</text:span></text:span><text:span text:style-name="_5f_pointillés_20_gris"><text:span text:style-name="T310">x</text:span></text:span><text:span text:style-name="_5f_Correction_5f_surligné"><text:span text:style-name="T376"> </text:span></text:span><text:span text:style-name="_5f_Correction_5f_surligné"><text:span text:style-name="T373">−</text:span></text:span><text:span text:style-name="_5f_Correction_5f_surligné"><text:span text:style-name="T378"> </text:span></text:span><text:span text:style-name="_5f_Correction_5f_surligné"><text:span text:style-name="T270">8 </text:span></text:span><text:span text:style-name="_5f_Correction_5f_surligné"><text:span text:style-name="T381"> </text:span></text:span><text:span text:style-name="_5f_Correction_5f_surligné"><text:span text:style-name="T270">25</text:span></text:span><text:span text:style-name="_5f_pointillés_20_gris"><text:span text:style-name="T310">x</text:span></text:span><text:span text:style-name="_5f_Correction_5f_surligné"><text:span text:style-name="T376"> </text:span></text:span><text:span text:style-name="_5f_Correction_5f_surligné"><text:span text:style-name="T367">=</text:span></text:span><text:span text:style-name="_5f_Correction_5f_surligné"><text:span text:style-name="T383"> </text:span></text:span><text:span text:style-name="_5f_Correction_5f_surligné"><text:span text:style-name="T270">40</text:span></text:span></text:p>
        <text:p text:style-name="P94"><text:span text:style-name="_5f_Correction_5f_surligné"><text:span text:style-name="T367">43</text:span></text:span><text:span text:style-name="_5f_pointillés_20_gris"><text:span text:style-name="T310">x</text:span></text:span><text:span text:style-name="_5f_Correction_5f_surligné"><text:span text:style-name="T379"> </text:span></text:span><text:span text:style-name="_5f_Correction_5f_surligné"><text:span text:style-name="T373">−</text:span></text:span><text:span text:style-name="_5f_Correction_5f_surligné"><text:span text:style-name="T378"> </text:span></text:span><text:span text:style-name="_5f_Correction_5f_surligné"><text:span text:style-name="T270">8 </text:span></text:span><text:span text:style-name="_5f_Correction_5f_surligné"><text:span text:style-name="T367">=</text:span></text:span><text:span text:style-name="_5f_Correction_5f_surligné"><text:span text:style-name="T383"> </text:span></text:span><text:span text:style-name="_5f_Correction_5f_surligné"><text:span text:style-name="T270">40</text:span></text:span></text:p>
        <text:p text:style-name="P94"><text:span text:style-name="_5f_Correction_5f_surligné"><text:span text:style-name="T270">43</text:span></text:span><text:span text:style-name="_5f_pointillés_20_gris"><text:span text:style-name="T310">x</text:span></text:span><text:span text:style-name="_5f_Correction_5f_surligné"><text:span text:style-name="T379"> </text:span></text:span><text:span text:style-name="_5f_Correction_5f_surligné"><text:span text:style-name="T367">=</text:span></text:span><text:span text:style-name="_5f_Correction_5f_surligné"><text:span text:style-name="T379"> </text:span></text:span><text:span text:style-name="_5f_Correction_5f_surligné"><text:span text:style-name="T270">40</text:span></text:span><text:span text:style-name="_5f_Correction_5f_surligné"><text:span text:style-name="T379"> </text:span></text:span><text:span text:style-name="_5f_Correction_5f_surligné"><text:span text:style-name="T270">+</text:span></text:span><text:span text:style-name="_5f_Correction_5f_surligné"><text:span text:style-name="T379"> </text:span></text:span><text:span text:style-name="_5f_Correction_5f_surligné"><text:span text:style-name="T270">8</text:span></text:span></text:p>
        <text:p text:style-name="P94"><text:span text:style-name="_5f_Correction_5f_surligné"><text:span text:style-name="T367">43</text:span></text:span><text:span text:style-name="_5f_pointillés_20_gris"><text:span text:style-name="T310">x</text:span></text:span><text:span text:style-name="_5f_Correction_5f_surligné"><text:span text:style-name="T379"> </text:span></text:span><text:span text:style-name="_5f_Correction_5f_surligné"><text:span text:style-name="T367">=</text:span></text:span><text:span text:style-name="_5f_Correction_5f_surligné"><text:span text:style-name="T379"> </text:span></text:span><text:span text:style-name="_5f_Correction_5f_surligné"><text:span text:style-name="T270">48</text:span></text:span></text:p>
        <text:p text:style-name="P94"><text:span text:style-name="_5f_pointillés_20_gris"><text:span text:style-name="T310">x</text:span></text:span><text:span text:style-name="_5f_Correction_5f_surligné"><text:span text:style-name="T356"> </text:span></text:span><text:span text:style-name="_5f_Correction_5f_surligné"><text:span text:style-name="T23">=</text:span></text:span><text:span text:style-name="_5f_Correction_5f_surligné"><text:span text:style-name="T26"> </text:span></text:span><text:span text:style-name="_5f_Correction_5f_surligné"><text:span text:style-name="T23"><draw:frame draw:style-name="fr4" draw:name="Objet11" text:anchor-type="as-char" svg:width="0.753cm" svg:height="0.873cm" draw:z-index="66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</text:section>
      <text:list xml:id="list141258740969627" text:continue-list="list141259950118510" text:style-name="Num_5f_Exo">
        <text:list-item>
          <text:h text:style-name="P78" text:outline-level="1"> On considère l’équation <draw:frame draw:style-name="fr5" draw:name="Objet3" text:anchor-type="as-char" svg:width="2.729cm" svg:height="0.928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.</text:h>
        </text:list-item>
      </text:list>
      <text:list xml:id="list141258247966295" text:continue-list="list141260028341060" text:style-name="liste_5f_abc">
        <text:list-item>
          <text:list>
            <text:list-item>
              <text:list>
                <text:list-item>
                  <text:list>
                    <text:list-item text:start-value="1">
                      <text:p text:style-name="P124">Écris <text:span text:style-name="T264">tous</text:span> les termes des deux membres avec <text:span text:style-name="T265">le</text:span> même dénominateur <text:span text:style-name="T265">égal à 12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352336" text:style-name="_5f_Numérotation_20_des_20_exercices_20_livrets">
        <text:list-item>
          <text:list>
            <text:list-header>
              <text:p text:style-name="P83"><text:span text:style-name="_5f_pointillés_20_gris"><text:span text:style-name="T75"><draw:frame draw:style-name="fr7" draw:name="Objet44" text:anchor-type="as-char" svg:width="5.706cm" svg:height="0.928cm" draw:z-index="44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        <text:p text:style-name="P83"><text:span text:style-name="_5f_pointillés_20_gris"><text:span text:style-name="T142"><text:s/></text:span></text:span><text:span text:style-name="_5f_pointillés_20_gris"><text:span text:style-name="T143">donc </text:span></text:span><text:span text:style-name="_5f_pointillés_20_gris"><text:span text:style-name="T142"><draw:frame draw:style-name="fr6" draw:name="Objet14" text:anchor-type="as-char" svg:width="3.743cm" svg:height="0.928cm" draw:z-index="64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  </text:list-header>
          </text:list>
        </text:list-item>
      </text:list>
      <text:list xml:id="list141259204948954" text:continue-list="list141258247966295" text:style-name="liste_5f_abc">
        <text:list-item>
          <text:list>
            <text:list-item>
              <text:list>
                <text:list-item>
                  <text:list>
                    <text:list-item>
                      <text:p text:style-name="P118">Simplifie l’équation en multipliant chaque membre de l’équation par 12.</text:p>
                    </text:list-item>
                  </text:list>
                </text:list-item>
              </text:list>
            </text:list-item>
          </text:list>
        </text:list-item>
      </text:list>
      <text:list xml:id="list141258486863655" text:continue-list="list37352336" text:style-name="_5f_Numérotation_20_des_20_exercices_20_livrets">
        <text:list-item>
          <text:list>
            <text:list-header>
              <text:p text:style-name="P141"><text:span text:style-name="_5f_pointillés_20_gris"><text:span text:style-name="T327">8</text:span></text:span><text:span text:style-name="_5f_pointillés_20_gris"><text:span text:style-name="T310">x </text:span></text:span><text:span text:style-name="_5f_pointillés_20_gris"><text:span text:style-name="T298">+ 60 = 3</text:span></text:span><text:span text:style-name="_5f_pointillés_20_gris"><text:span text:style-name="T310">x </text:span></text:span><text:span text:style-name="_5f_pointillés_20_gris"><text:span text:style-name="T298">+ 6</text:span></text:span></text:p>
            </text:list-header>
          </text:list>
        </text:list-item>
      </text:list>
      <text:list xml:id="list141259279166618" text:continue-list="list141259204948954" text:style-name="liste_5f_abc">
        <text:list-item>
          <text:p text:style-name="P84"><text:span text:style-name="_5f_pointillés_20_gris"><text:span text:style-name="T133">Résous l’équation obtenue.</text:span></text:span></text:p>
        </text:list-item>
      </text:list>
      <text:list xml:id="list141258070344655" text:continue-list="list141258486863655" text:style-name="_5f_Numérotation_20_des_20_exercices_20_livrets">
        <text:list-header>
          <text:p text:style-name="P144"><text:span text:style-name="T154">8</text:span><text:span text:style-name="T205">x </text:span>+ 60 = 3<text:span text:style-name="T205">x </text:span>+ 6</text:p>
          <text:p text:style-name="P145"><text:span text:style-name="T154">8</text:span><text:span text:style-name="T205">x </text:span><text:span text:style-name="_5f_Correction_5f_surligné"><text:span text:style-name="T373">−</text:span></text:span><text:span text:style-name="_5f_pointillés_20_gris"><text:span text:style-name="T290"> </text:span></text:span>3<text:span text:style-name="T205">x </text:span>+ 60 = 3<text:span text:style-name="T205">x </text:span>+ 6<text:span text:style-name="T205"> </text:span><text:span text:style-name="_5f_Correction_5f_surligné"><text:span text:style-name="T373">−</text:span></text:span><text:span text:style-name="_5f_pointillés_20_gris"><text:span text:style-name="T360"> </text:span></text:span>3<text:span text:style-name="T205">x</text:span></text:p>
          <text:p text:style-name="P145"><text:span text:style-name="T154">5</text:span><text:span text:style-name="T205">x </text:span>+<text:span text:style-name="T205"> </text:span>60<text:span text:style-name="T205"> </text:span>=<text:span text:style-name="T205"> </text:span>6</text:p>
          <text:p text:style-name="P146"><text:span text:style-name="T154">5</text:span><text:span text:style-name="T205">x </text:span>+<text:span text:style-name="T205"> </text:span>60<text:span text:style-name="T205"> </text:span><text:span text:style-name="_5f_Correction_5f_surligné"><text:span text:style-name="T373">−</text:span></text:span><text:span text:style-name="_5f_pointillés_20_gris"><text:span text:style-name="T360"> </text:span></text:span>60<text:span text:style-name="T205"> </text:span>=<text:span text:style-name="T205"> </text:span>6<text:span text:style-name="T205"> </text:span><text:span text:style-name="_5f_Correction_5f_surligné"><text:span text:style-name="T373">−</text:span></text:span><text:span text:style-name="T205"> </text:span>60</text:p>
          <text:p text:style-name="P145"><text:span text:style-name="T154">5</text:span><text:span text:style-name="T205">x </text:span>=<text:span text:style-name="T205"> </text:span><text:span text:style-name="_5f_Correction_5f_surligné"><text:span text:style-name="T373">−</text:span></text:span>54</text:p>
          <text:p text:style-name="P142"><text:span text:style-name="_5f_pointillés_20_gris"><text:span text:style-name="T312">x </text:span></text:span><text:span text:style-name="_5f_pointillés_20_gris"><text:span text:style-name="T331">=</text:span></text:span><text:span text:style-name="_5f_pointillés_20_gris"><text:span text:style-name="T312"> </text:span></text:span><text:span text:style-name="_5f_Correction_5f_surligné"><text:span text:style-name="T351">−</text:span></text:span><text:span text:style-name="_5f_Correction_5f_surligné"><text:span text:style-name="T334">54</text:span></text:span><text:span text:style-name="_5f_Correction_5f_surligné"><text:span text:style-name="T354"> </text:span></text:span><text:span text:style-name="_5f_Correction_5f_surligné"><text:span text:style-name="T334">÷</text:span></text:span><text:span text:style-name="_5f_pointillés_20_gris"><text:span text:style-name="T312"> </text:span></text:span><text:span text:style-name="_5f_pointillés_20_gris"><text:span text:style-name="T331">5 <text:s/></text:span></text:span><text:span text:style-name="_5f_pointillés_20_gris"><text:span text:style-name="T332">donc </text:span></text:span><text:span text:style-name="_5f_pointillés_20_gris"><text:span text:style-name="T331"><text:s/></text:span></text:span><text:span text:style-name="_5f_pointillés_20_gris"><text:span text:style-name="T312">x </text:span></text:span><text:span text:style-name="_5f_correction_20_surlignée"><text:span text:style-name="T334">=</text:span></text:span><text:span text:style-name="_5f_correction_20_surlignée"><text:span text:style-name="T312"> </text:span></text:span><text:span text:style-name="_5f_Correction_5f_surligné"><text:span text:style-name="T351">−</text:span></text:span><text:span text:style-name="_5f_correction_20_surlignée"><text:span text:style-name="T334">10,8</text:span></text:span></text:p>
        </text:list-header>
      </text:list>
      <text:list xml:id="list141258483670291" text:continue-list="list141259279166618" text:style-name="liste_5f_abc">
        <text:list-item>
          <text:p text:style-name="P119">Résous les équations suivantes.</text:p>
        </text:list-item>
      </text:list>
      <text:list xml:id="list2260604269" text:style-name="L1">
        <text:list-item text:start-value="1">
          <text:p text:style-name="P122"><draw:frame draw:style-name="fr5" draw:name="Objet12" text:anchor-type="as-char" svg:width="2.344cm" svg:height="0.928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</text:list>
      <text:list xml:id="list141258493203555" text:continue-list="list141258491283780" text:style-name="_5f_Numérotation_20_des_20_exercices_20_livrets">
        <text:list-item>
          <text:list>
            <text:list-header>
              <text:p text:style-name="P90"><text:span text:style-name="T385"><draw:frame draw:style-name="fr4" draw:name="Objet45" text:anchor-type="as-char" svg:width="0.721cm" svg:height="0.873cm" draw:z-index="3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<text:span text:style-name="T385"><draw:frame draw:style-name="fr4" draw:name="Objet46" text:anchor-type="as-char" svg:width="0.721cm" svg:height="0.873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pointillés_20_gris"><text:span text:style-name="T312"> </text:span></text:span><text:span text:style-name="T385">=</text:span><text:span text:style-name="_5f_pointillés_20_gris"><text:span text:style-name="T312"> </text:span></text:span><text:span text:style-name="T385"><draw:frame draw:style-name="fr4" draw:name="Objet47" text:anchor-type="as-char" svg:width="0.721cm" svg:height="0.873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      <text:p text:style-name="P147">4<text:span text:style-name="T205">x</text:span>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1<text:span text:style-name="_5f_pointillés_20_gris"><text:span text:style-name="T312"> </text:span></text:span>=<text:span text:style-name="_5f_pointillés_20_gris"><text:span text:style-name="T312"> </text:span></text:span>5</text:p>
              <text:p text:style-name="P147">4<text:span text:style-name="T205">x</text:span><text:span text:style-name="_5f_pointillés_20_gris"><text:span text:style-name="T312"> </text:span></text:span><text:span text:style-name="_5f_Correction_5f_surligné"><text:span text:style-name="T374">−</text:span></text:span><text:span text:style-name="_5f_Correction_5f_surligné"><text:span text:style-name="T354"> </text:span></text:span><text:span text:style-name="_5f_Correction_5f_surligné">1</text:span><text:span text:style-name="_5f_Correction_5f_surligné"><text:span text:style-name="T354"> </text:span></text:span>+<text:span text:style-name="_5f_pointillés_20_gris"><text:span text:style-name="T312"> </text:span></text:span>1<text:span text:style-name="_5f_pointillés_20_gris"><text:span text:style-name="T312"> </text:span></text:span>=<text:span text:style-name="_5f_pointillés_20_gris"><text:span text:style-name="T312"> </text:span></text:span>5<text:span text:style-name="_5f_pointillés_20_gris"><text:span text:style-name="T312"> </text:span></text:span>+<text:span text:style-name="_5f_pointillés_20_gris"><text:span text:style-name="T312"> </text:span></text:span>1</text:p>
              <text:p text:style-name="P147">4<text:span text:style-name="T205">x</text:span><text:span text:style-name="_5f_pointillés_20_gris"><text:span text:style-name="T312"> </text:span></text:span>=<text:span text:style-name="_5f_pointillés_20_gris"><text:span text:style-name="T312"> </text:span></text:span>6</text:p>
              <text:p text:style-name="P148"><draw:frame draw:style-name="fr4" draw:name="Objet48" text:anchor-type="as-char" svg:width="0.728cm" svg:height="0.87cm" draw:z-index="43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_5f_pointillés_20_gris"><text:span text:style-name="T312"> </text:span></text:span><text:span text:style-name="T385">=</text:span><text:span text:style-name="_5f_pointillés_20_gris"><text:span text:style-name="T312"> </text:span></text:span><text:span text:style-name="T385"><draw:frame draw:style-name="fr4" draw:name="Objet49" text:anchor-type="as-char" svg:width="0.497cm" svg:height="0.873cm" draw:z-index="5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143"><text:span text:style-name="_5f_pointillés_20_gris"><text:span text:style-name="T310">x </text:span></text:span><text:span text:style-name="_5f_pointillés_20_gris"><text:span text:style-name="T298">=</text:span></text:span><text:span text:style-name="_5f_pointillés_20_gris"><text:span text:style-name="T310"> </text:span></text:span><text:span text:style-name="_5f_pointillés_20_gris"><text:span text:style-name="T298">1,5</text:span></text:span></text:p>
            </text:list-header>
          </text:list>
        </text:list-item>
      </text:list>
      <text:list xml:id="list4094015577" text:style-name="L2">
        <text:list-item>
          <text:p text:style-name="P97"><draw:frame draw:style-name="fr5" draw:name="Objet13" text:anchor-type="as-char" svg:width="3.076cm" svg:height="0.928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</text:list>
      <text:list xml:id="list141258539780182" text:continue-list="list141258493203555" text:style-name="_5f_Numérotation_20_des_20_exercices_20_livrets">
        <text:list-item>
          <text:list>
            <text:list-header>
              <text:p text:style-name="P91"><text:span text:style-name="T385"><draw:frame draw:style-name="fr4" draw:name="Objet50" text:anchor-type="as-char" svg:width="0.721cm" svg:height="0.873cm" draw:z-index="4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_5f_pointillés_20_gris"><text:span text:style-name="T312"> </text:span></text:span><text:span text:style-name="_5f_Correction_5f_surligné"><text:span text:style-name="T374">−</text:span></text:span><text:span text:style-name="_5f_Correction_5f_surligné"><text:span text:style-name="T354"> </text:span></text:span><text:span text:style-name="_5f_Correction_5f_surligné"><draw:frame draw:style-name="fr4" draw:name="Objet51" text:anchor-type="as-char" svg:width="0.728cm" svg:height="0.87cm" draw:z-index="4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_5f_Correction_5f_surligné"><text:span text:style-name="T354"> </text:span></text:span><text:span text:style-name="_5f_Correction_5f_surligné">=</text:span><text:span text:style-name="_5f_Correction_5f_surligné"><text:span text:style-name="T354"> </text:span></text:span><text:span text:style-name="_5f_Correction_5f_surligné"><draw:frame draw:style-name="fr4" draw:name="Objet52" text:anchor-type="as-char" svg:width="0.953cm" svg:height="0.87cm" draw:z-index="4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_5f_Correction_5f_surligné"><text:span text:style-name="T354"> </text:span></text:span><text:span text:style-name="_5f_Correction_5f_surligné"><text:span text:style-name="T374">−</text:span></text:span><text:span text:style-name="_5f_pointillés_20_gris"><text:span text:style-name="T312"> </text:span></text:span><text:span text:style-name="T385"><draw:frame draw:style-name="fr4" draw:name="Objet54" text:anchor-type="as-char" svg:width="0.721cm" svg:height="0.873cm" draw:z-index="4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        <text:p text:style-name="P127">6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5<text:span text:style-name="T205">x</text:span><text:span text:style-name="_5f_pointillés_20_gris"><text:span text:style-name="T312"> </text:span></text:span>= 60<text:span text:style-name="T205">x</text:span><text:span text:style-name="_5f_Correction_5f_surligné"><text:span text:style-name="T354"> </text:span></text:span><text:span text:style-name="_5f_Correction_5f_surligné"><text:span text:style-name="T374">−</text:span></text:span><text:span text:style-name="_5f_pointillés_20_gris"><text:span text:style-name="T312"> </text:span></text:span>1</text:p>
              <text:p text:style-name="P127">6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5<text:span text:style-name="T205">x</text:span>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60<text:span text:style-name="T205">x</text:span><text:span text:style-name="_5f_pointillés_20_gris"><text:span text:style-name="T312"> </text:span></text:span>=<text:span text:style-name="_5f_pointillés_20_gris"><text:span text:style-name="T312"> </text:span></text:span>60<text:span text:style-name="T205">x</text:span><text:span text:style-name="_5f_pointillés_20_gris"><text:span text:style-name="T312"> </text:span></text:span><text:span text:style-name="_5f_Correction_5f_surligné"><text:span text:style-name="T374">−</text:span></text:span><text:span text:style-name="_5f_Correction_5f_surligné"><text:span text:style-name="T354"> </text:span></text:span><text:span text:style-name="_5f_Correction_5f_surligné">1</text:span><text:span text:style-name="_5f_Correction_5f_surligné"><text:span text:style-name="T354"> </text:span></text:span><text:span text:style-name="_5f_Correction_5f_surligné"><text:span text:style-name="T374">−</text:span></text:span><text:span text:style-name="_5f_pointillés_20_gris"><text:span text:style-name="T312"> </text:span></text:span>60<text:span text:style-name="T205">x</text:span></text:p>
              <text:p text:style-name="P127">6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65<text:span text:style-name="T205">x</text:span><text:span text:style-name="_5f_pointillés_20_gris"><text:span text:style-name="T312"> </text:span></text:span>=<text:span text:style-name="_5f_pointillés_20_gris"><text:span text:style-name="T312"> </text:span></text:span><text:span text:style-name="_5f_Correction_5f_surligné"><text:span text:style-name="T374">−</text:span></text:span>1</text:p>
              <text:p text:style-name="P127">6<text:span text:style-name="_5f_pointillés_20_gris"><text:span text:style-name="T312"> </text:span></text:span><text:span text:style-name="_5f_Correction_5f_surligné"><text:span text:style-name="T374">−</text:span></text:span><text:span text:style-name="_5f_Correction_5f_surligné"><text:span text:style-name="T354"> </text:span></text:span>65<text:span text:style-name="T205">x</text:span>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6<text:span text:style-name="_5f_pointillés_20_gris"><text:span text:style-name="T312"> </text:span></text:span>=<text:span text:style-name="_5f_pointillés_20_gris"><text:span text:style-name="T312"> </text:span></text:span><text:span text:style-name="_5f_Correction_5f_surligné"><text:span text:style-name="T374">−</text:span></text:span><text:span text:style-name="_5f_Correction_5f_surligné">1</text:span><text:span text:style-name="_5f_Correction_5f_surligné"><text:span text:style-name="T354"> </text:span></text:span><text:span text:style-name="_5f_Correction_5f_surligné"><text:span text:style-name="T374">−</text:span></text:span><text:span text:style-name="_5f_Correction_5f_surligné"><text:span text:style-name="T354"> </text:span></text:span><text:span text:style-name="_5f_Correction_5f_surligné">6</text:span></text:p>
              <text:p text:style-name="P127"><text:span text:style-name="_5f_Correction_5f_surligné"><text:span text:style-name="T374">−</text:span></text:span>65<text:span text:style-name="_5f_pointillés_20_gris"><text:span text:style-name="T312"> </text:span></text:span><text:span text:style-name="T205">x</text:span><text:span text:style-name="_5f_pointillés_20_gris"><text:span text:style-name="T312"> </text:span></text:span>=<text:span text:style-name="_5f_pointillés_20_gris"><text:span text:style-name="T312"> </text:span></text:span><text:span text:style-name="_5f_Correction_5f_surligné"><text:span text:style-name="T374">−</text:span></text:span><text:span text:style-name="_5f_pointillés_20_gris"><text:span text:style-name="T312"> </text:span></text:span>7</text:p>
              <text:p text:style-name="P127"><draw:frame draw:style-name="fr4" draw:name="Objet55" text:anchor-type="as-char" svg:width="1.461cm" svg:height="0.887cm" draw:z-index="49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_5f_pointillés_20_gris"><text:span text:style-name="T312"> </text:span></text:span>=<text:span text:style-name="_5f_pointillés_20_gris"><text:span text:style-name="T312"> </text:span></text:span><draw:frame draw:style-name="fr4" draw:name="Objet56" text:anchor-type="as-char" svg:width="1.461cm" svg:height="0.88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 <text:s/><text:span text:style-name="T391">donc <text:s/></text:span><text:span text:style-name="_5f_pointillés_20_gris"><text:span text:style-name="T140">x</text:span></text:span><text:span text:style-name="_5f_pointillés_20_gris"><text:span text:style-name="T312"> </text:span></text:span><text:span text:style-name="_5f_pointillés_20_gris"><text:span text:style-name="T141">= </text:span></text:span><text:span text:style-name="_5f_pointillés_20_gris"><text:span text:style-name="T141"><draw:frame draw:style-name="fr4" draw:name="Objet53" text:anchor-type="as-char" svg:width="0.721cm" svg:height="0.873cm" draw:z-index="4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imes New Roman5" svg:font-family="'Times New Roman'" style:font-pitch="variable" style:font-charset="x-symbol"/>
    <style:font-face style:name="Wingdings1" svg:font-family="Wingdings" style:font-adornments="cursiva" style:font-pitch="variable" style:font-charset="x-symbol"/>
    <style:font-face style:name="Times New Roman3" svg:font-family="'Times New Roman'" style:font-family-generic="roman" style:font-pitch="variable" style:font-charset="x-symbol"/>
    <style:font-face style:name="OpenSymbol1" svg:font-family="OpenSymbol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SimSun2" svg:font-family="SimSun" style:font-family-generic="swiss" style:font-pitch="variable"/>
    <style:font-face style:name="Times New Roman4" svg:font-family="'Times New Roman'" style:font-family-generic="swiss" style:font-pitch="variable"/>
    <style:font-face style:name="Wingdings" svg:font-family="Wingdings" style:font-adornments="Roman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orrection_20_surlignée" style:display-name="_correction surlignée" style:family="text">
      <style:text-properties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Bold_5f_niv2" style:num-prefix=" " style:num-suffix=" " style:num-format="a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number text:level="3" text:style-name="Bold_5f_niv2" style:num-prefix=" " style:num-format="a">
        <style:list-level-properties text:min-label-distance="0.3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d7e12c" loext:opacity="100%" style:font-name="Bitstream Vera Sans1" fo:font-size="16pt" fo:font-style="normal" fo:text-shadow="none" fo:font-weight="bold" officeooo:rsid="003afe4d" officeooo:paragraph-rsid="005bbf66" style:font-size-asian="16pt" style:font-style-asian="normal" style:font-size-complex="16pt" style:font-style-complex="normal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039b65c" officeooo:paragraph-rsid="005bbf66" fo:background-color="transparent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line text:anchor-type="paragraph" draw:z-index="20" draw:name="Forme3" draw:style-name="Mgr2" draw:text-style-name="MP24" svg:x1="10.823cm" svg:y1="0.36cm" svg:x2="20.496cm" svg:y2="0.36cm"><text:p/></draw:line><draw:frame text:anchor-type="paragraph" draw:z-index="24" draw:name="Forme2" draw:style-name="Mgr3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Résoudre une équation</text:p>
      </style:header>
      <style:footer>
        <text:p text:style-name="MP26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55</text:page-number></text:p></draw:text-box></draw:frame><text:p text:style-name="MP29">Équations • A8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2T14:12:57.320000000</dc:date>
    <meta:editing-duration>PT11H54M6S</meta:editing-duration>
    <meta:editing-cycles>101</meta:editing-cycles>
    <meta:generator>LibreOffice/7.1.1.2$Windows_X86_64 LibreOffice_project/fe0b08f4af1bacafe4c7ecc87ce55bb426164676</meta:generator>
    <dc:subject>fraction-nombre </dc:subject>
    <dc:title>A3_5 série 1 </dc:title>
    <meta:document-statistic meta:table-count="2" meta:image-count="0" meta:object-count="45" meta:page-count="3" meta:paragraph-count="236" meta:word-count="1471" meta:character-count="5294" meta:non-whitespace-character-count="3588"/>
  </office:meta>
</office:document-meta>
</file>

<file path=Object 1/content.xml><?xml version="1.0" encoding="utf-8"?>
<math xmlns="http://www.w3.org/1998/Math/MathML" display="block">
  <semantics>
    <mfrac>
      <mn>7</mn>
      <mn>3</mn>
    </mfrac>
    <annotation encoding="StarMath 5.0">7 over 3</annotation>
  </semantics>
</math>
</file>

<file path=Object 10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 { 7 over 3} </annotation>
  </semantics>
</math>
</file>

<file path=Object 11/content.xml><?xml version="1.0" encoding="utf-8"?>
<math xmlns="http://www.w3.org/1998/Math/MathML" display="block">
  <semantics>
    <mstyle mathsize="10pt">
      <mrow>
        <mn>7</mn>
        <mrow>
          <mspace width="0.5em"/>
          <mo stretchy="false">×</mo>
          <mspace width="0.5em"/>
        </mrow>
        <mstyle mathsize="12pt">
          <mtext>m</mtext>
        </mstyle>
        <mrow>
          <mspace width="0.5em"/>
          <mo stretchy="false">=</mo>
          <mspace width="0.5em"/>
        </mrow>
        <mn>15</mn>
        <mspace width="2em"/>
        <mi>donc</mi>
        <mspace width="2em"/>
        <mstyle mathsize="12pt">
          <mtext>m</mtext>
        </mstyle>
        <mrow>
          <mspace width="0.5em"/>
          <mo stretchy="false">=</mo>
          <mspace width="0.5em"/>
        </mrow>
        <mstyle mathsize="10pt">
          <mfrac>
            <mn>15</mn>
            <mn>7</mn>
          </mfrac>
        </mstyle>
      </mrow>
    </mstyle>
    <annotation encoding="StarMath 5.0">size 10 {{7}`times`size 12{"m"}`=`{15} ~donc~ size 12{"m"}`=` size 10 { 15 over 7 }}</annotation>
  </semantics>
</math>
</file>

<file path=Object 12/content.xml><?xml version="1.0" encoding="utf-8"?>
<math xmlns="http://www.w3.org/1998/Math/MathML" display="block">
  <semantics>
    <mrow>
      <mstyle mathsize="12pt">
        <mtext>t</mtext>
      </mstyle>
      <mrow>
        <mspace width="0.5em"/>
        <mo stretchy="false">×</mo>
        <mspace width="0.5em"/>
      </mrow>
      <mn>5</mn>
      <mrow>
        <mspace width="0.5em"/>
        <mo stretchy="false">=</mo>
        <mspace width="0.5em"/>
      </mrow>
      <mn>3,5</mn>
      <mspace width="2em"/>
      <mi>donc</mi>
      <mspace width="2em"/>
      <mstyle mathsize="12pt">
        <mtext>t</mtext>
      </mstyle>
      <mrow>
        <mspace width="0.5em"/>
        <mo stretchy="false">=</mo>
        <mspace width="0.5em"/>
      </mrow>
      <mstyle mathsize="10pt">
        <mfrac>
          <mn>3,5</mn>
          <mn>5</mn>
        </mfrac>
      </mstyle>
      <mspace width="2em"/>
      <mi>donc</mi>
      <mspace width="2em"/>
      <mstyle mathsize="12pt">
        <mtext>t</mtext>
      </mstyle>
      <mrow>
        <mspace width="0.5em"/>
        <mo stretchy="false">=</mo>
        <mspace width="2.5em"/>
      </mrow>
      <mn>0,7</mn>
    </mrow>
    <annotation encoding="StarMath 5.0">size 12{"t"}`times`{5}`=`{3,5} ~donc~ size 12{"t"}`=` size 10 { 3,5 over 5 } ~donc~ size 12{"t"}`=`~0,7</annotation>
  </semantics>
</math>
</file>

<file path=Object 13/content.xml><?xml version="1.0" encoding="utf-8"?>
<math xmlns="http://www.w3.org/1998/Math/MathML" display="block">
  <semantics>
    <mrow>
      <mn>18</mn>
      <mstyle mathsize="12pt">
        <mtext>x</mtext>
      </mstyle>
      <mrow>
        <mspace width="0.5em"/>
        <mo stretchy="false">=</mo>
        <mspace width="0.5em"/>
      </mrow>
      <mn>29</mn>
      <mspace width="2em"/>
      <mi>donc</mi>
      <mspace width="2em"/>
      <mstyle mathsize="12pt">
        <mtext>x</mtext>
      </mstyle>
      <mrow>
        <mspace width="0.5em"/>
        <mo stretchy="false">=</mo>
        <mspace width="0.5em"/>
      </mrow>
      <mstyle mathsize="10pt">
        <mfrac>
          <mn>29</mn>
          <mn>18</mn>
        </mfrac>
      </mstyle>
    </mrow>
    <annotation encoding="StarMath 5.0">18size 12{"x"}`=`{29} ~donc~ size 12{"x"}`=` size 10 { 29 over 18 }</annotation>
  </semantics>
</math>
</file>

<file path=Object 14/content.xml><?xml version="1.0" encoding="utf-8"?>
<math xmlns="http://www.w3.org/1998/Math/MathML" display="block">
  <semantics>
    <mrow>
      <mstyle mathsize="12pt">
        <mtext>x</mtext>
      </mstyle>
      <mrow>
        <mspace width="0.5em"/>
        <mo stretchy="false">=</mo>
        <mspace width="0.5em"/>
      </mrow>
      <mstyle mathsize="10pt">
        <mfrac>
          <mn>5</mn>
          <mn>3</mn>
        </mfrac>
      </mstyle>
    </mrow>
    <annotation encoding="StarMath 5.0">size 12{"x"}`=` size 10 { 5 over 3 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</math:mn>
          <math:mn>5</math:mn>
        </math:mfrac>
      </math:mrow>
    </math:mstyle>
    <math:annotation math:encoding="StarMath 5.0">size 10{{7} over 5}</math:annotation>
  </math:semantics>
</math:math>
</file>

<file path=Object 16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2</mn>
      </mfrac>
      <mrow>
        <mspace width="0.5em"/>
        <mo stretchy="false">=</mo>
        <mspace width="0.5em"/>
      </mrow>
      <mfrac>
        <mn>4</mn>
        <mn>2</mn>
      </mfrac>
    </mrow>
    <annotation encoding="StarMath 5.0">{2{size 12 x}} over {2}`=`{4} over {2}</annotation>
  </semantics>
</math>
</file>

<file path=Object 17/content.xml><?xml version="1.0" encoding="utf-8"?>
<math xmlns="http://www.w3.org/1998/Math/MathML">
  <semantics>
    <mfrac>
      <mrow>
        <mi mathvariant="normal">−</mi>
        <mn>5</mn>
      </mrow>
      <mrow>
        <mi mathvariant="normal">−</mi>
        <mn>13</mn>
      </mrow>
    </mfrac>
    <annotation encoding="StarMath 5.0">{alignc {-5}over{-13}}</annotation>
  </semantics>
</math>
</file>

<file path=Object 18/content.xml><?xml version="1.0" encoding="utf-8"?>
<math xmlns="http://www.w3.org/1998/Math/MathML">
  <semantics>
    <mfrac>
      <mn>5</mn>
      <mn>13</mn>
    </mfrac>
    <annotation encoding="StarMath 5.0">{alignc {5}over{13}}</annotation>
  </semantics>
</math>
</file>

<file path=Object 19/content.xml><?xml version="1.0" encoding="utf-8"?>
<math xmlns="http://www.w3.org/1998/Math/MathML">
  <semantics>
    <mfrac>
      <mn>5</mn>
      <mn>13</mn>
    </mfrac>
    <annotation encoding="StarMath 5.0">{5} over {13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1 over {  3}</annotation>
  </semantics>
</math>
</file>

<file path=Object 20/content.xml><?xml version="1.0" encoding="utf-8"?>
<math xmlns="http://www.w3.org/1998/Math/MathML">
  <semantics>
    <mfrac>
      <mn>5</mn>
      <mn>13</mn>
    </mfrac>
    <annotation encoding="StarMath 5.0">{alignc {5}over{13}}</annotation>
  </semantics>
</math>
</file>

<file path=Object 21/content.xml><?xml version="1.0" encoding="utf-8"?>
<math xmlns="http://www.w3.org/1998/Math/MathML">
  <semantics>
    <mfrac>
      <mn>5</mn>
      <mn>13</mn>
    </mfrac>
    <annotation encoding="StarMath 5.0">{5} over {13}</annotation>
  </semantics>
</math>
</file>

<file path=Object 22/content.xml><?xml version="1.0" encoding="utf-8"?>
<math xmlns="http://www.w3.org/1998/Math/MathML">
  <semantics>
    <mfrac>
      <mrow>
        <mi mathvariant="normal">−</mi>
        <mn>40</mn>
      </mrow>
      <mn>13</mn>
    </mfrac>
    <annotation encoding="StarMath 5.0">{-40} over {13}</annotation>
  </semantics>
</math>
</file>

<file path=Object 23/content.xml><?xml version="1.0" encoding="utf-8"?>
<math xmlns="http://www.w3.org/1998/Math/MathML">
  <semantics>
    <mfrac>
      <mn>39</mn>
      <mn>13</mn>
    </mfrac>
    <annotation encoding="StarMath 5.0">{39} over {13}</annotation>
  </semantics>
</math>
</file>

<file path=Object 24/content.xml><?xml version="1.0" encoding="utf-8"?>
<math xmlns="http://www.w3.org/1998/Math/MathML" display="block">
  <semantics>
    <mrow>
      <mo stretchy="false">−</mo>
      <mfrac>
        <mn>1</mn>
        <mn>13</mn>
      </mfrac>
    </mrow>
    <annotation encoding="StarMath 5.0">-{{1} over {13}}</annotation>
  </semantics>
</math>
</file>

<file path=Object 25/content.xml><?xml version="1.0" encoding="utf-8"?>
<math xmlns="http://www.w3.org/1998/Math/MathML" display="block">
  <semantics>
    <mfrac>
      <mrow>
        <mn>5</mn>
        <mo stretchy="false">×</mo>
        <mn>5</mn>
      </mrow>
      <mn>13</mn>
    </mfrac>
    <annotation encoding="StarMath 5.0">5 times {5}over {13}</annotation>
  </semantics>
</math>
</file>

<file path=Object 26/content.xml><?xml version="1.0" encoding="utf-8"?>
<math xmlns="http://www.w3.org/1998/Math/MathML">
  <semantics>
    <mfrac>
      <mn>25</mn>
      <mn>13</mn>
    </mfrac>
    <annotation encoding="StarMath 5.0">{25} over {13}</annotation>
  </semantics>
</math>
</file>

<file path=Object 27/content.xml><?xml version="1.0" encoding="utf-8"?>
<math xmlns="http://www.w3.org/1998/Math/MathML">
  <semantics>
    <mfrac>
      <mn>26</mn>
      <mn>13</mn>
    </mfrac>
    <annotation encoding="StarMath 5.0">{26} over {13}</annotation>
  </semantics>
</math>
</file>

<file path=Object 28/content.xml><?xml version="1.0" encoding="utf-8"?>
<math xmlns="http://www.w3.org/1998/Math/MathML" display="block">
  <semantics>
    <mrow>
      <mo stretchy="false">−</mo>
      <mfrac>
        <mn>1</mn>
        <mn>13</mn>
      </mfrac>
    </mrow>
    <annotation encoding="StarMath 5.0">-{{1} over {13}}</annotation>
  </semantics>
</math>
</file>

<file path=Object 29/content.xml><?xml version="1.0" encoding="utf-8"?>
<math xmlns="http://www.w3.org/1998/Math/MathML" display="block">
  <semantics>
    <mfrac>
      <mn>48</mn>
      <mrow>
        <mn>4</mn>
        <mn>3</mn>
      </mrow>
    </mfrac>
    <annotation encoding="StarMath 5.0">{48} over {4
3}</annotation>
  </semantics>
</math>
</file>

<file path=Object 3/content.xml><?xml version="1.0" encoding="utf-8"?>
<math xmlns="http://www.w3.org/1998/Math/MathML" display="block">
  <semantics>
    <mfrac>
      <mn>7</mn>
      <mstyle color="purple">
        <mstyle mathvariant="bold">
          <mn>3</mn>
        </mstyle>
      </mstyle>
    </mfrac>
    <annotation encoding="StarMath 5.0">7 over {color purple bold 3}</annotation>
  </semantics>
</math>
</file>

<file path=Object 30/content.xml><?xml version="1.0" encoding="utf-8"?>
<math xmlns="http://www.w3.org/1998/Math/MathML" display="block">
  <semantics>
    <mrow>
      <mfrac>
        <mrow>
          <mn>2</mn>
          <mstyle mathsize="12pt">
            <mi>x</mi>
          </mstyle>
          <mrow>
            <mspace width="0.5em"/>
            <mo stretchy="false">×</mo>
            <mspace width="0.5em"/>
          </mrow>
          <mn>4</mn>
        </mrow>
        <mrow>
          <mn>3</mn>
          <mrow>
            <mspace width="0.5em"/>
            <mo stretchy="false">×</mo>
            <mspace width="0.5em"/>
          </mrow>
          <mn>4</mn>
        </mrow>
      </mfrac>
      <mrow>
        <mspace width="0.5em"/>
        <mo stretchy="false">+</mo>
        <mspace width="0.5em"/>
      </mrow>
      <mfrac>
        <mrow>
          <mn>5</mn>
          <mrow>
            <mspace width="0.5em"/>
            <mo stretchy="false">×</mo>
            <mspace width="0.5em"/>
          </mrow>
          <mn>12</mn>
        </mrow>
        <mrow>
          <mn>1</mn>
          <mrow>
            <mspace width="0.5em"/>
            <mo stretchy="false">×</mo>
            <mspace width="0.5em"/>
          </mrow>
          <mn>12</mn>
        </mrow>
      </mfrac>
      <mrow>
        <mspace width="0.5em"/>
        <mo stretchy="false">=</mo>
        <mspace width="0.5em"/>
      </mrow>
      <mfrac>
        <mrow>
          <mstyle mathsize="12pt">
            <mi>x</mi>
          </mstyle>
          <mrow>
            <mspace width="0.5em"/>
            <mo stretchy="false">×</mo>
            <mspace width="0.5em"/>
          </mrow>
          <mn>3</mn>
        </mrow>
        <mrow>
          <mn>4</mn>
          <mrow>
            <mspace width="0.5em"/>
            <mo stretchy="false">×</mo>
            <mspace width="0.5em"/>
          </mrow>
          <mn>3</mn>
        </mrow>
      </mfrac>
      <mrow>
        <mspace width="0.5em"/>
        <mo stretchy="false">+</mo>
        <mspace width="0.5em"/>
      </mrow>
      <mfrac>
        <mrow>
          <mn>1</mn>
          <mrow>
            <mspace width="0.5em"/>
            <mo stretchy="false">×</mo>
            <mspace width="0.5em"/>
          </mrow>
          <mn>6</mn>
        </mrow>
        <mrow>
          <mn>2</mn>
          <mrow>
            <mspace width="0.5em"/>
            <mo stretchy="false">×</mo>
            <mspace width="0.5em"/>
          </mrow>
          <mn>6</mn>
        </mrow>
      </mfrac>
    </mrow>
    <annotation encoding="StarMath 5.0">{2 {size 12 x}` times `4} over {3` times `4}`+`{5` times `12} over {1` times `12} ` =`{{size 12 x }` times `3} over {4` times `3} `+` {1`times `6} over {2`times `6}</annotation>
  </semantics>
</math>
</file>

<file path=Object 31/content.xml><?xml version="1.0" encoding="utf-8"?>
<math xmlns="http://www.w3.org/1998/Math/MathML" display="block">
  <semantics>
    <mrow>
      <mspace width="2em"/>
      <mfrac>
        <mrow>
          <mn>8</mn>
          <mstyle mathsize="12pt">
            <mi>x</mi>
          </mstyle>
        </mrow>
        <mn>12</mn>
      </mfrac>
      <mrow>
        <mspace width="0.5em"/>
        <mo stretchy="false">+</mo>
        <mspace width="0.5em"/>
      </mrow>
      <mfrac>
        <mn>60</mn>
        <mn>12</mn>
      </mfrac>
      <mrow>
        <mspace width="0.5em"/>
        <mo stretchy="false">=</mo>
        <mspace width="0.5em"/>
      </mrow>
      <mfrac>
        <mrow>
          <mn>3</mn>
          <mstyle mathsize="12pt">
            <mi>x</mi>
          </mstyle>
        </mrow>
        <mn>12</mn>
      </mfrac>
      <mrow>
        <mspace width="0.5em"/>
        <mo stretchy="false">+</mo>
        <mspace width="0.5em"/>
      </mrow>
      <mfrac>
        <mn>6</mn>
        <mn>12</mn>
      </mfrac>
    </mrow>
    <annotation encoding="StarMath 5.0">~{8 {size 12 x}} over {12}`+`{60} over {12} ` =`{3{size 12 x }} over {12} `+` {6} over {12}</annotation>
  </semantics>
</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4x</math:mn>
      <math:mn>10</math:mn>
    </math:mfrac>
    <math:annotation math:encoding="StarMath 5.0">{4x} over {10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0</math:mn>
    </math:mfrac>
    <math:annotation math:encoding="StarMath 5.0">{1} over {10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0</math:mn>
    </math:mfrac>
    <math:annotation math:encoding="StarMath 5.0">{5} over {10}</math:annotation>
  </math:semantics>
</math:math>
</file>

<file path=Object 35/content.xml><?xml version="1.0" encoding="utf-8"?>
<math xmlns="http://www.w3.org/1998/Math/MathML" display="block">
  <semantics>
    <mfrac>
      <mrow>
        <mn>4</mn>
        <mi>x</mi>
      </mrow>
      <mn>4</mn>
    </mfrac>
    <annotation encoding="StarMath 5.0">{4x} over {4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4</math:mn>
    </math:mfrac>
    <math:annotation math:encoding="StarMath 5.0">{6} over {4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65</math:mn>
    </math:mfrac>
    <math:annotation math:encoding="StarMath 5.0">{7} over {65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5</math:mn>
    </math:mfrac>
    <math:annotation math:encoding="StarMath 5.0">{6} over {15}</math:annotation>
  </math:semantics>
</math:math>
</file>

<file path=Object 39/content.xml><?xml version="1.0" encoding="utf-8"?>
<math xmlns="http://www.w3.org/1998/Math/MathML" display="block">
  <semantics>
    <mfrac>
      <mrow>
        <mn>5</mn>
        <mi>x</mi>
      </mrow>
      <mn>15</mn>
    </mfrac>
    <annotation encoding="StarMath 5.0">{5x} over {15}</annotation>
  </semantics>
</math>
</file>

<file path=Object 4/content.xml><?xml version="1.0" encoding="utf-8"?>
<math xmlns="http://www.w3.org/1998/Math/MathML" display="block">
  <semantics>
    <mrow>
      <mn>7</mn>
      <mrow>
        <mspace width="0.5em"/>
        <mo stretchy="false">×</mo>
        <mspace width="0.5em"/>
      </mrow>
      <mstyle mathsize="12pt">
        <mtext>m</mtext>
      </mstyle>
      <mrow>
        <mspace width="0.5em"/>
        <mo stretchy="false">=</mo>
        <mspace width="0.5em"/>
      </mrow>
      <mn>15</mn>
    </mrow>
    <annotation encoding="StarMath 5.0">{7}`times`size 12{"m"}`=`{15}</annotation>
  </semantics>
</math>
</file>

<file path=Object 40/content.xml><?xml version="1.0" encoding="utf-8"?>
<math xmlns="http://www.w3.org/1998/Math/MathML" display="block">
  <semantics>
    <mfrac>
      <mrow>
        <mn>60</mn>
        <mi>x</mi>
      </mrow>
      <mn>15</mn>
    </mfrac>
    <annotation encoding="StarMath 5.0">{60x} over {15}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5</math:mn>
    </math:mfrac>
    <math:annotation math:encoding="StarMath 5.0">{1} over {15}</math:annotation>
  </math:semantics>
</math:math>
</file>

<file path=Object 42/content.xml><?xml version="1.0" encoding="utf-8"?>
<math xmlns="http://www.w3.org/1998/Math/MathML" display="block">
  <semantics>
    <mrow>
      <mi>–</mi>
      <mfrac>
        <mrow>
          <mn>65</mn>
          <mi>x</mi>
        </mrow>
        <mrow>
          <mo fence="true" form="prefix" stretchy="false">(</mo>
          <mrow>
            <mrow>
              <mi>–</mi>
              <mn>65</mn>
            </mrow>
          </mrow>
          <mo fence="true" form="postfix" stretchy="false">)</mo>
        </mrow>
      </mfrac>
    </mrow>
    <annotation encoding="StarMath 5.0">–{65x} over (–{65})</annotation>
  </semantics>
</math>
</file>

<file path=Object 43/content.xml><?xml version="1.0" encoding="utf-8"?>
<math xmlns="http://www.w3.org/1998/Math/MathML" display="block">
  <semantics>
    <mrow>
      <mi>–</mi>
      <mfrac>
        <mn>7</mn>
        <mrow>
          <mo fence="true" form="prefix" stretchy="false">(</mo>
          <mrow>
            <mrow>
              <mi>–</mi>
              <mn>65</mn>
            </mrow>
          </mrow>
          <mo fence="true" form="postfix" stretchy="false">)</mo>
        </mrow>
      </mfrac>
    </mrow>
    <annotation encoding="StarMath 5.0">–{7} over (–{65})</annotation>
  </semantics>
</math>
</file>

<file path=Object 4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 { {1} over {2} }</annotation>
  </semantics>
</math>
</file>

<file path=Object 45/content.xml><?xml version="1.0" encoding="utf-8"?>
<math xmlns="http://www.w3.org/1998/Math/MathML" display="block">
  <semantics>
    <mstyle mathsize="10pt">
      <mfrac>
        <mn>21</mn>
        <mn>7</mn>
      </mfrac>
    </mstyle>
    <annotation encoding="StarMath 5.0">size 10 {{21} over {7} }</annotation>
  </semantics>
</math>
</file>

<file path=Object 5/content.xml><?xml version="1.0" encoding="utf-8"?>
<math xmlns="http://www.w3.org/1998/Math/MathML" display="block">
  <semantics>
    <mrow>
      <mstyle mathsize="12pt">
        <mtext>t</mtext>
      </mstyle>
      <mrow>
        <mspace width="0.5em"/>
        <mo stretchy="false">×</mo>
        <mspace width="0.5em"/>
      </mrow>
      <mn>5</mn>
      <mrow>
        <mspace width="0.5em"/>
        <mo stretchy="false">=</mo>
        <mspace width="0.5em"/>
      </mrow>
      <mn>3,5</mn>
    </mrow>
    <annotation encoding="StarMath 5.0">size 12{"t"}`times`{5}`=`{3,5}</annotation>
  </semantics>
</math>
</file>

<file path=Object 6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2</mn>
      </mfrac>
      <mrow>
        <mspace width="0.5em"/>
        <mo stretchy="false">=</mo>
        <mspace width="0.5em"/>
      </mrow>
      <mfrac>
        <mn>12</mn>
        <mn>2</mn>
      </mfrac>
    </mrow>
    <annotation encoding="StarMath 5.0">{2 size 12 {x}} over 2`=` 12 over 2</annotation>
  </semantics>
</math>
</file>

<file path=Object 7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3</mn>
      </mfrac>
      <mspace width="0.5em"/>
      <mi mathvariant="normal">@</mi>
      <mspace width="0.5em"/>
      <mn>5</mn>
      <mrow>
        <mspace width="0.5em"/>
        <mo stretchy="false">=</mo>
        <mspace width="0.5em"/>
      </mrow>
      <mfrac>
        <mstyle mathsize="12pt">
          <mi>x</mi>
        </mstyle>
        <mn>4</mn>
      </mfrac>
      <mspace width="0.5em"/>
      <mi mathvariant="normal">@</mi>
      <mspace width="0.5em"/>
      <mfrac>
        <mn>1</mn>
        <mn>2</mn>
      </mfrac>
    </mrow>
    <annotation encoding="StarMath 5.0">{2 {size 12 x}} over 3` %UxE083 `5` =`{size 12 x } over 4` %UxE083 `1 over 2</annotation>
  </semantics>
</math>
</file>

<file path=Object 8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5</mn>
      </mfrac>
      <mrow>
        <mspace width="0.5em"/>
        <mo stretchy="false">−</mo>
        <mspace width="0.5em"/>
      </mrow>
      <mfrac>
        <mn>1</mn>
        <mn>10</mn>
      </mfrac>
      <mrow>
        <mspace width="0.5em"/>
        <mo stretchy="false">=</mo>
        <mspace width="0.5em"/>
      </mrow>
      <mfrac>
        <mn>1</mn>
        <mn>2</mn>
      </mfrac>
    </mrow>
    <annotation encoding="StarMath 5.0">{2 size 12 {x}} over 5 `- `1 over 10` =` 1 over 2</annotation>
  </semantics>
</math>
</file>

<file path=Object 9/content.xml><?xml version="1.0" encoding="utf-8"?>
<math xmlns="http://www.w3.org/1998/Math/MathML" display="block">
  <semantics>
    <mrow>
      <mfrac>
        <mn>2</mn>
        <mn>5</mn>
      </mfrac>
      <mrow>
        <mspace width="0.5em"/>
        <mo stretchy="false">−</mo>
        <mspace width="0.5em"/>
      </mrow>
      <mfrac>
        <mstyle mathsize="12pt">
          <mi>x</mi>
        </mstyle>
        <mn>3</mn>
      </mfrac>
      <mrow>
        <mspace width="0.5em"/>
        <mo stretchy="false">=</mo>
        <mspace width="0.5em"/>
      </mrow>
      <mn>4</mn>
      <mstyle mathsize="12pt">
        <mi>x</mi>
      </mstyle>
      <mspace width="0.5em"/>
      <mi mathvariant="normal">@</mi>
      <mspace width="0.5em"/>
      <mfrac>
        <mrow>
          <mo stretchy="false">−</mo>
          <mn>1</mn>
        </mrow>
        <mn>15</mn>
      </mfrac>
    </mrow>
    <annotation encoding="StarMath 5.0">2 over 5 `-` {size 12 x} over 3 `=`4{size 12 x}` %UxE083 `{-1} over 15</annotation>
  </semantics>
</math>
</file>